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SD Gothic Neo" svg:font-family="Apple SD Gothic Neo"/>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P3" style:family="paragraph" style:parent-style-name="Standard">
      <style:text-properties style:font-name="LiHei Pro" fo:font-size="12.0pt"/>
    </style:style>
    <style:style style:name="P4" style:family="paragraph" style:parent-style-name="Standard">
      <style:paragraph-properties fo:margin-bottom="0.1667in"/>
      <style:text-properties style:font-name="Songti TC" fo:font-size="12.0pt" fo:background-color="#e0e0e0"/>
    </style:style>
    <style:style style:name="P5" style:family="paragraph" style:parent-style-name="Standard">
      <style:paragraph-properties fo:margin-bottom="0.1667in"/>
      <style:text-properties style:font-name="Times" fo:font-size="12.0pt" fo:background-color="#e0e0e0"/>
    </style:style>
    <style:style style:name="P6" style:family="paragraph" style:parent-style-name="Standard">
      <style:paragraph-properties fo:margin-bottom="0.1667in"/>
      <style:text-properties style:font-name="Times"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4" style:family="text">
      <style:text-properties style:font-name="Apple SD Gothic Neo"/>
    </style:style>
    <style:style style:name="TableColumn1" style:family="table-column">
      <style:table-column-properties style:column-width="3.4625in" style:rel-column-width="32767*"/>
    </style:style>
  </office:automatic-styles>
  <office:body>
    <office:text>
      <text:p text:style-name="P1"><text:span text:style-name="T1">陳真</text:span><text:s/>  |  2017.10.31 02:48   |   <text:a xlink:type="simple" xlink:href="http://palinfo.habago.org/Entry?Command=Information_PrintForum&amp;iPage=117#FORUM36230"><text:span text:style-name="T2">#</text:span></text:a></text:p>
      <text:p text:style-name="P2">預設四，<text:span text:style-name="T3"> <text:line-break/><text:line-break/><text:line-break/>1999</text:span>年，在劍橋某個哲學討論群上，我寫過一篇文字叫<text:span text:style-name="T3">dogmatism(</text:span>獨斷主義<text:span text:style-name="T3">)</text:span>。簡單的文字，卻引起許多討論。雖說獨斷，但此獨斷非彼獨斷，我講的並不是康德所批評的那樣一種充滿理性精神的所謂獨斷主義。我指的是一種荒唐透了頂冒了泡的教條主義，英文寫起來都是<text:span text:style-name="T3">dogmatism</text:span>，但其理性內涵恰恰南轅北轍，一是抬舉理性，發揮極致，一則是腦袋進了水。為了避免混淆，我姑且還是把腦子進水的獨斷主義稱呼為教條主義。<text:span text:style-name="T3"> <text:line-break/><text:line-break/></text:span>哲學文字難免抽象，但道理其實很簡單，就如維根斯坦所說，三歲小孩也能懂，大約可以如此打個比方：<text:span text:style-name="T3"> <text:line-break/><text:line-break/></text:span>假設有個人嘴裏一直喊著說他主張<text:span text:style-name="T3">38</text:span>，然後問你同不同意，同意就是友，不同意便是敵。你必然一頭霧水？<text:span text:style-name="T3">what do you mean by 38? </text:span>這是在玩哪一齣呢？什麼<text:span text:style-name="T3"><text:s/>38</text:span>？如果這是一種算數，那你總得先告訴我你的演算式子是什麼，我才能判斷<text:span text:style-name="T3">38</text:span>這個答案對不對，我總不能沒頭沒腦就擁護一組數字吧？但是，教條主義就是這樣，答案早已<text:span text:style-name="T3"><text:s/>"</text:span>預先<text:span text:style-name="T3">" </text:span>設定，剩下的就只是支持或不支持的問題了。<text:span text:style-name="T3"> <text:line-break/><text:line-break/></text:span>我這項<text:span text:style-name="T3"><text:s/>"</text:span>腦殘式獨斷主義<text:span text:style-name="T3">" </text:span>的發明，純粹是從島內生活中淬鍊而來。也許局外人會納悶，真有這麼蠢的嗎？偏偏就是有。不但有，而且還盛產，你倒是應該倒過來問：究竟有多少人不是一個獨斷主義或教條主義者？恐怕為數極少。<text:span text:style-name="T3"> <text:line-break/><text:line-break/></text:span>人們腦子<text:span text:style-name="T3"><text:s/>"</text:span>預設<text:span text:style-name="T3">" </text:span>了許多顛撲不破的<text:span text:style-name="T3"><text:s/>"</text:span>真理<text:span text:style-name="T3">"</text:span>，做為一切議論與思維的基礎與前提，但你是不是該先問一下自己，這些<text:span text:style-name="T3"><text:s/>"</text:span>真理<text:span text:style-name="T3">" </text:span>究竟從何而來？是你自己深思熟慮之後的定見嗎？還是別人用各種神不知鬼不覺的詐欺手段把它塞進你的腦子裏？就好像機器人被植入預設程式那樣。它究竟憑什麼是一種顛撲不破的真理？或者換個比較委婉的方式說：究竟它是在什麼樣的意義上足以成為一種<text:span text:style-name="T3"><text:s/>"</text:span>預設<text:span text:style-name="T3">" </text:span>的結論或思考架構？<text:span text:style-name="T3"> <text:line-break/><text:line-break/></text:span>維根斯坦曾經說過一段話，深得我心，很感動，那其實也是我心裏常發出的一個痛苦吶喊。用我的話來說大約是這樣：<text:span text:style-name="T3"> <text:line-break/><text:line-break/></text:span>假若句子可以窮盡，假若我們可以把世上所有句子寫完，列成一張很長的清單。倘若有人可以指著清單上面的各種句子，表明其意而不產生概念衝突，那麼，我將無話可說。即便他得出的定見或結論與我不同，我也沒什麼話好說了。</text:p>
      <text:p text:style-name="P3"/>
      <text:p text:style-name="P1"><text:span text:style-name="T1">陳真</text:span><text:s/>  |  2017.10.30 09:28   |   <text:a xlink:type="simple" xlink:href="http://palinfo.habago.org/Entry?Command=Information_PrintForum&amp;iPage=118#FORUM36229"><text:span text:style-name="T2">#</text:span></text:a></text:p>
      <text:p text:style-name="P2">西方的所謂民主自由就像月亮，初一十五不一樣，就像彈性褲襪，彈性得很，幾百種標準，何止兩種。見人說人話，見鬼說鬼話，利益之所在，標準之所在。<text:span text:style-name="T3"> <text:line-break/><text:line-break/></text:span>至於所謂什麼人民神聖的自決意志，更是鬼話連篇。加泰隆尼亞不是大多數人都已經公投通過要從西班牙獨立、並且也宣佈獨立了嗎，結果呢，西方社會和歐盟卻全部跳出來反對。今天要是中國哪個省份說要獨立，西方社會馬上輸送軍火彈藥，進一步擴大動亂，發動內戰，製造血流成河，死越多越好，越亂他越開心，然後會透過主流媒體宣揚說這是人民爭取民主自由的偉大神聖之舉。<text:span text:style-name="T3"> <text:line-break/><text:line-break/></text:span>陳真<text:span text:style-name="T3"><text:s/>2017. 10. 30. <text:line-break/><text:line-break/>====================== <text:line-break/>https://goo.gl/uZVxBW <text:line-break/><text:line-break/></text:span>挺兩岸統一將加入中共　北京台生：西方民主雙重標準<text:span text:style-name="T3"> <text:line-break/><text:line-break/>2017/10/29 <text:line-break/><text:line-break/></text:span>大陸中心／綜合報導<text:span text:style-name="T3"> <text:line-break/><text:line-break/></text:span>在北京大學攻讀博士的台灣學生王裕慶，表態明年將正式向中共提出入黨申請，對於為何如此堅定支持兩岸統一，他說自己在加拿大生活<text:span text:style-name="T3">20</text:span>年，曾親歷加拿大魁北克省尋求獨立的過程，認為「西方國家對民主、自由和獨立持雙重標準」。<text:span text:style-name="T3"> <text:line-break/><text:line-break/></text:span>▲北京大學攻讀博士的台灣學生王裕慶。（圖／翻攝自台海網）<text:span text:style-name="T3"> <text:line-break/><text:line-break/></text:span>香港《明報》報導，現年<text:span text:style-name="T3">39</text:span>歲的王裕慶出生於新北市新店區，爺爺是抗戰老兵，父母也在台灣政府機構工作，他自述「我的小學和中學都是在台灣讀的，後來李登輝執政，家裡覺得李登輝的去中國化對家庭有不良影響，於是爸媽就把我和哥哥先後送到加拿大讀書。」<text:span text:style-name="T3"> <text:line-break/><text:line-break/></text:span>王裕慶在加拿大唸書時，遇到加拿大魁北克省的獨立運動，他說「很多人都會認為西方很自由，會任由你去搞獨立，這（印象）是錯的」，美國批評中國在西藏建設高鐵，但是美國當初建鐵路時也經過很多印第安人的保留地。<text:span text:style-name="T3"> <text:line-break/><text:line-break/></text:span>王裕慶主張兩岸統一，過去多次接受陸媒專訪，疾呼兩岸統一，還曾說過「要做祖國偉大復興的參與者」。</text:p>
      <text:p text:style-name="P1"><text:span text:style-name="T1">陳真</text:span><text:s/>  |  2017.10.30 09:08   |   <text:a xlink:type="simple" xlink:href="http://palinfo.habago.org/Entry?Command=Information_PrintForum&amp;iPage=118#FORUM36228"><text:span text:style-name="T2">#</text:span></text:a></text:p>
      <text:p text:style-name="P4">很可能三、五年後這些都不再是新聞，而只是一種普通常識與趨勢。人渣黨的離譜謊言是絕對撐不久的，西方那一套所謂民主自由的鬼話也一樣，人們遲早會看出它的真相。人若不是向著正義的方向走，也會向著利益飛奔，這事就像河流要奔向大海一樣，槍炮也攔不住。<text:span text:style-name="T3"> <text:line-break/><text:line-break/></text:span>陳真<text:span text:style-name="T3"><text:s/>2017. 10. 30. <text:line-break/><text:line-break/>=============== <text:line-break/></text:span>【小島鮭魚奔大國】北大台籍博士生：中國比西方先進<text:span text:style-name="T3"><text:s/></text:span>台胞都想投共<text:span text:style-name="T3"> <text:line-break/><text:line-break/></text:span>上報快訊<text:span text:style-name="T3"> <text:line-break/><text:line-break/>2017</text:span>年<text:span text:style-name="T3">10</text:span>月<text:span text:style-name="T3">29</text:span>日<text:span text:style-name="T3"> <text:line-break/><text:line-break/></text:span>中國<text:span text:style-name="T3">19</text:span>大期間，出身高雄的「台灣代表」盧麗安在鏡頭前大方地分享她心嚮中國的殷切之情，引發台媒廣泛討論；而在中國北京大學攻讀博士的台籍學生王裕慶在接受港媒採訪時表示，自己也打算在明年向中共提出入黨申請，更曾不避諱的表示，想當「祖國」偉大復興的參與者。<text:span text:style-name="T3"> <text:line-break/><text:line-break/></text:span>據港媒《明報》報導，在北大國際關係學院台灣研究院讀博士的王裕慶，現年<text:span text:style-name="T3">39</text:span>歲。他指出身邊在北京的台灣朋友，很多都對中共的理念抱着認同的態度。他更認為，中共的政策對於老百姓有實際幫助，「不論是在管理上還是制度的發展上，中國特色社會主義都比西方國家體制先進。」<text:span text:style-name="T3"> <text:line-break/><text:line-break/></text:span>王裕慶聲稱，「在中國工作的台胞對於中共逐漸了解，愈來愈多人有意加入中共」，強調自己也將在<text:span text:style-name="T3">2016</text:span>年<text:span text:style-name="T3">2</text:span>月參加中共黨課教育，並準備向北大黨委提交入黨申請書。<text:span text:style-name="T3"> <text:line-break/><text:line-break/></text:span>王裕慶認為，現在兩岸民眾對彼此都抱有偏見，指出：「大陸人看到台灣人第一感覺是，沒有國際觀、不了解抗戰，只知道小確幸、只知道偷懶，沒有辦法做事；台灣對大陸的偏見是，落後、不民主、講話很兇。」<text:span text:style-name="T3"> <text:line-break/><text:line-break/></text:span>但娶了中國籍妻子的王裕慶表示，相信這些問題將隨着「兩岸融合發展」有所改觀，更聲稱「相信大陸將協助台胞解決生活中雞毛蒜皮的限制。」<text:span text:style-name="T3"> <text:line-break/><text:line-break/>==================== <text:line-break/></text:span>北大台生入共黨<text:span text:style-name="T3"><text:s/></text:span>恐被罰<text:span text:style-name="T3">10-50</text:span>萬元<text:span text:style-name="T3"> <text:line-break/><text:line-break/>2017</text:span>年<text:span text:style-name="T3">10</text:span>月<text:span text:style-name="T3">30</text:span>日<text:span text:style-name="T3"> <text:line-break/><text:line-break/></text:span>中國時報【楊家鑫、林志成╱台北報導】<text:span text:style-name="T3"> <text:line-break/><text:line-break/></text:span>台灣出生的中共十九大代表盧麗安近日引起兩岸熱議，北大台生王裕慶受訪表示，自己也打算在明年正式向中共提出入黨申請。對此，陸委會表示，台灣一般民眾加入中國共產黨，違反了《兩岸人民關係條例》第<text:span text:style-name="T3">33</text:span>條第<text:span text:style-name="T3">2</text:span>項「台灣地區人民不得擔任大陸地區黨務、軍事、行政或具政治性機關（構）、團體之職務或為其『成員』。」該台生恐被處以<text:span text:style-name="T3">10</text:span>萬以上<text:span text:style-name="T3">50</text:span>萬以下罰鍰。</text:p>
      <text:p text:style-name="P1"><text:span text:style-name="T1">陳真</text:span><text:s/>  |  2017.10.27 01:32   |   <text:a xlink:type="simple" xlink:href="http://palinfo.habago.org/Entry?Command=Information_PrintForum&amp;iPage=118#FORUM36227"><text:span text:style-name="T2">#</text:span></text:a></text:p>
      <text:p text:style-name="P2">預設三，<text:span text:style-name="T3"> <text:line-break/><text:line-break/></text:span>台灣人（或對岸同胞也一樣），超超超喜歡談政治。你不管寫什麼他統統看不見，也沒興趣看，看了也等於沒有看，但是，只要你一談起狹義上的所謂政治，哇！天啊！他的整個興致全來了！文章馬上傳遍四處，支持的，謾罵的，抹黑的，非常瘋狂。問題是，你怎麼可能全盤不懂卻又能懂得其中之一？或者說，如果你對我寫的所謂政治以外的東西缺乏興趣，那你又怎麼可能懂得那些所謂政治？我不相信有人光認識<text:span text:style-name="T3">abc</text:span>卻不認識其它<text:span text:style-name="T3">23</text:span>個英文字母卻又能懂得英文。<text:span text:style-name="T3"> <text:line-break/><text:line-break/></text:span>我好多這種朋友，每次他們打電話來我都很痛苦，往往不敢接，有一種痛不欲生的強烈折磨感，因為我知道他們又要我以<text:span text:style-name="T3"><text:s/>"</text:span>他們的<text:span text:style-name="T3">" </text:span>詭異方式或無腦方式來談政治了。可我怎麼可能以別人那樣一種方式來想事情呢？<text:span text:style-name="T3"> <text:line-break/><text:line-break/></text:span>政治當然不是不能談，問題是，你究竟是站在一種什麼樣的心態、信念及情感上去談它？即便是意義不大的島內政治當然也要關心，問題是，你是因為什麼樣的一種心態信念及情感因此而會想要去關心它？<text:span text:style-name="T3"> <text:line-break/><text:line-break/></text:span>絕大多數時候，我實在很不能明白，台灣人為何如此熱衷議論政治的同時，卻又幾乎對於構成政治的一切實質內涵完全缺乏興趣？彷彿政治只是一種內在徹底空洞的鬥爭遊戲。這就好像一個人非常熱衷於他所居住的房子的顏色，但是對於構成這間房子的一切實質內涵與功能卻完全不感興趣，包括房子是不是用紙糊的，有沒有打地基，會不會漏水，有沒有屋頂，會不會風一吹就倒，裡頭是不是有廁所，是不是乾淨，有沒有水電<text:span text:style-name="T3">……</text:span>等等等，完全不感興趣。<text:span text:style-name="T3"> <text:line-break/><text:line-break/></text:span>我常納悶，那些非常關心藍綠政治或統獨問題的朋友，你這麼關心政治，到底你是在關心政治的<text:span text:style-name="T3"><text:s/>“</text:span>什麼<text:span text:style-name="T3">”</text:span>？關心它的是非善惡內涵？關心它所可能帶來的利害後果？關心它的正義價值與正當性？關心它對眾人生命與生活的影響？如果這一切你統統不關心，那你到底是在關心哪門子的政治？天底下有這樣一種徹底空洞絕對虛無的政治嗎？<text:span text:style-name="T3"> <text:line-break/><text:line-break/></text:span>如果你真的關心政治，難道你有可能不關心生命不關心人？如果你真的關心政治，難道你有可能不關心有關正義與價值及是非利害的各種思考？難道你有可能抽離這一切卻又能關心政治？這不會太玄了一點嗎？我不關心一加一是否等於二，但我很關心算數？我不在乎善惡對錯，但我嫉惡如仇？<text:span text:style-name="T3"> <text:line-break/><text:line-break/></text:span>說穿了，台灣人其實是不關心政治的，但他卻很關心政治做為一種遊戲與鬥爭所帶來的低級樂趣與勝負結果，就好像關心一場電玩比賽那樣。人們不曾嚴肅看待政治，而是把它當成一種娛樂，一種不具任何實質內涵的比賽，一種與生命和生活無關的身外事。這也是為什麼經常有路人會覺得我們吃飽太閒，居然關心什麼巴勒斯坦什麼敘利亞、羅興亞。人們關心的是<text:span text:style-name="T3"><text:s/>"</text:span>誰<text:span text:style-name="T3">" </text:span>會出來參選這個那個，或是關心哪個名人講了什麼有趣的或刺激的鳥話，爆紅了！對之興趣非常高昂，跡近瘋狂。大家覺得這才是應有的關心政治的方式。<text:span text:style-name="T3"> <text:line-break/><text:line-break/></text:span>有這樣一種腦殘人民，還需要洗腦嗎？<text:span text:style-name="T3"> <text:line-break/><text:line-break/></text:span>今天，如果我拿起幾塊木頭，上面各自寫著<text:span text:style-name="T3"><text:s/>"</text:span>將<text:span text:style-name="T3">"</text:span>、<text:span text:style-name="T3">"</text:span>士<text:span text:style-name="T3">"</text:span>、<text:span text:style-name="T3">"</text:span>象<text:span text:style-name="T3">"</text:span>、<text:span text:style-name="T3">"</text:span>車<text:span text:style-name="T3">"</text:span>、<text:span text:style-name="T3">"</text:span>馬<text:span text:style-name="T3">"</text:span>、炮<text:span text:style-name="T3">" </text:span>等等，我問你，<text:span text:style-name="T3">"</text:span>將<text:span text:style-name="T3">" </text:span>大還是<text:span text:style-name="T3"><text:s/>"</text:span>士<text:span text:style-name="T3">" </text:span>大？你一定會說<text:span text:style-name="T3"><text:s/>"</text:span>將<text:span text:style-name="T3">" </text:span>比<text:span text:style-name="T3"><text:s/>"</text:span>士<text:span text:style-name="T3">" </text:span>大，你不會說：<text:span text:style-name="T3">"</text:span>我完全不知道你在說什麼？<text:span text:style-name="T3">" </text:span>我若問你，<text:span text:style-name="T3">"</text:span>炮<text:span text:style-name="T3">" </text:span>怎麼走？<text:span text:style-name="T3">"</text:span>馬<text:span text:style-name="T3">" </text:span>又是怎麼個走法？你一定會說<text:span text:style-name="T3"><text:s/>"</text:span>炮翻山<text:span text:style-name="T3">"</text:span>，<text:span text:style-name="T3">"</text:span>馬走拐<text:span text:style-name="T3">"</text:span>，你絕不會一頭霧水。為什麼？因為你知道我是在談論下棋。倘若今天有個外星人不小心迫降在咱們宇球上，他一定答不出來，除非他事先做過功課，知道宇球上有下棋這麼一回事。<text:span text:style-name="T3"> <text:line-break/><text:line-break/></text:span>換句話說，<text:span text:style-name="T3"><text:s/>"</text:span>將<text:span text:style-name="T3">"</text:span>、<text:span text:style-name="T3">"</text:span>士<text:span text:style-name="T3">"</text:span>、<text:span text:style-name="T3">"</text:span>象<text:span text:style-name="T3">"</text:span>、<text:span text:style-name="T3">"</text:span>車<text:span text:style-name="T3">"</text:span>、<text:span text:style-name="T3">"</text:span>馬<text:span text:style-name="T3">"</text:span>、炮<text:span text:style-name="T3">" </text:span>等等，統統是沒有意義的，除非隸屬於一套預設的、不證自明<text:span text:style-name="T3"><text:s/>(self -evident) </text:span>的思維架構<text:span text:style-name="T3"><text:s/>(</text:span>例如棋賽<text:span text:style-name="T3">)</text:span>，否則它就只是一塊塊木頭上面畫個線條符號而已，哪來翻山越嶺的能力或意義？你可以把這樣一套預設的思維架構或價值體系稱呼為<text:span text:style-name="T3"><text:s/>"</text:span>文法<text:span text:style-name="T3">" (</text:span>借用維根斯坦的詞<text:span text:style-name="T3">)</text:span>，唯有當你訴諸一套文法，你的一切語言方才取得意義，而在這意義也僅僅只是適用於背後這套文法。<text:span text:style-name="T3"> <text:line-break/><text:line-break/></text:span>由此你會發現，台灣人所熱衷的所謂政治，其實是<text:span text:style-name="T3"><text:s/>"</text:span>去文法<text:span text:style-name="T3">" </text:span>的，你實在很難理解他究竟是在關心政治的<text:span text:style-name="T3"><text:s/>"</text:span>什麼<text:span text:style-name="T3">"</text:span>？或者說，他恐怕連自己也搞不清楚自己所支持或反對的所謂政治背後那一套價值體系<text:span text:style-name="T3"><text:s/>(</text:span>或者說世界觀<text:span text:style-name="T3">) </text:span>究竟是什麼？似乎只是在一種<text:span text:style-name="T3"><text:s/>"</text:span>虛榮<text:span text:style-name="T3">"</text:span>、<text:span text:style-name="T3">"</text:span>爽<text:span text:style-name="T3">"</text:span>、<text:span text:style-name="T3">"</text:span>夯<text:span text:style-name="T3">"</text:span>、<text:span text:style-name="T3">"</text:span>流行<text:span text:style-name="T3">"</text:span>、<text:span text:style-name="T3">"</text:span>酷炫<text:span text:style-name="T3">"</text:span>、<text:span text:style-name="T3">"</text:span>特定顏色與教條<text:span text:style-name="T3">" </text:span>等等這樣一些不具任何實質內涵的東西上，隨著媒體炒作來回打轉，更不用說什麼不證自明的價值文法體系了。</text:p>
      <text:p text:style-name="P1"><text:span text:style-name="T1">陳真</text:span><text:s/>  |  2017.10.24 20:38   |   <text:a xlink:type="simple" xlink:href="http://palinfo.habago.org/Entry?Command=Information_PrintForum&amp;iPage=118#FORUM36226"><text:span text:style-name="T2">#</text:span></text:a></text:p>
      <text:p text:style-name="P4">最近跟幾位朋友去探望一位飽受癌症疼痛之苦的朋友。朋友問我，哪天我若罹癌怕不怕？他一邊問，一邊先替我回答了：<text:span text:style-name="T3">"</text:span>怕！一定會怕！因為真的很痛苦，再勇敢也會怕。<text:span text:style-name="T3">" </text:span>我說我不會怕，而且我不需要勇敢，我只要想到父母生前長年所承受的痛苦，我對自己的痛就根本沒感覺了，微不足道了，就像灑落大海的一滴淚水那樣微不足道。<text:span text:style-name="T3"> <text:line-break/><text:line-break/></text:span>我認為，比起人們<text:span text:style-name="T3"><text:s/>(</text:span>特別是無辜弱者<text:span text:style-name="T3">) </text:span>巨大的痛苦，純屬個人自身的所謂成就、才華、技藝或智慧與修行什麼的，統統都失去了光采，甚至毫無意義。<text:span text:style-name="T3"> <text:line-break/><text:line-break/></text:span>二十幾年前，我以據說是全台灣第二高分的成績通過專科醫師考試，而且應該是班上第一個取得專科醫師身份。當下剛考完就很得意，於是決定犒賞自己，一個人來到台北許昌街的<text:span text:style-name="T3"><text:s/>YMCA</text:span>有個吃到飽的餐廳，要價<text:span text:style-name="T3">199</text:span>元。這是我們當年個人飲食享受中的最高等級。記得第一次來此消費時，我一口氣就馬上先吃了六個布丁。平常是吃不起這種餐廳的，只能在路過時回頭多望上幾眼。除非有特別值得慶祝的日子，我們才會來這邊花大錢吃上一頓。<text:span text:style-name="T3"> <text:line-break/><text:line-break/></text:span>那一天考完試，自信應該是考了滿分，題目簡單到簡直就是在侮辱我的學問。既然都已經滿分了，考試結果還會不通過嗎？於是一個人來此提前自己慶祝自己從此人生脫離考試的苦海，準備大快朵頤。但就在踏進餐廳時，看到入口旁邊走道上躺著一隻不知道是病還是餓得瘦巴巴的狗，無聲無息的，是累了？病了？還是昏睡？我看了兩眼，沒幫牠，但整個愉悅的心情頓時消失無蹤；吃還是照吃，但愉悅感不見了。<text:span text:style-name="T3"> <text:line-break/><text:line-break/></text:span>世上多苦多難，素昧平生無以為報，彷彿唯一的貢獻就是受傷；不管我願不願意，你的傷，似乎就會自動在我身上也劃下一道傷口。<text:span text:style-name="T3"> <text:line-break/><text:line-break/></text:span>很多事，你不去想它，不去面對，假裝它不存在，那就沒事。一旦一個不提防，讓事情倏忽來到眼前，偷偷鑽進心裏，心上就像突然壓了塊大石頭，沉甸甸，很不痛快；每到夜裏，夜深人靜了，就特別想往海邊、往樹林、往無人之處跑，彷彿山林大海花草月光是個醫生，能療傷似的。<text:span text:style-name="T3"> <text:line-break/><text:line-break/>https://goo.gl/MFt8B8 <text:line-break/><text:line-break/>https://goo.gl/EfgcLQ <text:line-break/><text:line-break/>https://goo.gl/w99YRd <text:line-break/><text:line-break/></text:span>陳真<text:span text:style-name="T3">2017. 10. 24. </text:span>看診中</text:p>
      <text:p text:style-name="P1"><text:span text:style-name="T1">陳真</text:span><text:s/>  |  2017.10.23 01:28   |   <text:a xlink:type="simple" xlink:href="http://palinfo.habago.org/Entry?Command=Information_PrintForum&amp;iPage=118#FORUM36225"><text:span text:style-name="T2">#</text:span></text:a></text:p>
      <text:p text:style-name="P2">預設二，<text:span text:style-name="T3"> <text:line-break/><text:line-break/></text:span>這算是續<text:span text:style-name="T3"><text:s/>2017.10.18 01:31</text:span>，談到預設命題。<text:span text:style-name="T3"> <text:line-break/><text:line-break/></text:span>黨外時，最怕遇到那種蠢到爆的蠢蛋，他會義正詞嚴、儼然睿智般地教訓你說：<text:span text:style-name="T3"> <text:line-break/><text:line-break/>"</text:span>世界上怎麼會有完美的政府？就連美國也不夠完美。你怎麼能夠因為道聽途說，聽到有心人士對於國民黨政府的一些胡亂指控，然後你就要攻擊它，傷害這個社會的和諧與進步？政府也許有一些地方沒有做得很完美，但它用心良苦；政府做了那麼多，你為這個社會做了什麼？你只會亂罵人，只會抹黑政府。<text:span text:style-name="T3">" <text:line-break/><text:line-break/></text:span>當你聽到這樣的蠢話，你還能說什麼？這樣的蠢蛋有多少？答案是：台灣有多少學生，這樣的蠢蛋幾乎就有多少，至少是百分之九十九點九九。過去如此，現在更是變本加厲，已經找不到幾個有點腦子的學生了。<text:span text:style-name="T3"> <text:line-break/><text:line-break/></text:span>胡扯或造謠或說一些蠢到爆的傻話很容易，根本不費吹灰之力，但你要反駁它卻很難，幾乎不可能，因為那等於是要從<text:span text:style-name="T3"><text:s/>"</text:span>一加一等於二<text:span text:style-name="T3">" </text:span>從頭說起；特別是當這樣一種胡扯造謠成為主流勢力或甚至是官方說法時，更是只能讓人啞口無言，因為這樣一些胡扯造謠根本連講都不用講就自動成為人們心中所預設的基本信念，顛撲不破，比方說<text:span text:style-name="T3"><text:s/>"</text:span>美國愛好和平與正義，重視人權，而中國卻殘暴邪惡窮兵黷武危害人類<text:span text:style-name="T3">"</text:span>。<text:span text:style-name="T3"> <text:line-break/><text:line-break/></text:span>這明明與基本事實剛好完全相反，但請問你如何可能反駁？難道你要把美國和中國在過去半個多世紀來的一切所作所為從頭一一說起？問題是：這樣一種完全與事實背道而馳的荒唐低能言論與思想，另一方面卻又如此根深蔕固，彷彿就像<text:span text:style-name="T3"><text:s/>"</text:span>雪是白的、媒炭是黑的<text:span text:style-name="T3">" </text:span>那樣深入人心。<text:span text:style-name="T3"> <text:line-break/><text:line-break/></text:span>這時候，你其實只能無言了，難道你還能參與什麼相關座談或演講？談談美國如何維護亞太和平？談談台灣應如何和美日澳一起捍衛人權？談談民進黨的對美外交政策應如何確保台灣的什麼主權？談談台灣的民主與言論自由之發展與成就？難道你甚至能夠跟一群綠油油的人渣一起站在講台上討論知識份子的風骨與什麼社會使命？難道你真的相信話語和生命可以分開看待？<text:span text:style-name="T3"> <text:line-break/><text:line-break/></text:span>幾年前，有個企業家一口氣拿出好幾百萬，請一位醫界前輩來進行一個跨校際的倫理課程，包括各項倫理議題與概念的討論。這位前輩大我二十多歲，德高望重，是個好人。他跑來找我，希望我能幫他策劃這一系列跨校課程的內容。我雖然非常不喜歡做這些在我看來往往形式大於實質的事，但是因為我對他向來很尊敬，所以也就答應了下來。<text:span text:style-name="T3"> <text:line-break/><text:line-break/></text:span>不過，半途我卻打退堂鼓，堅持退出，為什麼呢？因為我沒辦法忍受找來一些不學無術且人品不端的人來教學生什麼倫理思想。如果是教物理化學或生物醫學，我沒意見，但是教任何跟<text:span text:style-name="T3"><text:s/>"</text:span>道德<text:span text:style-name="T3">" </text:span>有關的思想就是不行。首先，你必須具有足夠的知識，而不是總是一些像柯文哲那樣的草包居然四處在講什麼醫學倫理的思想。更重要的是，你就算不是一個大好人，但也總不能是個人渣吧。人渣可以教數學，教物理，教醫學，甚至也可以教哲學，但人渣若要教<text:span text:style-name="T3"><text:s/>"</text:span>規範倫理學<text:span text:style-name="T3">" (normative ethics)</text:span>，那是完全沒有道理的，就好像你會不會請李登輝或阿扁來談清廉、誠信與正直？你會不會請吳淑珍來談政治人物家屬的倫理分際？你會不會請我來談如何向上提昇前途輝煌包你賺大錢？<text:span text:style-name="T3"> <text:line-break/><text:line-break/></text:span>不管對方社會地位多高，權力多大，無知就是無知，無恥就是無恥。無知者不該講授他根本不懂的知識，無恥者不該教人正直。難道你不覺得和一群猥瑣窩囊的投機學者一起討論什麼知識份子的風骨是一件很奇怪、很不正當的事？<text:span text:style-name="T3"> <text:line-break/><text:line-break/></text:span>重點有二：<text:span text:style-name="T3"> <text:line-break/><text:line-break/></text:span>一，道德的內外一致性。我講的絕不是一種個人道德潔癖，不是<text:span text:style-name="T3"><text:s/>"</text:span>牛驥同一皁，雞棲鳳凰食<text:span text:style-name="T3">" </text:span>那樣一種個人情緒上的反感，而是道德本質上應有的一致性。<text:span text:style-name="T3"> <text:line-break/><text:line-break/></text:span>二，一個社會究竟預設了哪些奇怪而荒唐的共同信念，以致於產生這樣一種令人啞口無言的現實處境？<text:span text:style-name="T3"> <text:line-break/><text:line-break/></text:span>一很容易理解，二卻很難，因為那等於是要挑戰絕大多數人的基本信念。幾個人會去懷疑自己的整個信念基礎竟然是建立在一套荒唐透頂的謊言之上。</text:p>
      <text:p text:style-name="P1"><text:span text:style-name="T1">鄭豐遠</text:span><text:s/>  |  2017.10.22 12:42   |   <text:a xlink:type="simple" xlink:href="http://palinfo.habago.org/Entry?Command=Information_PrintForum&amp;iPage=118#FORUM36224"><text:span text:style-name="T2">#</text:span></text:a></text:p>
      <text:p text:style-name="P4">朴贊郁去年的新片，韓語叫<text:span text:style-name="T3"><text:s/></text:span><text:span text:style-name="T4">아가씨</text:span>，意思就是<text:span text:style-name="T3">”</text:span>小姐<text:span text:style-name="T3">”</text:span>，英文片名卻是<text:span text:style-name="T3"><text:s/>The Handmaiden</text:span>，女僕之意。原本我一直不曉得為什麼要取<text:span text:style-name="T3">”</text:span>小姐<text:span text:style-name="T3">”</text:span>這樣的片名，因為小姐在大陸是有貶意的，是指提供性服務的女性。上個月去了一趟中國，在飛機上想詢問空服員，太久沒講北京話版本的中文了，脫口就是「小姐，請問<text:span text:style-name="T3">…</text:span>」，對方的臉瞬間拉了下來，用一種充滿恨意的眼神盯著我，那時真恨不得自殺謝罪，不過覆水難收，來不及了。<text:span text:style-name="T3"> <text:line-break/><text:line-break/></text:span>電影片名的小姐指的卻是<text:span text:style-name="T3">”</text:span>千金小姐<text:span text:style-name="T3">”</text:span>的意思，至於為什麼英文版卻是女僕，看過這部片的人就會知道箇中涵義<text:span text:style-name="T3"><text:s/>(</text:span>到台灣卻成了<text:span text:style-name="T3">”</text:span>下女的誘惑<text:span text:style-name="T3">”</text:span>，真不知道為什麼台灣人這麼下流，沒有一件事不搞得粗俗低級，彷彿世上一切都得如此才有興味似的<text:span text:style-name="T3">)</text:span>。就在昨天，終於有機會看到了這部電影，十分感動。相較之前的作品<text:span text:style-name="T3">”</text:span>金子<text:span text:style-name="T3">”</text:span>和<text:span text:style-name="T3">”</text:span>蝙蝠<text:span text:style-name="T3">”</text:span>的震撼，小姐在我看似乎是略遜了一些，但其中有幾幕十分動人，一是<text:span text:style-name="T3"><text:s/>Tamako </text:span>看見了<text:span text:style-name="T3"><text:s/>Hideko </text:span>的<text:span text:style-name="T3">”</text:span>書房<text:span text:style-name="T3">”</text:span>，氣得怒不可遏，差點沒放炸彈把整個屋子炸了。後來兩人決定<text:span text:style-name="T3">”</text:span>移民<text:span text:style-name="T3">”</text:span>逃跑，到了宅院的<text:span text:style-name="T3">”</text:span>邊界<text:span text:style-name="T3">”</text:span>，她用皮箱堆成了階梯，<text:span text:style-name="T3">Hideko</text:span>一躍而下，從此兩人解脫了束縛，獲得真正的自由。一同奔跑歡笑的那一幕，讓人看了感動萬分。<text:span text:style-name="T3"> <text:line-break/><text:line-break/></text:span>朴贊郁很特別，而特別的人之所以特別，就在於他是很難模仿的。生命走到今天，我才慢慢明白許多事，一個人若不是有那樣的靈魂或個性，他也不可能有那樣的才能。個性是模仿不來的，才能於是也是。一個人一輩子所能成就什麼，所能做的好事或壞事，都是與生俱來註定的。電影有一幕特別好笑，那個想要騙取<text:span text:style-name="T3"><text:s/>Hideko </text:span>家產的混蛋，假扮成貴公子進了宅院，還充當她的繪畫老師。人壞是壞，藝術水平卻很高，有一幕兩人拿<text:span text:style-name="T3"><text:s/>Tamako </text:span>當模特兒，鏡頭帶到兩人的畫作，混蛋的畫就是這曲子的背景<text:span text:style-name="T3">: <text:line-break/>https://www.youtube.com/watch?v=8Ek4rbmblbI <text:line-break/><text:line-break/></text:span>至於從小閉門不出，受琴棋書畫專業訓練的<text:span text:style-name="T3"><text:s/>Hideko </text:span>小姐，其繪畫水平究竟如何，沒看過電影的同志們，不妨自己找機會鑑定一下，看看藝術究竟是只是主觀陳述沒有孰優孰劣，還是不需多言高下立判<text:span text:style-name="T3">? <text:line-break/><text:line-break/></text:span>從小喜歡音樂，如今音樂更成了生命難以割捨的一部份，但你若要叫我演奏音樂，那我的水平大概就如大小姐的畫作一般。人人都會說他喜歡畫畫喜歡音樂，但又如何<text:span text:style-name="T3">? </text:span>網路上有張圖，教人如何畫一隻馬，特別傳神。畫馬其實不難，先畫出頭和身體，然後畫四隻腳，接著畫臉，最後再加上一些細節就可以了。不信你可以自己試試。<text:span text:style-name="T3"> <text:line-break/><text:line-break/></text:span>路的盡頭就在不遠的前方，你慢慢也就懂得該帶些什麼上路。但你鍾情於一物，究竟也只說明了你鍾情於一物，它是不是鍾情於你卻是另一回事了，完全勉強不來。才情如此，財富亦然，男主角就是一例。<text:span text:style-name="T3"> <text:line-break/><text:line-break/></text:span>不知道為什麼寫到這些，我原本是要說澳洲的，因為看到下面這個新聞。從台灣逃跑到澳洲一年半了，我著實開了眼界。許多事光用想像是不夠的，你還得真的去看一看方能明白。我不是種族主義者，但我慢慢成為了一個民族主義者，在澳洲這樣一個移民國家，每天走出門就像走進聯合國一樣。所謂毀三觀，很快地我就發現，一種台式的狹隘的膚色觀體型觀和語言觀，在理解一些事物上是完全沒有幫助的。區分人的是謂民族和文化，而一個人在成為一個真正的<text:span text:style-name="T3">”</text:span>人<text:span text:style-name="T3">”</text:span>之前，他恐怕也只是一種民族的文化所灌鑄下的複製品，帶著一樣的眼光，說一樣的話，懷著一樣的心思，用一樣的腳步行走，哪怕是到了完全不一樣的土地上。<text:span text:style-name="T3"> <text:line-break/><text:line-break/></text:span>台灣人崇拜西方人，但你別看澳洲人整天笑容滿面，好像很和善很好相處，實際上心思相當封閉懶惰<text:span text:style-name="T3"><text:s/>(</text:span>說好聽是單純<text:span text:style-name="T3">)</text:span>，對世界的理解就如同其地理位置一般，相當相當狀況外。拜中國崛起之賜，澳洲享受了幾十年充沛的經濟成長，成長到小小一個人口與台灣相仿的國家，最低薪資竟然是全世界最高<text:span text:style-name="T3"><text:s/>(</text:span>台灣的三倍<text:span text:style-name="T3">)</text:span>。如今中國壯大到它的主子－美國視其為眼中釘，於是澳洲竟然也開始像條笨狗一樣對著它亂吠一通。中國有些成語形容這樣的人事物，但在這種國與國之間的關係上，似乎說了也是白說。<text:span text:style-name="T3"> <text:line-break/><text:line-break/></text:span>說起我的民族觀察日記，澳洲這個國家裡佔大多數的英國人後裔，仗著先來者語言和文化上的優勢，可說是整個國家裡最不努力的一群人，非常懶散<text:span text:style-name="T3">; </text:span>外來移民頂著生存的壓力，往往得比本地人努力兩三倍才有辦法取得相同的存活條件。我對此沒有意見，事物本當如此。但當那些聰明一點的外來者，很快地做到本地人無法做到的事，獲取了本地人無法獲取的成績時，他就不開心了，各種排擠就來了。要不是這社會還有一點文明和法治的堅持，還有一點基本的羞恥心，恐怕它又得走回老路，步那愚昧後塵。<text:span text:style-name="T3"> <text:line-break/><text:line-break/></text:span>我自認對世界很無知，也算是狀況外的那種，但就連我也看得出來，世界風向已經變了，東風壓倒西風已成必然之勢。除非我們真的想突破底限走上自毀，中國必然成為世界上重要的領先國家，任何人想阻擋都是不可能的。我是說除了戰爭，沒有其他事可以為此投下變數。<text:span text:style-name="T3"> <text:line-break/><text:line-break/></text:span>華人重視財富，認為沒有財富就沒有力量，因此勤奮終日。西方人卻重視權力，認為力量才是真正的財富，於是乎整個西方文化的一個核心就是「競爭」，比誰更強大更有力。即便富裕伴隨了這過程出現，但在西方人眼中它卻是一個配角，政治文化經濟上制宰的力量才是主角。在這樣一種思維之下，另一個完全不同的民族用一個它文化裡意義大不相同的實力來把你給壓倒了，它恐怕就得變得手足無措。或許這就是根本上的一個民族心理錯結。而這一切恐怕就是這時代人的一個最大考驗。華人總是喜歡說自己有五千年的智慧，如今也許就是這智慧該展現出來的時候了。<text:span text:style-name="T3"> <text:line-break/><text:line-break/></text:span>我已經晚了，過一天算是一天，那些能為生命提供積極向上動力的東西早已一件件消失得無影無蹤，有時想為世界為人群做些什麼，一再遲疑，生命就這麼倏忽而過了。不過這樣也好，說到底奉獻畢竟不是我的天性，我頂多只能把餘生獻給一個人了。但對中國的年輕一代，這就是最好的一個時代，如果你的生命裡有什麼想要得到的，如果你還有夢，如果你還想望著這世界，想望著人，那麼這就是千載難逢的一個舞台。<text:span text:style-name="T3"> <text:line-break/><text:line-break/>http://www.guancha.cn/RobertJohnCarr/2017_10_21_431717.shtml </text:span></text:p>
      <text:p text:style-name="P1"><text:span text:style-name="T1">陳真</text:span><text:s/>  |  2017.10.22 02:18   |   <text:a xlink:type="simple" xlink:href="http://palinfo.habago.org/Entry?Command=Information_PrintForum&amp;iPage=118#FORUM36223"><text:span text:style-name="T2">#</text:span></text:a></text:p>
      <text:p text:style-name="P2">最近收到<text:span text:style-name="T3"><text:s/>J.D.Salinger</text:span>的卡片，學姊則是收到達文西寄來的。郵差如果懂點外文，恐怕會嚇一跳，怎麼達文西還活著嗎？不過，看筆跡，顯然也是我寫的。<text:span text:style-name="T3">"</text:span>達文西<text:span text:style-name="T3">" </text:span>在卡片上寫著：<text:span text:style-name="T3"> <text:line-break/><text:line-break/>Be a mirror, absorb everything around you and still remain the same.(</text:span>成為一面鏡子，吸收周遭一切，己身卻始終如一。<text:span text:style-name="T3">) <text:line-break/><text:line-break/></text:span>早在我讀到這段話之前的十多年，我就常想到鏡子。使我想到鏡子的不是達文西，而是維根斯坦。古今中外，每個哲學家都有自己的觀點，就像一種理論家一樣，始終引不起我太大的興趣，畢竟任何一個理論即便再偉大，也僅僅只是一個理論，一種觀點，一套說法。直到遇上了一個沒有觀點的維根斯坦，我才真正被哲學所吸引。<text:span text:style-name="T3"> <text:line-break/><text:line-break/></text:span>時間應該大約是在<text:span text:style-name="T3">1997</text:span>年的<text:span text:style-name="T3">7</text:span>月<text:span text:style-name="T3">5</text:span>日的深夜<text:span text:style-name="T3">1</text:span>點，也就是我抵達英國的第五天，我讀到維根斯坦在他死後兩年才出版的<text:span text:style-name="T3"><text:s/>"Philosophical Investigations" </text:span>序言中的一句話，非常感動；感動之深，前所未有，舊有天地一夕翻轉，彷彿重生。或者換個方式說也許更貼切，不是重生，而是走向某種毀滅，我知道舊有的世界整個變了，回不去了。<text:span text:style-name="T3"> <text:line-break/><text:line-break/></text:span>我這不是馬後炮，不是任憑歲月在回憶上加工，而是分毫不差的事實。其實，就在隔天，我和一群台灣留英學生碰面談話，學姊也在場，我便不惜顯得極端唐突，對著眾人訴說我昨晚的這一番天翻地覆的奇遇，我說我遇到一個人叫維根斯坦，他革了我的命。<text:span text:style-name="T3"> <text:line-break/><text:line-break/></text:span>維根斯坦那句話是這麼說的：<text:span text:style-name="T3"> <text:line-break/><text:line-break/>"</text:span>我一直想寫一本好書，但我能寫出它的時光早已流逝。<text:span text:style-name="T3">" <text:line-break/><text:line-break/></text:span>這事自然與鏡子的隱喻無關。鏡子只是給了我一種智性深度上的震撼，但是真正打動我、對我起了革命作用的當然不會是智能，而是智能以外的東西。我常想把這東西給描述清楚，卻始終辦不到。我知道它是什麼，但無法言喻，就像一種氣味，氣味是說不上來的。<text:span text:style-name="T3"> <text:line-break/><text:line-break/></text:span>鏡子當然可以有很多種隱喻，<text:span text:style-name="T3">"</text:span>沒有一己觀點<text:span text:style-name="T3">" </text:span>是其一，而維根斯坦的千萬字哲學筆記似乎恰恰是這樣一種東西，你沒法具體說他到底在說什麼，一個人日夜寫作寫了千萬字，卻居然什麼也沒說。這不就是個鏡子嗎？透過它，你可以<text:span text:style-name="T3"><text:s/>"</text:span>看見<text:span text:style-name="T3">" </text:span>很多你原本看不見的東西；透過它，你甚至可以看見自己，看見自己的思想，但鏡子依舊是鏡子，它裏頭什麼也沒有，而且你就算照鏡子照一百萬遍，鏡子本身也不會改變。<text:span text:style-name="T3"> <text:line-break/><text:line-break/></text:span>達文西的鏡子隱喻又是另一種意思，同樣很微妙，像詩，很難具體說清楚它到底是何意。高達在一次演講中曾經說起自己的電影，他說，<text:span text:style-name="T3"> <text:line-break/><text:line-break/>"It's like music-not to be definite; don't pretend to mean this or that. American people like to say, "What do you mean exactly?" I would answer: "I mean, but not exactly." <text:line-break/><text:line-break/>(</text:span>就像音樂，沒法確定其意，我不想假裝它意味著這個或意味著那個。美國人總是很喜歡問：<text:span text:style-name="T3">"</text:span>你究竟是什麼意思呢？<text:span text:style-name="T3">"</text:span>我想我會回答說：<text:span text:style-name="T3">"</text:span>我有意思，但沒法究竟。<text:span text:style-name="T3">") <text:line-break/><text:line-break/></text:span>最近讀到普希金的一首很有名的詩，叫做<text:span text:style-name="T3"><text:s/>"</text:span>我曾經愛過您<text:span text:style-name="T3">"</text:span>，很感動，但我真的說不出我到底被什麼感動；一如氣味，實在說不上來。<text:span text:style-name="T3"> <text:line-break/><text:line-break/></text:span>這詩很短，我看兩遍就會背了，寫於<text:span text:style-name="T3">1829</text:span>年。詩的上半部是這麼寫的：<text:span text:style-name="T3"> <text:line-break/><text:line-break/>"</text:span>我曾經愛過您；愛情，也許還沒有<text:span text:style-name="T3"> <text:line-break/></text:span>在我的心底完全熄滅。<text:span text:style-name="T3"> <text:line-break/></text:span>但已不願再讓它打擾您，<text:span text:style-name="T3"> <text:line-break/></text:span>不願再引起您絲毫悲切。<text:span text:style-name="T3">" <text:line-break/><text:line-break/></text:span>中文翻譯版本眾多，依我看，以這版本最佳，但卻找不到是誰的翻譯。特別是這個<text:span text:style-name="T3"><text:s/>"</text:span>您<text:span text:style-name="T3">" </text:span>字的翻譯，特別傳神。了解一點普希金生平的人，應該就能知道翻譯成<text:span text:style-name="T3"><text:s/>"</text:span>你<text:span text:style-name="T3">" </text:span>或<text:span text:style-name="T3"><text:s/>"</text:span>您<text:span text:style-name="T3">" </text:span>是有典故的，也許意境大不同。<text:span text:style-name="T3"> <text:line-break/><text:line-break/></text:span>我不知道別人怎麼理解這首詩，但如果說它只是一首有關男歡女愛的所謂情詩，我是不認同的。婁燁的<text:span text:style-name="T3"><text:s/>"</text:span>頤和園<text:span text:style-name="T3">" </text:span>全是男歡女愛，但它終究不是僅僅在談所謂愛情。<text:span text:style-name="T3"> <text:line-break/><text:line-break/></text:span>至於達文西的這句話，在不可言喻中，倒是有個很通俗的表淺意思依舊動人。人，就像一種很微小的粒子，像電子，像原子，一點點外力往往就能讓他嘴臉走了樣，更不用說更大的成就或權勢地位了。你看，醫院裏每次有剛畢業的護士來上班，總是戰戰兢兢，對病人、對家屬好客氣好體貼。可是你看，不用幾天，一旦這工作上了手，態度往往馬上也就跟著變了，原本質樸單純的心思與熱情，彷彿昨晚的夢，迅速消失得無影無蹤。<text:span text:style-name="T3"> <text:line-break/><text:line-break/></text:span>後記：<text:span text:style-name="T3"> <text:line-break/><text:line-break/></text:span>這幾個月打球受了傷，三天兩頭來住家附近一家<text:span text:style-name="T3"><text:s/>"</text:span>聯<text:span text:style-name="T3">X" </text:span>公立醫院做復健。每次去，心裏總是很不痛快，頭痛欲裂，實在太吵了；復健師與復健系學生總是分秒不停地吵吵鬧鬧嘻嘻哈哈，彼此用巨大音量聊屁話、講八卦，如入無人之境，根本不會在乎很多病患需要安靜休息。<text:span text:style-name="T3"> <text:line-break/><text:line-break/></text:span>不斷吵鬧的同時，惟獨懶得跟病患多說一句或正眼看人，總是愛理不理，甚至臭著一張臉，彷彿他在這工作是天大的委屈似的；要不就是忙著玩手機，就像一群來混吃等死的活死人一樣，你根本不用期待他會理睬你的病情變化，更不用說充實知識、思考研究如何對每個病患更有助益，他甚至根本不知道你是哪個部位受傷或需要多少電流量就亂搞一通。我常想透露自己的醫生身份，以便求取一點最基本的醫療服務與態度，不過終究還是沒有說出口，畢竟我在乎的並不只是自己，而是眾人應有的醫療待遇。<text:span text:style-name="T3"> <text:line-break/><text:line-break/></text:span>我要說的是，我相信這些醫護人員當他第一天穿上白袍時，絕對不會是這樣一種混吃等死、吵鬧喧囂、漫不經心的工作態度。<text:span text:style-name="T3"> <text:line-break/><text:line-break/></text:span>這當然不是一個好例子，因為這例子講的是行為面，太粗淺太無害了，那種深入骨髓的心態變化，也許才是悲劇的核心。我們每個人幾乎都是各種外力的受害者，只是程度有別。一點點外力，人就走樣。<text:span text:style-name="T3"> <text:line-break/><text:line-break/></text:span>世上究竟有多少這樣的人：不論貧富順逆，不論知識或地位有多高，依然如新手一般缺乏自信，依然熱情，依然一如往昔般質樸笨拙單純？我相信這樣的人還是有的，而且也確實見過。</text:p>
      <text:p text:style-name="P1"><text:span text:style-name="T1">陳真</text:span><text:s/>  |  2017.10.21 02:33   |   <text:a xlink:type="simple" xlink:href="http://palinfo.habago.org/Entry?Command=Information_PrintForum&amp;iPage=118#FORUM36222"><text:span text:style-name="T2">#</text:span></text:a></text:p>
      <text:p text:style-name="P4">住家附近有家早午餐店，每次都會送給每位顧客一張明信片，下回就可憑它兌換一杯免費咖啡，前提是這張卡片必須貼上郵票寄出。因為找不到人可以寄給我，只好虛構一個寄信者，名叫<text:span text:style-name="T3"><text:s/>J. D. Salinger</text:span>，寫了一句話給我當墓誌銘：<text:span text:style-name="T3">"I am in this world but not of it." (</text:span>我活在這個世界中，但不屬於它。<text:span text:style-name="T3">) <text:line-break/><text:line-break/></text:span>一個人也許完全是另一種氣質情懷，另一種心境，也許孤獨荒涼，也許纏綿惆悵，也許滿腦子邏輯符號，可當他來到公眾處，這一切全得拋到一旁，儘講一些也許他實在很不想講的東西，瑣碎繁複，寫來滿紙污穢。<text:span text:style-name="T3"><text:line-break/><text:line-break/></text:span>但是，有話該說不說，豈不是成為可悲的<text:span text:style-name="T3"><text:s/>"</text:span>多餘人<text:span text:style-name="T3">" </text:span>了嗎？多餘人是俄國文學中的一種典型人物，宛若旁觀者，也許懂很多，理想很大，也許也不是什麼壞人，但卻什麼也不做，蒼白度日。因此，依我看，人終究還是應該多少做點什麼或說點什麼。<text:span text:style-name="T3"> <text:line-break/><text:line-break/></text:span>紀伯倫說，不可說或不想說的就別說，要沉默就沉默到底；可以說的就說全，別說一半；愛一個人就愛到底，別愛一半；交朋友就交一顆心，別交半顆；一半的鑰匙是開不了鎖的；要活就活個完整，別活一半；要夢就夢個天荒地老，別夢一半；至於僅有半吊子本事的技藝或工作，就請別花上太多時間。紀伯倫這些話說得挺有道理，在我看來並不難實踐，除了一點之外，那就是能說的要如何說全？當一個人知道太多，掛一漏萬，他甚至不知道該從何說起。而且，這世界被竄改了基本文法，並不是你想說就能說，往往只能啞口無言。<text:span text:style-name="T3"> <text:line-break/><text:line-break/></text:span>緬甸的事還寫不到十分之一，這回換印尼的，說來血淚斑斑，納粹大屠殺也沒這麼恐怖，甚至超過南京大屠殺。政治與人性之邪惡，真是邪惡到了極點。有些事，就像一種瘡疤，心裏放著沒事，一去碰它，傷口就流血了。</text:p>
      <text:p text:style-name="P1"><text:span text:style-name="T1">陳真</text:span><text:s/>  |  2017.10.18 03:08   |   <text:a xlink:type="simple" xlink:href="http://palinfo.habago.org/Entry?Command=Information_PrintForum&amp;iPage=118#FORUM36221"><text:span text:style-name="T2">#</text:span></text:a></text:p>
      <text:p text:style-name="P2">【<text:span text:style-name="T3">2017</text:span>諾貝爾獎】四週內寫下傑作《長日將盡》<text:span text:style-name="T3"><text:s/></text:span>石黑一雄靈感竟是<text:span text:style-name="T3">Tom Waits <text:line-break/><text:line-break/>2017. 10. 06 </text:span>鏡周刊<text:span text:style-name="T3"> <text:line-break/><text:line-break/></text:span>文｜謝樹寬<text:span text:style-name="T3"> <text:line-break/><text:line-break/></text:span>曾改編為電影的長篇小說《長日將盡》，堪稱今年諾貝爾文學獎得主石黑一雄的代表作。<text:span text:style-name="T3"> <text:line-break/><text:line-break/></text:span>據作家自己的說法，這部如今已成經典的小說當時他花了四個星期寫就，而美國歌手<text:span text:style-name="T3">Tom Waits</text:span>的歌曲作品，竟是他構想書中主角時的靈感來源之一。<text:span text:style-name="T3"> <text:line-break/><text:line-break/></text:span>職業小說家寫作，要維持穩定的工作時間和產量從來不容易。因此石黑一雄<text:span text:style-name="T3">2014</text:span>年英國《衛報》的訪問中，提到了他創作《長日將盡》時，突發奇想採取激進的手段。<text:span text:style-name="T3"> <text:line-break/><text:line-break/></text:span>當時是<text:span text:style-name="T3">1987</text:span>年，他全職寫作的工作的第五年。他向妻子擬出了一份「全力衝刺」的魔鬼寫作計畫。決定在四個星期的時間裡面，他什麼雜事都不做，一週六天，每天從上午九點閉關寫作到晚上十點。中間只有午餐休息一小時、晚餐休息兩小時，不接電話也不收、不看、不回郵件。他寄望這個全力衝刺的手段，不僅可以達成創作量的要求，同時讓自己更「入戲」，讓心理狀況更進入小說的虛構世界。<text:span text:style-name="T3"> <text:line-break/><text:line-break/></text:span>這種極端的方法顯然對他有效。石黑一雄發現自己沈浸到了小說的虛構世界，以至於當他星期天「放風」到街上散步時，看到現實人生裡的人們在街上走路時，竟頻頻咯咯發笑連妻子懷疑他腦子是不是有問題。<text:span text:style-name="T3"> <text:line-break/><text:line-break/></text:span>按照這個全力衝刺計畫，他在四個星期內順利完成了小說。不過，後面還有個小插曲。有天晚上他聽到了<text:span text:style-name="T3">Tom Waits</text:span>的歌曲<text:span text:style-name="T3">"Ruby's Arms”</text:span>。歌詞內容是一個阿兵哥半夜離開熟睡的戀人，趕搭火車離去。<text:span text:style-name="T3">Waits</text:span>沙啞有如美國流浪漢的歌聲，搭配他歌詞裡表達的深情有著強烈反差。當歌手唱著自己心碎時，石黑一雄突然因為歌詞裡的濃情、與歌聲中強力想要抑制情緒之間的張力，而感到莫名的感動。<text:span text:style-name="T3"> <text:line-break/><text:line-break/>Tom Waits</text:span>的歌曲<text:span text:style-name="T3">“Ruby's Arms“ <text:line-break/><text:line-break/></text:span>石黑一雄形容，<text:span text:style-name="T3">Waits</text:span>歌聲的悲愴情感彷彿有昇華作用，讓人體會到一輩子堅強的硬漢面對撲面而來的巨大悲傷。聽到這首歌讓石黑一雄決定改變主意，讓小說裡的主角史蒂文斯內斂壓抑的情緒延續到最後的苦澀結局。<text:span text:style-name="T3"> <text:line-break/><text:line-break/></text:span>因此，小說裡我們看到外表拘謹、一絲不苟，內心隱藏多年浪漫情懷的英國老管家史蒂文斯，角色的靈感原來有一部分是源自聲音頹廢、沙啞的美國歌手。<text:span text:style-name="T3"> <text:line-break/><text:line-break/></text:span>《長日將盡》在<text:span text:style-name="T3">1989</text:span>年得到英國文學最高榮譽的布克獎，也奠立了石黑一雄在當代文壇的地位。<text:span text:style-name="T3"> <text:line-break/><text:line-break/></text:span>參考資料：<text:span text:style-name="T3"> <text:line-break/><text:line-break/>Kazuo Ishiguro: how I wrote The Remains of the Day in four weeks</text:span>（<text:span text:style-name="T3">The Guardian</text:span>）</text:p>
      <text:p text:style-name="P1"><text:span text:style-name="T1">陳真</text:span><text:s/>  |  2017.10.18 02:46   |   <text:a xlink:type="simple" xlink:href="http://palinfo.habago.org/Entry?Command=Information_PrintForum&amp;iPage=118#FORUM36220"><text:span text:style-name="T2">#</text:span></text:a></text:p>
      <text:p text:style-name="P5"><text:span text:style-name="T1">這是續</text:span><text:s/>2017.04.28 <text:span text:style-name="T1">的留言。不過嚴格來說，它續以前的一切未竟之言。</text:span> <text:line-break/><text:line-break/><text:span text:style-name="T1">老想著</text:span>Jim Jarmusch<text:span text:style-name="T1">的</text:span><text:s/>“Down by Law” (<text:span text:style-name="T1">台譯不法之徒</text:span>)<text:span text:style-name="T1">。</text:span> <text:line-break/><text:line-break/><text:span text:style-name="T1">這一段是原主唱也是作曲者</text:span>--Tom Waits<text:span text:style-name="T1">，也就是電影裏的主角，那個臉長長的苦瓜臉：</text:span> <text:line-break/><text:line-break/>https://www.youtube.com/watch?v=8xktuT3yISo <text:line-break/><text:line-break/>https://www.youtube.com/watch?v=0LFC0sznuvM <text:line-break/><text:line-break/><text:span text:style-name="T1">這是另一位女歌手唱的，各有千秋，但都能讓人哭出一條長河：</text:span> <text:line-break/><text:line-break/>https://www.youtube.com/watch?v=w5zXRtxcA4I <text:line-break/><text:line-break/><text:span text:style-name="T1">借花獻佛，獻給同類，獻給那些</text:span><text:s/>"I don't know how I feel"<text:span text:style-name="T1">的人。</text:span></text:p>
      <text:p text:style-name="P1"><text:span text:style-name="T1">陳真</text:span><text:s/>  |  2017.10.18 01:31   |   <text:a xlink:type="simple" xlink:href="http://palinfo.habago.org/Entry?Command=Information_PrintForum&amp;iPage=118#FORUM36219"><text:span text:style-name="T2">#</text:span></text:a></text:p>
      <text:p text:style-name="P2"><text:span text:style-name="T3">(</text:span>續<text:span text:style-name="T3">) <text:line-break/><text:line-break/></text:span>英文有個詞叫<text:span text:style-name="T3"><text:s/>presuppose</text:span>，算是英文哲學寫作中的一個常用詞，中文翻譯做<text:span text:style-name="T3"><text:s/>"</text:span>預設<text:span text:style-name="T3">"</text:span>，意即某種議論形式或內容本身即已預先<text:span text:style-name="T3"><text:s/>"</text:span>內定<text:span text:style-name="T3">" </text:span>了某種被視為理所當然、不證自明的假設或偏見。換句話說，在這樣一種議論方式下，不管你怎麼談，結論內涵其實早已設定；加入話局者，即便意見相左，事實上全是同路人。<text:span text:style-name="T3"> <text:line-break/><text:line-break/></text:span>比方說黨外時代，所謂開明理性乃至號稱進步的菁英界，聰明人的談法是怎麼談的呢？讓我們談談如何集思廣益提供政府建言；讓我們談談如何在既有的民主成就上進一步深化民主；讓我們談談如何繼承蔣公<text:span text:style-name="T3"><text:s/>"</text:span>堅守民主陣容<text:span text:style-name="T3">" </text:span>的遺訓；讓我們談談如何促進社會和諧<text:span text:style-name="T3">...</text:span>等等。不管怎麼談，對於既得利益者與權勢者都必然是有利的，因為此一議論方式的背後早已預設了一個既定的命題；它既是前提，亦是結論，亦即：這是一個文明健康的政府與社會，對此我們深表感恩，至於我們需要做的，頂多也只是一些枝枝節節的<text:span text:style-name="T3"><text:s/>"</text:span>改革<text:span text:style-name="T3">" </text:span>而已，而不是企圖換政府，更不是亂七八糟搞抗爭破壞社會和諧，危害社會。<text:span text:style-name="T3"> <text:line-break/><text:line-break/></text:span>於是，願意談的人有福了，因為權力資源與各項前途好康將會有他的一份，因此大家爭先表態很想取得<text:span text:style-name="T3"><text:s/>"</text:span>談<text:span text:style-name="T3">" </text:span>的資格，並以之做為某種身份與成就的表徵。<text:span text:style-name="T3"> <text:line-break/><text:line-break/></text:span>可是，這樣談能談出個什麼碗糕來呢？過去的國民黨任意殺人關人，無惡不作，為所欲為，你要怎麼談？你如何可能在那樣一種<text:span text:style-name="T3"><text:s/>"</text:span>把國民黨視之為理性政權<text:span text:style-name="T3">" </text:span>的既定結論架構下來談？<text:span text:style-name="T3"> <text:line-break/><text:line-break/></text:span>我有我的預設，你有你的，兩個世界往往兜不上。我的預設結論是這樣：舊有的國民黨是一個胡作非為貪婪腐敗的叛亂統治集團，藉著槍桿子出政權；它並不是把自己看成政府，而是看成高高在上的外來殖民者與統治者。除了讓它失去政權，沒啥好談；要我提供什麼建言或期待它做什麼改革，那是對我的智商和人格的一種嚴重侮辱。<text:span text:style-name="T3"> <text:line-break/><text:line-break/></text:span>同理，人渣黨也一樣。你要我談什麼？談人權？談民主自由？談如何愛台灣？談<text:span text:style-name="T3">x</text:span>它媽的什麼轉型正義？我智商有那麼低嗎？台灣詐騙集團橫行無阻，你會對他們的言行進行一種煞有介事的討論與分析嗎？有意義嗎？就如同你會認真研究我的宇球生態前瞻獨立宣言嗎？<text:span text:style-name="T3"> <text:line-break/><text:line-break/></text:span>最近看到什麼國家人權館和一些大學主辦的什麼<text:span text:style-name="T3"><text:s/>"</text:span>人權影展<text:span text:style-name="T3">"</text:span>，其所言所行所作所為，真是<text:span text:style-name="T3">x</text:span>它媽的齷齪到爆。難道你真的<text:span text:style-name="T3"><text:s/>"</text:span>純潔<text:span text:style-name="T3">" </text:span>到看不出哪裏齷齪？看不出這是什麼樣的一種政治操弄？難道你真的會<text:span text:style-name="T3"><text:s/>"</text:span>純潔<text:span text:style-name="T3">" </text:span>到居然傻傻地跑去參加什麼人權座談或發表什麼碗糕知識份子的什麼碗糕使命演講？要講當然可以啊，先把人渣黨這群歹徒罪犯統統繩之以法再說，那才是人權與民主自由的合理談法，那才是所謂知識份子應有的一點基本品格的談法。<text:span text:style-name="T3"> <text:line-break/><text:line-break/></text:span>我當然不是說什麼都不能談不能罵，而是說：你的所謂批評，究竟是建立在一種什麼樣的預設基礎上？<text:span text:style-name="T3"> <text:line-break/><text:line-break/></text:span>長年以來，我心裏總有這樣一種聲音，說是自勉也好，自戕也罷，總之是這樣：人渣混蛋們儘管去胡作非為吧，我既無力可回天，無法改變任何現實，但我至少還能管得住自己的一點良心，維護好自己的一點品格。<text:span text:style-name="T3"><text:line-break/><text:line-break/></text:span>我身邊的<text:span text:style-name="T3"><text:s/>"</text:span>歷史學家<text:span text:style-name="T3">" </text:span>經常跟我說，<text:span text:style-name="T3">"</text:span>別傻了！別期待什麼後世高貴善良的人們了，歷史不可能會記住你的<text:span text:style-name="T3">"</text:span>。對此我深有同感，但我始終相信上帝會紀念這一切。對於這麼一點信心，我基本上還是有的。</text:p>
      <text:p text:style-name="P3"/>
      <text:p text:style-name="P1"><text:span text:style-name="T1">陳真</text:span><text:s/>  |  2017.10.17 17:29   |   <text:a xlink:type="simple" xlink:href="http://palinfo.habago.org/Entry?Command=Information_PrintForum&amp;iPage=119#FORUM36218"><text:span text:style-name="T2">#</text:span></text:a></text:p>
      <text:p text:style-name="P2">這類所謂批評綠營的親藍節目，我不知道是故意裝蒜還是真的大家對台灣政治都這麼<text:span text:style-name="T3"><text:s/>"</text:span>單純<text:span text:style-name="T3">"</text:span>。<text:span text:style-name="T3"> <text:line-break/><text:line-break/></text:span>一，總是講一些雞毛蒜皮事。<text:span text:style-name="T3"> <text:line-break/><text:line-break/></text:span>二，總是批評一些修辭上的無聊問題。<text:span text:style-name="T3"> <text:line-break/><text:line-break/></text:span>三，對人渣們跟放屁根本沒兩樣的無聊屁話鳥話進行煞有介事的<text:span text:style-name="T3"><text:s/>"</text:span>分析<text:span text:style-name="T3">"</text:span>、<text:span text:style-name="T3">"</text:span>討論<text:span text:style-name="T3">" </text:span>與<text:span text:style-name="T3"><text:s/>"</text:span>批判<text:span text:style-name="T3">"</text:span>，講得彷彿這些人渣政客之言行具有某種基本的嚴肅性而值得討論與批評似的。<text:span text:style-name="T3"> <text:line-break/><text:line-break/></text:span>總而言之，言而總之，類似像這樣一些節目的批評方式與內容，其實只是進一步鞏固了謊言，掩蓋了基本真相。<text:span text:style-name="T3"> <text:line-break/><text:line-break/></text:span>真相就是：大家心知肚明，你知我知唯有一般人民不知，這其實完全就是一群罪犯、一群歹徒與騙子，罪行罄竹難書，無惡不作，無所不貪，掏空整個台灣，盡一切所謂合法與非法的手段謀取私人暴利，而且根本不費吹灰之力，只要喬一喬，分贓方式就說定了，各種所謂經濟與社會政策，根本就是撈錢分贓的手段。<text:span text:style-name="T3"> <text:line-break/><text:line-break/></text:span>一般可憐蟲搶銀行很辛苦，而且很危險，成功機會並不大。但是政客人渣及其走狗們搶銀行卻只需在酒色中喬一喬輕易就能完成，而且搶來的金額及其源源不絕的利益，豈是一百萬個搶匪所能比擬，而且蠢到爆的人民還會幫忙數鈔票，讚賞人渣們心懷台灣，奉之為神明，尊之為偶像。<text:span text:style-name="T3"> <text:line-break/><text:line-break/></text:span>老實說，我並不相信這些藍營的人這麼<text:span text:style-name="T3"><text:s/>"</text:span>單純<text:span text:style-name="T3">"</text:span>，他們只是在演戲，演一種所謂監督與批判的戲。哪天你若在酒店看到藍綠大融合、那種哥倆好一對寶的親密模樣，可別吃驚。他們不是才剛在立法院打架？怎麼現在勾肩搭背稱兄道弟親密得很？搞不好還會互相搶著付酒店錢。<text:span text:style-name="T3"> <text:line-break/><text:line-break/></text:span>所謂政黨政治，所謂民主，在實行上有真有假，但真的少，假的多。馬克吐溫說得對：<text:span text:style-name="T3">"</text:span>如果投票真能有什麼不同，你想他們會讓我們投嗎？<text:span text:style-name="T3">" </text:span>羅素說得更直白，他說，<text:span text:style-name="T3">"</text:span>美國政治是一種世襲制，永遠在軍火商與大財團之間世襲<text:span text:style-name="T3">"</text:span>。<text:span text:style-name="T3"> <text:line-break/><text:line-break/></text:span>至於台灣之所謂民主亦同樣不堪聞問。黑金體制才是這島嶼過去二十幾年來的唯一制度。這個黑金體制名字就叫做<text:span text:style-name="T3"><text:s/>"</text:span>民主<text:span text:style-name="T3">"</text:span>。<text:span text:style-name="T3"> <text:line-break/><text:line-break/></text:span>我講的這些都只是普通常識。我相信一般人的<text:span text:style-name="T3">"</text:span>單純<text:span text:style-name="T3">"</text:span>，他們也許真的無法想像這樣一種基本事實，但我絕不相信稍微曾經在社會上待過的人會這麼單純。<text:span text:style-name="T3"> <text:line-break/><text:line-break/></text:span>三十幾年來，我總是不願接受所謂訪問或採訪或座談或演講等等有的沒的，我不願意在一種早已設定好錯誤前提的謊言架構下去談論任何人事物，因為那對我的智慧真的是一種侮辱。</text:p>
      <text:p text:style-name="P1"><text:span text:style-name="T1">范美林</text:span><text:s/>  |  2017.10.17 11:35   |   <text:a xlink:type="simple" xlink:href="http://palinfo.habago.org/Entry?Command=Information_PrintForum&amp;iPage=119#FORUM36217"><text:span text:style-name="T2">#</text:span></text:a></text:p>
      <text:p text:style-name="P5"><text:span text:style-name="T1">去聊什麼宇宙大爆炸的那只是小孩子們的拌家家酒遊戲吧？這個才是最近的搬錢大戲：</text:span> <text:line-break/><text:line-break/>https://youtu.be/-4doNVAv7jM?t=6m52s <text:line-break/>https://www.youtube.com/watch?v=Jl94Ph6bQEM <text:line-break/>https://www.youtube.com/watch?v=bfUBewtCm1Q <text:line-break/><text:line-break/><text:span text:style-name="T1">明的是搬錢給在海外接單工作的台商，但天知道暗地底下要給東南亞政府以及美日政客們多少公關費，才能把基建工程交給台商們。</text:span> <text:line-break/><text:line-break/><text:line-break/>***** <text:line-break/><text:line-break/><text:span text:style-name="T1">其實有些政論節目在</text:span>youtube<text:span text:style-name="T1">上面都能看得到，像之前陳真先生所提到的中視「兩岸一定旺」，把節目名稱打上去搜尋就可以看到前一天的影片。</text:span> <text:line-break/><text:line-break/><text:span text:style-name="T1">不然就是看旁邊的相關影片，也是可以找到其他頻道的政論節目：</text:span> <text:line-break/><text:line-break/>20171014 <text:span text:style-name="T1">《走進台灣》</text:span><text:s/><text:span text:style-name="T1">美軍艦入西沙領海挑釁</text:span><text:s/><text:span text:style-name="T1">中方海空聯合驅離</text:span> <text:line-break/>https://www.youtube.com/watch?v=kpKLrwOh3OU <text:line-break/><text:line-break/><text:span text:style-name="T1">－香蕉每公斤跌至</text:span>10<text:span text:style-name="T1">元</text:span><text:s/><text:span text:style-name="T1">一根香蕉道盡政府失能荒謬？少康戰情室</text:span><text:s/>20171016 <text:line-break/>https://www.youtube.com/watch?v=dsMtJ_-lHa4 <text:line-break/><text:line-break/><text:span text:style-name="T1">了解與互信</text:span><text:s/><text:span text:style-name="T1">兩岸一定旺</text:span>20171016 <text:line-break/>https://www.youtube.com/watch?v=2j8-NTTnMDI <text:line-break/><text:line-break/><text:span text:style-name="T1">只是看多了也會覺得浪費時間，因為吵來說去就還是那幾件俗人俗事。</text:span></text:p>
      <text:p text:style-name="P1"><text:span text:style-name="T1">陳真</text:span><text:s/>  |  2017.10.17 10:31   |   <text:a xlink:type="simple" xlink:href="http://palinfo.habago.org/Entry?Command=Information_PrintForum&amp;iPage=119#FORUM36216"><text:span text:style-name="T2">#</text:span></text:a></text:p>
      <text:p text:style-name="P2">做為一個宇球人，宇宙的宇，羽毛球的球，<text:span text:style-name="T3">10</text:span>月<text:span text:style-name="T3">1</text:span>日祖國國慶那天<text:span text:style-name="T3">(</text:span>周日<text:span text:style-name="T3">)</text:span>早上，我一個人騎機車來到西子灣海邊，一邊眺望祖國，一邊仰望穹蒼，思考宇球獨立建球的真理，剛好碰上陳菊大手筆主辦的<text:span text:style-name="T3"><text:s/>"2017</text:span>年宇宙生態交通盛典<text:span text:style-name="T3">" </text:span>正要隆重開幕，真是很無言。我是說，感動驚訝到說不出話來。<text:span text:style-name="T3"> <text:line-break/><text:line-break/></text:span>西子灣是陸客常來的地方，只要有陸客出現之處，必有法輪功如影隨形。我看到法輪功在海邊登山入口處長期違法擺了一大堆看板，其中有一塊看板吸引了我，上頭寫著：目前已經有<text:span text:style-name="T3">289742319(</text:span>兩億八千九百七十四萬兩千三百一十九<text:span text:style-name="T3">)</text:span>人退出中共黨、團、隊，謂之三退運動。換句話說，目前大陸已經有五分之一以上的人口全面和萬惡共匪畫清界限。<text:span text:style-name="T3"> <text:line-break/><text:line-break/></text:span>對此我感到很欣慰，於是拿起手機拍了下來，旁邊兩位大陸年輕女遊客見我拍照，詫異地盯著我看，似乎有意與我搭訕攀談，但我不予理會，迅即離開，因為不遠的前方有一群不惜以節能減碳的前瞻性綠能衣著，穿最少的布料，用俗話來說就是超短褲緊身上衣爆奶辣妹正在向全世界展示宇宙綠能生態交通工具，簡單說就是腳踏車啦，繞海邊一圈，示範騎腳踏車給大家看。我目不轉睛地看著，從中深深體悟了綠能減碳的生態真理。<text:span text:style-name="T3"> <text:line-break/><text:line-break/></text:span>這次全宇宙生態交通盛典的口號就是<text:span text:style-name="T3"><text:s/>"</text:span>用綠發動<text:span text:style-name="T3">"</text:span>，不是發動貪污買票炒地皮哦，而是用綠色發動生態交通革命。我果然看到一輛公車，整輛車漆成綠色，真是驚醒夢中人，所謂大道至簡，原來生態綠能的偉大真理其實就這麼簡單。不過，老實說，這似乎有抄襲前台南市長賴啥小之嫌，台南不是也有許多海洋生態公車嗎，車身漆上好多貝殼、海星與章魚等等，除了具體呈現海洋生態環保的理念，更突顯人與生態萬物合為一體的宇球精神。<text:span text:style-name="T3"> <text:line-break/><text:line-break/></text:span>肚子有點餓，決定兩餐合為一餐，在路邊攤吃了一塊蛋餅。馬路中央已經搭起一整排攤販，展現在地綠色飲食文化，比方說烤花枝、鹹酥雞與章魚小丸子等等。幾個警察看到我，迅速圍了過來，要我吃完快滾，因為為期一個月的<text:span text:style-name="T3"><text:s/>"2017</text:span>年宇宙生態交通盛典<text:span text:style-name="T3">"</text:span>再過一個小時就要正式隆重登場，屆時整個管制區內將不准出現機車。<text:span text:style-name="T3"> <text:line-break/><text:line-break/></text:span>我怕回不了家，趕緊吃一吃走人，戴上<text:span text:style-name="T3">N95</text:span>外科用的專門防堵<text:span text:style-name="T3"><text:s/>PM2.5</text:span>的口罩，懷著濃濃的感動和無言回家，一路上思索著底下這<text:span text:style-name="T3">12</text:span>條驚人的、即將送交聯合國發表的前瞻性宇球生態概念宣言，其中有些有點難，我有看沒有懂。<text:span text:style-name="T3"> <text:line-break/><text:line-break/></text:span>陳真<text:span text:style-name="T3">2017. 10. 17. <text:line-break/><text:line-break/>===================== <text:line-break/></text:span>生態交通世界大會閉幕<text:span text:style-name="T3"><text:s/></text:span>陳菊發表高雄宣言<text:span text:style-name="T3"> <text:line-break/><text:line-break/></text:span>自由時報<text:span text:style-name="T3"><text:s/>2017. 10. 04. <text:line-break/><text:line-break/></text:span>〔記者葛祐豪／高雄報導〕為期<text:span text:style-name="T3">3</text:span>天的<text:span text:style-name="T3">2017</text:span>生態交通世界大會，今天下午舉行閉幕式，高雄市長陳菊發表<text:span text:style-name="T3">12</text:span>項策略的「生態交通<text:span text:style-name="T3">-</text:span>高雄宣言」，也將於今年<text:span text:style-name="T3">11</text:span>月聯合國氣候變遷大會上傳達。<text:span text:style-name="T3"> <text:line-break/><text:line-break/></text:span>生態交通世界大會是生態交通全球盛典的重頭戲，共有來自<text:span text:style-name="T3">43</text:span>國、<text:span text:style-name="T3">53</text:span>城市、超過<text:span text:style-name="T3">1200</text:span>位產官學界與會，一起討論「宜居、共享、智慧」這三個生態交通發展策略。<text:span text:style-name="T3"> <text:line-break/><text:line-break/></text:span>經過與會者腦力激盪，今天下午的閉幕式上，由陳菊、<text:span text:style-name="T3">ICLEI</text:span>（地方政府永續發展理事會）<text:span text:style-name="T3"><text:s/></text:span>副秘書長<text:span text:style-name="T3">Monica</text:span>、盛典活動創辦人<text:span text:style-name="T3">Konrad</text:span>、台達電創辦人鄭崇華，共同發表「生態交通<text:span text:style-name="T3">-</text:span>高雄宣言」。<text:span text:style-name="T3"> <text:line-break/><text:line-break/></text:span>「高雄宣言」列出<text:span text:style-name="T3">12</text:span>項策略，來達成永續都市運輸及生態交通的承諾。<text:span text:style-name="T3"> <text:line-break/><text:line-break/></text:span>一、<text:span text:style-name="T3"><text:s/></text:span>在規劃城市的同時，兼顧城市交通運輸。<text:span text:style-name="T3"> <text:line-break/><text:line-break/></text:span>二、人優先於車輛。<text:span text:style-name="T3"> <text:line-break/><text:line-break/></text:span>三、<text:span text:style-name="T3"><text:s/></text:span>支持共享及有效使用的交通工具、巷道、路緣和土地。<text:span text:style-name="T3"> <text:line-break/><text:line-break/></text:span>四、<text:span text:style-name="T3"><text:s/></text:span>提倡使用公共空間和運輸設施人人平等。<text:span text:style-name="T3"> <text:line-break/><text:line-break/></text:span>五、<text:span text:style-name="T3"><text:s/></text:span>支持公平的使用者費用<text:span text:style-name="T3"><text:s/></text:span>。<text:span text:style-name="T3"> <text:line-break/><text:line-break/></text:span>六、<text:span text:style-name="T3"><text:s/></text:span>致力於邁向整合和無縫連接。<text:span text:style-name="T3"> <text:line-break/><text:line-break/></text:span>七、<text:span text:style-name="T3"><text:s/></text:span>領導通往零碳排放和再生能源運輸的未來。<text:span text:style-name="T3"> <text:line-break/><text:line-break/></text:span>八、<text:span text:style-name="T3"><text:s/></text:span>支持在都市區域的自動駕駛汽車，共享車隊運營。<text:span text:style-name="T3"> <text:line-break/><text:line-break/></text:span>九、<text:span text:style-name="T3"><text:s/></text:span>保護城市空域。<text:span text:style-name="T3"> <text:line-break/><text:line-break/></text:span>十、<text:span text:style-name="T3"><text:s/></text:span>將永續原則應用在運送物品上：綠色貨運和生態物流。<text:span text:style-name="T3"> <text:line-break/><text:line-break/></text:span>十一、<text:span text:style-name="T3"><text:s/></text:span>保證利益關係者的參與。<text:span text:style-name="T3"> <text:line-break/><text:line-break/></text:span>十二、<text:span text:style-name="T3"><text:s/></text:span>為我們的地方政府準備未來的運輸。<text:span text:style-name="T3"> <text:line-break/><text:line-break/></text:span>陳菊強調，期盼將高雄經驗分享到其他國內外城市，持續為改善全球暖化、氣候變遷做出貢獻。這份宣言也將在今年<text:span text:style-name="T3">11</text:span>月，於德國舉辦的聯合國氣候變遷會議進行發表，向全世界傳達。<text:span text:style-name="T3"> <text:line-break/><text:line-break/>================== <text:line-break/></text:span>用綠發動哈瑪星<text:span text:style-name="T3"><text:s/></text:span>生態交通高雄登場<text:span text:style-name="T3"> <text:line-break/><text:line-break/>2017-10-16 </text:span>聯合新聞網<text:span text:style-name="T3"> <text:line-break/><text:line-break/>2017</text:span>生態交通全球盛典今年<text:span text:style-name="T3">10</text:span>月<text:span text:style-name="T3">1</text:span>日在高雄登場，為期一個月的活動包括「生態交通世界大會」、「哈瑪星生態交通示範社區」、「低碳運具及環境教育展覽」及「在地文史表演活動」等四大系列。</text:p>
      <text:p text:style-name="P1"><text:span text:style-name="T1">陳真</text:span><text:s/>  |  2017.10.16 01:11   |   <text:a xlink:type="simple" xlink:href="http://palinfo.habago.org/Entry?Command=Information_PrintForum&amp;iPage=119#FORUM36214"><text:span text:style-name="T2">#</text:span></text:a></text:p>
      <text:p text:style-name="P4">【外帶豪乳妹】乃公坐鎮　綠委、禿鷹、傳媒大亨齊聚豔窟<text:span text:style-name="T3"> <text:line-break/><text:line-break/></text:span>鏡周刊<text:span text:style-name="T3"> <text:line-break/><text:line-break/>2017. 10. 10. <text:line-break/><text:line-break/></text:span>民進黨大老吳乃仁遭本刊直擊在鋼琴酒吧夜夜笙歌，與政商名流要員商議各方「大事」，前來與會的政商名流，竟包括扁朝貪官因索賄遭判刑定讞、才甫出獄不久的前金管會委員、東森集團最高顧問林忠正、涉嫌禿鷹案的前金管會檢查局長李進誠，及因扁案遭判刑的力麒建設前老闆郭銓慶等人，連綠營立委許智傑，也現身在此和乃公密會，和吳乃仁喝到凌晨，才搭乃公的便車回到大安會館，之後，吳乃仁才返回三峽住處。<text:span text:style-name="T3"> <text:line-break/><text:line-break/></text:span>無巧不巧，就在東森電視創辦人王令麟計畫籌組新團隊，要買回外資凱雷手中的<text:span text:style-name="T3">6</text:span>成東森電視股票，進一步併購台灣最大的有線電視系統中嘉之際，對手大豐有線電視及龍巖集團同樣也來勢洶洶，吳乃仁與林忠正同時現身，也格外引人議論。<text:span text:style-name="T3"> <text:line-break/><text:line-break/></text:span>除媒體高層與吳乃仁常泡在此，前金管會金檢局長李進誠也現身這處酒吧。<text:span text:style-name="T3">12</text:span>年前發生勁永股市禿鷹案時，李進誠被控洩漏查黑中心偵辦進度，讓股市禿鷹操作牟利上千萬元，高院更二審依貪汙罪重判李進誠<text:span text:style-name="T3">6</text:span>年，最高法院在今年<text:span text:style-name="T3">7</text:span>月將全案撤銷發回更審。<text:span text:style-name="T3"> <text:line-break/><text:line-break/></text:span>早在<text:span text:style-name="T3">2006</text:span>年間，台北地院審理本案時，就曾以證人身分傳喚時任證交所董事長的吳乃仁，由於媒體曾指吳乃仁是禿鷹集團的首腦，但他當庭嚴詞否認，強調僅要求金檢局徹查此案，由此可看出李進誠深受乃公信任。<text:span text:style-name="T3"> <text:line-break/><text:line-break/></text:span>另外因涉掏空遭起訴的台苯大股東孫鐵漢及日月光財務長董宏思等人，也都先後在此出入。本刊調查，孫鐵漢和吳乃仁頗有交情，台苯去年董監事改選，引爆經營權之爭，孫鐵漢出招化解獨攬大權疑慮，推舉吳乃仁的女兒、時任台苯董事吳怡青擔任董事長，順利囊括多數席次，擊退林文淵為主的公司派，順利搶回台苯的經營權。</text:p>
      <text:p text:style-name="P1"><text:span text:style-name="T1">陳真</text:span><text:s/>  |  2017.10.16 01:04   |   <text:a xlink:type="simple" xlink:href="http://palinfo.habago.org/Entry?Command=Information_PrintForum&amp;iPage=119#FORUM36213"><text:span text:style-name="T2">#</text:span></text:a></text:p>
      <text:p text:style-name="P2">與新潮流大老吳乃仁出入女陪侍鋼琴酒吧？許智傑：聊宇宙大爆炸<text:span text:style-name="T3"> <text:line-break/><text:line-break/></text:span>杜兆倫<text:span text:style-name="T3"> <text:line-break/><text:line-break/>2017-10-11 </text:span>風傳媒<text:span text:style-name="T3"> <text:line-break/><text:line-break/></text:span>人氣民進黨立委許智傑被周刊拍到與吳乃仁出入女陪侍酒吧，他表示當天只是在聊宇宙大爆炸。（資料照，曾原信攝）<text:span text:style-name="T3"> <text:line-break/><text:line-break/></text:span>民進黨前秘書長、新潮流大老吳乃仁被周刊直擊，經常出入台北市仁愛路的鋼琴酒吧，且多次帶著一名身材姣好的女性出場；民進黨立委許智傑也被拍到現身在酒吧。對此，許智傑<text:span text:style-name="T3">11</text:span>日出面說明，表示當晚和吳乃仁是在聊「宇宙大爆炸」，沒有談公事，只是朋友聚一聚，「應該蠻單純的」。<text:span text:style-name="T3"> <text:line-break/><text:line-break/></text:span>《鏡周刊》報導，吳乃仁經常出入仁愛路一間鋼琴酒吧，這間鋼琴酒吧在政商界頗負盛名，許多人都是衝著吳乃仁而來，吳乃仁也在此密會政商名流，商討「各方大事」。吳乃仁也被周刊直擊有<text:span text:style-name="T3">4</text:span>次都帶著一位身材姣好的女性出場，許智傑也被拍到出現在酒吧。<text:span text:style-name="T3"> <text:line-break/><text:line-break/></text:span>許智傑今天出面說明，當天跟朋友吃完飯後，有人提議要去向吳乃仁問好，於是眾人就前去聚會。許智傑表示，吳乃仁上知天文下知地理，知識很淵博，「當天晚上在聊白矮星、紅巨星和宇宙大爆炸」，在那邊很少談公事，沒有談到中華電信<text:span text:style-name="T3">MOD</text:span>的事情。<text:span text:style-name="T3"> <text:line-break/><text:line-break/></text:span>至於出入聲色場所是否會造成形象不好，許智傑表示，只有偶爾朋友聚會時會去，也不帶女生出場，朋友聚一聚應該還好，「我想也還蠻單純的」。<text:span text:style-name="T3"> <text:line-break/><text:line-break/></text:span>許智傑說，當天聚會結束吳乃仁載他回大安會館，之後的行程他就不清楚。</text:p>
      <text:p text:style-name="P1"><text:span text:style-name="T1">陳真</text:span><text:s/>  |  2017.10.16 01:02   |   <text:a xlink:type="simple" xlink:href="http://palinfo.habago.org/Entry?Command=Information_PrintForum&amp;iPage=119#FORUM36212"><text:span text:style-name="T2">#</text:span></text:a></text:p>
      <text:p text:style-name="P4">今天假若馬英九是個大貪官，但他全家卻個個依舊佔據各種公家巨大肥缺要職，甚至同一家公司居然女兒當董事長，兒子當董事，你想，台灣的親綠人渣與走狗們及各大媒體會有什麼反應。<text:span text:style-name="T3"> <text:line-break/><text:line-break/></text:span>台灣人已經被教育成這樣：<text:span text:style-name="T3"> <text:line-break/><text:line-break/></text:span>台灣是屬於台灣人的，而民進黨就是咱台灣人的黨，因此要怎麼胡作非為都沒關係，因為大家都是台灣人，都是自己人。但是，國民黨是代表中國人，中國人就是萬惡的敵人，不管他們做對或做錯，一概都是罪大惡極，必須消滅，才能保護咱台灣人的民主自由與人權。<text:span text:style-name="T3"> <text:line-break/><text:line-break/></text:span>請問各位，你如何可能在這樣一種社會中講道理？有意義嗎？有用嗎？我實在很懷疑，雖然我還是不死心講個不停。<text:span text:style-name="T3"> <text:line-break/><text:line-break/></text:span>陳真<text:span text:style-name="T3"><text:s/>2017. 10. 16. <text:line-break/>=============== <text:line-break/></text:span>吳乃仁女任台苯董事長<text:span text:style-name="T3"><text:s/></text:span>林正杰：把台灣人當聾啞人士？<text:span text:style-name="T3"> <text:line-break/><text:line-break/>2016</text:span>年<text:span text:style-name="T3">04</text:span>月<text:span text:style-name="T3">17</text:span>日<text:span text:style-name="T3"> <text:line-break/><text:line-break/></text:span>謝雅柔／綜合報導<text:span text:style-name="T3"> <text:line-break/><text:line-break/></text:span>中時電子報<text:span text:style-name="T3"> <text:line-break/><text:line-break/></text:span>台苯經營權落幕，台苯公司<text:span text:style-name="T3">11</text:span>日舉行董事會，推選出民進黨新潮流系大老吳乃仁之女吳怡青擔任董事長兼總執行長，吳清典續任總經理一職。對此，民進黨創黨黨員之一的林正杰則在臉書批吳乃仁女兒當台苯董事長，兒子當董事，一戶兩席，毫不避諱，「是把台灣人當成聾啞人士嗎？」<text:span text:style-name="T3"> <text:line-break/><text:line-break/></text:span>林正杰首先以反諷民進黨有一套，認為民進黨要造反的時候租用暴民養小鬼；要組閣的時候一律六七十歲歐吉桑歐巴桑，還有廟公、表姊、軍火商。林正杰更直言民進黨若處在立法院人少時，霸占主席台、鎖門黨主席，若在人多時則舉手表決爽歪歪。<text:span text:style-name="T3"> <text:line-break/><text:line-break/></text:span>林正杰最後表示，貪汙犯剛出獄、民進黨大老吳乃仁的女兒吳怡青當台苯董事長，兒子吳怡翰當董事，一戶兩席，毫不避諱，批民進黨「是把台灣人當成聾啞人士嗎？」</text:p>
      <text:p text:style-name="P1"><text:span text:style-name="T1">陳真</text:span><text:s/>  |  2017.10.16 00:52   |   <text:a xlink:type="simple" xlink:href="http://palinfo.habago.org/Entry?Command=Information_PrintForum&amp;iPage=119#FORUM36211"><text:span text:style-name="T2">#</text:span></text:a></text:p>
      <text:p text:style-name="P2">請從<text:span text:style-name="T3">45</text:span>秒處開始看：<text:span text:style-name="T3"> <text:line-break/><text:line-break/>https://goo.gl/QVb9zY <text:line-break/><text:line-break/></text:span>這才是台灣的政治常態，看看這些販賣國土的貪官污吏及一堆無良商人平常如何哥倆好。以前多少還會遮遮掩掩，現在整個政權大權在握，似乎就更加肆無忌憚。<text:span text:style-name="T3"> <text:line-break/><text:line-break/></text:span>比方說，鏡頭裏一起來酒店討論<text:span text:style-name="T3"><text:s/>"</text:span>宇宙如何大爆炸<text:span text:style-name="T3">" </text:span>的就有半導體大廠<text:span text:style-name="T3"><text:s/>"</text:span>日月光<text:span text:style-name="T3">" </text:span>的高層。<text:span text:style-name="T3"> <text:line-break/><text:line-break/></text:span>兩年前，政客人渣與無數無良商人所強力推薦的愛台鉅片<text:span text:style-name="T3"><text:s/>"</text:span>看見台灣<text:span text:style-name="T3">"</text:span>，不是明明白白揭露民進黨的金主之一<text:span text:style-name="T3"><text:s/>"</text:span>日月光<text:span text:style-name="T3">" </text:span>偷偷排放高度致癌有毒廢水污染高雄河川嗎？一時之間不是輿論大嘩嗎？人渣黨和高雄市政府不是也義正詞嚴說要嚴辦嗎？法院一審不是嚴辦了嗎？可是，才沒多久，風頭一過，居然無罪，反而高雄市政府還要賠一兩億給日月光。<text:span text:style-name="T3"> </text:span></text:p>
      <text:p text:style-name="P1"><text:span text:style-name="T1">陳真</text:span><text:s/>  |  2017.10.16 00:31   |   <text:a xlink:type="simple" xlink:href="http://palinfo.habago.org/Entry?Command=Information_PrintForum&amp;iPage=119#FORUM36210"><text:span text:style-name="T2">#</text:span></text:a></text:p>
      <text:p text:style-name="P4">【外帶豪乳妹】新系教父喊水會結凍<text:span text:style-name="T3"><text:s/></text:span>連賴神也為他哽咽過<text:span text:style-name="T3"> <text:line-break/><text:line-break/></text:span>鏡週刊<text:span text:style-name="T3"> <text:line-break/><text:line-break/>2017</text:span>年<text:span text:style-name="T3">10</text:span>月<text:span text:style-name="T3">11</text:span>日<text:span text:style-name="T3"> <text:line-break/><text:line-break/><text:line-break/></text:span>本刊在隱身北市大安區精華地段的<text:span text:style-name="T3">OLA</text:span>鋼琴酒吧，連續直擊政商要員頻頻報到，唯一的共通點都是，當天一定都有吳乃仁出現，由此可見乃公的魅力依舊，不因他未擔任黨政要職而有所減損。<text:span text:style-name="T3"> <text:line-break/><text:line-break/></text:span>吳乃仁是黨外時期創立新潮流系的元老，是民進黨內少數政商人脈都豐沛的人物。<text:span text:style-name="T3"> <text:line-break/><text:line-break/></text:span>從黨外時期，吳乃仁就是創立新潮流系的元老，他為人海派，是民進黨內少數政商人脈都豐沛的人物，人稱乃公的他，曾經二度幫前總統陳水扁打贏總統大選，而且曾三度擔任民進黨祕書長，在扁朝期間，還先後擔任過台糖與證交所董事長，因為在黨內的輩分高，過去政商之間要喬事情，幾乎都有乃公的身影。<text:span text:style-name="T3"> <text:line-break/><text:line-break/></text:span>吳乃仁擔任台糖董事長期間，與前立委洪奇昌因涉賤賣台糖土地，導致台糖損失<text:span text:style-name="T3">4.1</text:span>億元，原本雙雙遭判刑定讞，但<text:span text:style-name="T3">2</text:span>人聲請再審獲准，台中高分院改判洪奇昌無罪、吳乃仁則從原判<text:span text:style-name="T3">3</text:span>年減為<text:span text:style-name="T3">9</text:span>個月，時任台南市長的賴清德還曾召開記者會哽咽表示：「我願意用我的政治生命來保證他們的清白。」由此可見吳乃仁在黨內的分量。<text:span text:style-name="T3"> <text:line-break/><text:line-break/></text:span>綠營人士指出，乃公少了公職身分，讓他處理棘手政商難題的空間更加寬廣，<text:span text:style-name="T3">OLA</text:span>酒吧就成為他會集政商各方人馬議事的絕佳基地。<text:span text:style-name="T3"> <text:line-break/><text:line-break/></text:span>綠營人士指出，乃公向來喜歡約黨內人士在酒店、酒吧談事情，在杯光交錯之間，吳乃仁更善於利用自己在政商界累積的人脈、資源當後盾，就像電影教父裡的老大，「只要出手，一定是讓開出對方難以拒絕的條件。」</text:p>
      <text:p text:style-name="P1"><text:span text:style-name="T1">陳真</text:span><text:s/>  |  2017.10.16 00:29   |   <text:a xlink:type="simple" xlink:href="http://palinfo.habago.org/Entry?Command=Information_PrintForum&amp;iPage=119#FORUM36209"><text:span text:style-name="T2">#</text:span></text:a></text:p>
      <text:p text:style-name="P2">有照片：<text:span text:style-name="T3"> <text:line-break/><text:line-break/>https://goo.gl/cyXW4L <text:line-break/><text:line-break/><text:line-break/></text:span>【外帶豪乳妹】<text:span text:style-name="T3">70</text:span>歲比<text:span text:style-name="T3">7</text:span>年級猛<text:span text:style-name="T3"><text:s/></text:span>那<text:span text:style-name="T3">4</text:span>夜吳乃仁都帶她出場<text:span text:style-name="T3"> <text:line-break/><text:line-break/></text:span>鏡週刊<text:span text:style-name="T3"><text:s/>2017</text:span>年<text:span text:style-name="T3">10</text:span>月<text:span text:style-name="T3">11</text:span>日<text:span text:style-name="T3"> <text:line-break/><text:line-break/></text:span>民進黨前祕書長、新潮流系大老吳乃仁，擔任台糖董事長時因涉及購地弊案，遭判刑<text:span text:style-name="T3">9</text:span>個月出獄後，鮮少露面，不知情的人還以為他已淡出政壇。但本刊連續多日直擊，發現吳乃仁幾乎夜夜笙歌，流連台北市仁愛路一家有女陪侍的高檔鋼琴酒吧，身邊還常有一名豪乳正妹陪伴，並多次帶出場，將屆滿<text:span text:style-name="T3">70</text:span>歲的「乃公」，體力絲毫不輸給七年級的年輕人。<text:span text:style-name="T3"> <text:line-break/><text:line-break/></text:span>本刊連續多日在台北市立聯合醫院仁愛院區的正對面，一間看似平常的老舊華廈出入口直擊，豪華轎車也一輛接一輛地靠邊臨停，趕來報到的貴客，幾乎都有司機接送，一下車就快步進入大樓玄關進入地下室，這裡就是在政商名流圈頗富盛名、有女陪侍的「<text:span text:style-name="T3">OLA</text:span>」鋼琴酒吧。<text:span text:style-name="T3"> <text:line-break/><text:line-break/>OLA</text:span>雖然沒有亮眼招牌，非熟客帶路還不得其門而入，政商名流絡繹不絕，知情人士向本刊爆料，他們來此主要都是衝著吳乃仁而來，此一豔窟堪稱政商議事的高級祕密會所。<text:span text:style-name="T3"> <text:line-break/><text:line-break/></text:span>本刊直擊，<text:span text:style-name="T3">9</text:span>月<text:span text:style-name="T3">13</text:span>日凌晨<text:span text:style-name="T3">3</text:span>點<text:span text:style-name="T3">02</text:span>分，台北天空下起了雨，招待所的少爺先衝到大樓入口處拿了把雨傘，走到招待所出口後隨即又回頭多拿了把傘，再站在出口迎接貴客。此時走出招待所吳乃仁，長髮妹用左手親密地挽著他的右手，吳乃仁用手比了比前方，似乎示意她自己的車就在前方。<text:span text:style-name="T3"> <text:line-break/><text:line-break/></text:span>這名長髮妹是年近<text:span text:style-name="T3">30</text:span>歲的女孩，皮膚白皙、身材窈窕，留著一頭近乎及腰的烏黑長髮，尤其一雙勻稱修長的美腿更是令見到的人難以移開目光。她的外貌並非屬於艷麗型，而較偏向鄰家女孩般的清新，長長的鵝蛋臉配上細緻的五官，及淡到近乎素顏的薄妝，或許就是這股氣息讓吳乃仁一見傾心，才時常找她作陪。<text:span text:style-name="T3"> <text:line-break/><text:line-break/></text:span>長髮妹邊挽著吳乃仁的手邊與他聊天，細心扶著吳乃仁走下大樓階梯，並走向已停在路旁的車輛，吳乃仁的司機早已下車打開車門，待吳與長髮女坐上後座後，即上車加速駛離，在幾個急轉彎後即消失在雨中的街頭。<text:span text:style-name="T3"> <text:line-break/><text:line-break/>9</text:span>月<text:span text:style-name="T3">23</text:span>日，吳乃仁（中）和台灣互動董事長王志隆（左）一起步出酒吧，看得出<text:span text:style-name="T3">2</text:span>人交情不錯。<text:span text:style-name="T3"> <text:line-break/><text:line-break/>(</text:span>檢視相片<text:span text:style-name="T3">) <text:line-break/><text:line-break/></text:span>臉色因喝酒喝到紅通通的吳乃仁，似乎已經酒足飯飽，而吳乃仁喜歡的長髮妹就跟在後方，這天她盤起了長髮，她穿了件紫色挖胸的上衣，搭配灰色一片裙，露出白皙的長腿，右手還提著沒吃完的打包食物紙袋，邊跟在後面邊咬著嘴唇，透露出她俏皮的一面。<text:span text:style-name="T3"> <text:line-break/><text:line-break/></text:span>吳乃仁喝到凌晨，在暗夜中由豪乳正妹悄悄陪著離去。<text:span text:style-name="T3"> <text:line-break/><text:line-break/>(</text:span>檢視相片<text:span text:style-name="T3">) <text:line-break/><text:line-break/></text:span>才隔了<text:span text:style-name="T3">2</text:span>天，<text:span text:style-name="T3">9</text:span>月<text:span text:style-name="T3">28</text:span>日凌晨<text:span text:style-name="T3">2</text:span>點<text:span text:style-name="T3">51</text:span>分，吳乃仁再次出現在招待所，他的穿著和<text:span text:style-name="T3">2</text:span>天前一樣，長髮妹挽著吳乃仁的手肘處，扶著他走出大樓，兩人邊走邊聊，相當自然，吳乃仁不知講了什麼哏，還讓長髮妹噗哧一笑，可見乃公的功力。<text:span text:style-name="T3"> <text:line-break/><text:line-break/>10</text:span>月<text:span text:style-name="T3">5</text:span>日凌晨<text:span text:style-name="T3">2</text:span>點<text:span text:style-name="T3">31</text:span>分，吳乃仁當天喝到有些步履不穩，必須由兩人一邊拉一手，把吳乃仁扶到大樓外，吳乃仁又習慣性地摸摸肚皮、拉拉褲頭，似乎仍有些意猶未盡；至於吳乃仁鍾愛的長髮妹，則又提著打包的食物跟在後方，並陪著乃公上車。</text:p>
      <text:p text:style-name="P1"><text:span text:style-name="T1">陳真</text:span><text:s/>  |  2017.10.16 00:11   |   <text:a xlink:type="simple" xlink:href="http://palinfo.habago.org/Entry?Command=Information_PrintForum&amp;iPage=119#FORUM36208"><text:span text:style-name="T2">#</text:span></text:a></text:p>
      <text:p text:style-name="P4">這是續<text:span text:style-name="T3"><text:s/>2017.09.27 02:41 </text:span>的留言。在該則留言中，我寫說：<text:span text:style-name="T3"> <text:line-break/><text:line-break/>"</text:span>長年以來，酒店根本就是政治人物的第二個家，這哪還需要舉例？應該要問的是，究竟有哪幾個政治人物不是這樣生活？請站出來接受表揚。而且，這不是綠營專利，藍綠都一樣，差別只是在於藍的一方公私形象通常較為一致，而且藍的高層不興這一套。但是，綠的卻不管高層基層地方中央都一樣，白天史豔文，晚上就變成千心魔了。<text:span text:style-name="T3"> <text:line-break/><text:line-break/></text:span>我沒去過酒店，也從沒去過<text:span text:style-name="T3"><text:s/>KTV</text:span>，不知道這些機構裏頭究竟是在幹啥，但我也絕不是贊成或反對上酒店，我要說的是一種奢靡的生活形式。聽說去一趟酒店至少萬元起跳，究竟一個人得月入多少錢才有本事三天兩頭就能這樣一擲萬金？甚至還經常必須<text:span text:style-name="T3"><text:s/>"</text:span>趕場<text:span text:style-name="T3">"</text:span>，一個晚上跑好幾家酒店<text:span text:style-name="T3"><text:s/>"</text:span>應酬<text:span text:style-name="T3">"</text:span>。這意味著這些政治人物絕非清廉行事。我並不是要談什麼女權不女權的，因為我不是笨蛋，我不會笨到拿一種道德高標去檢驗一群人渣，我只是用一種最低標準來評價。<text:span text:style-name="T3">" <text:line-break/><text:line-break/></text:span>我們平常買菜，為了省個五塊八毛，就算很想吃的東西也不一定能買得下手。我那麼愛看電影，但若不是有優惠折扣的日子，除非別無選擇，否則我寧可不看，寧可等到可以買一送一或打六五折的票價出現才進場，每次大約可以省個幾十元。一年的看電影預算約三千元左右，平均一個月看一到兩部電影。<text:span text:style-name="T3"> <text:line-break/><text:line-break/></text:span>一直到當醫師之後，才敢花錢坐復興號或莒光號，否則一律只坐普通平快車<text:span text:style-name="T3"><text:s/>(</text:span>現在叫電聯車<text:span text:style-name="T3">)</text:span>；至於搭自強號，那更是四、五十歲以後的事了，而且其中有四年的時間每周往來台南台中，一概都是餓著肚子搭最便宜的統聯客運，每周就這樣度過漫漫長夜。<text:span text:style-name="T3"> <text:line-break/><text:line-break/></text:span>平常汽車加油，一律只在周二加，因為周二比其它日子加油可以多省每公升兩毛<text:span text:style-name="T3"><text:s/>(</text:span>玉山山隆卡周二折扣<text:span text:style-name="T3">1.8</text:span>元，其它日子<text:span text:style-name="T3">1.6</text:span>元<text:span text:style-name="T3">)</text:span>，一次加<text:span text:style-name="T3">25</text:span>公升就可以省下<text:span text:style-name="T3">5</text:span>塊錢，一個月省<text:span text:style-name="T3">20</text:span>，一年至少省<text:span text:style-name="T3">240</text:span>，夠我看兩場電影了。我相信大部份所謂販夫走卒應該也都是以這樣一種盡全力節省的態度在生活，因為我們若不這麼生活，錢根本不夠用<text:span text:style-name="T3"><text:s/>(</text:span>我們賺的錢大多沒用在自己身上<text:span text:style-name="T3">)</text:span>。<text:span text:style-name="T3"> <text:line-break/><text:line-break/></text:span>我想說的是，這些滿口漂亮理想的政治人渣們，卻是過著一般人根本無法想像、紙醉金迷的生活。如果一個人很有錢，他想怎麼奢侈也許是他的自由，問題是：<text:span text:style-name="T3"> <text:line-break/><text:line-break/></text:span>一，這些人渣哪來這麼多薪水足以夜夜笙歌、天天一擲萬金面不改色？<text:span text:style-name="T3"> <text:line-break/><text:line-break/></text:span>二，你難道真的相信一個人的生活可以和他的話語分開看待？你難道真的會相信一個過著這樣一種生活的人他心裏頭真的想為理想為人類獻身、一心為弱勢者打拼或是惦念著什麼獨立建國？<text:span text:style-name="T3"> <text:line-break/><text:line-break/></text:span>黃信介說：<text:span text:style-name="T3">"</text:span>新潮流系有兩顆花生仁<text:span text:style-name="T3">"</text:span>，一個吳乃仁，一個邱義仁。這兩人就是當年號稱最清廉最具理想性革命性與戰鬥性最不在乎權利名位一心只想著人類偉大反抗精神的<text:span text:style-name="T3"><text:s/>"</text:span>新潮流<text:span text:style-name="T3">" </text:span>的頭。算我腦袋不清，我確實曾經一度以為這些同志們真的是這樣的人，還好我很快就清醒了，特別是後來進入九零年代、島內政治氣氛大幅開放之後那些比較年輕一代的政治或社運參與者，更是讓我大開眼界，原來人的生活可以腐敗糜爛到這種地步，吃喝嫖賭竟如此稀鬆平常，但是嘴巴上卻又總是高喊著什麼偉大的革命與理想，改造世界什麼的。<text:span text:style-name="T3"> <text:line-break/><text:line-break/></text:span>念在舊日情誼，我實在很不想點名。我之所以講這個，只是希望被愚弄欺騙的蠢蛋們真的該醒醒。政治上或所謂社運上，事實的真相往往跟你所以為的，完全南轅北轍。這個人渣黨，徹徹底底就是一個不折不扣的齷齪詐騙貪污集團，不但詐騙，而且跟黑道與地方惡勢力掛勾得比李登輝主政下的黑金體制還更可怕，更加赤裸裸的暴力、貪污、賤賣國土與官商勾結等等等，無所不貪，無惡不作。這些政治歹徒每天的<text:span text:style-name="T3"><text:s/>"</text:span>工作<text:span text:style-name="T3">" </text:span>就是你喬我喬，喬來喬去，你分多少，我分多少，大家分贓，而酒家或私人招待所就像他們的<text:span text:style-name="T3"><text:s/>"</text:span>辦公室<text:span text:style-name="T3">"</text:span>。<text:span text:style-name="T3"> <text:line-break/><text:line-break/></text:span>至於什麼獨立建國，如果到現在還有人信，我真是覺得很無奈。不瞞各位，其實我是一個<text:span text:style-name="T3"><text:s/>"</text:span>地球獨立<text:span text:style-name="T3">" </text:span>運動者，我主張地球應該脫離邪惡的銀河系，獨立建球成為一個偉大的星球體系。首先，我們應該正名，地球太難聽了，應該改為宇球才對，宇宙的宇，羽毛球的球，以彰顯勇敢的<text:span text:style-name="T3"><text:s/>"</text:span>宇球人<text:span text:style-name="T3">" </text:span>飛向宇宙的偉大胸襟。不過，各位請放心，宇球並不會搬家，因為宇球事實上已經獨立建球，我們只會每逢選舉就推動宇球正名的公投運動而已，提供我做為施政參考，這就是我當官以來不變的偉大信念。<text:span text:style-name="T3"> <text:line-break/><text:line-break/></text:span>這些政治人渣之所謂台獨，差不多就是這樣一種意義。如果有人聽了信了，人渣們恐怕會忍不住笑出來，連這樣胡扯居然也有人信。我感到痛苦的不是人渣歹徒騙子的胡扯，我感到痛苦的是大多數人竟然相信這些混蛋龜公的鳥話，從而使得這個社會不斷被掏空，被導向一條極其不義而可恥的危險之路，而眾人卻被迫得陪葬在這樣一個早已失去陽光的孤島。<text:span text:style-name="T3"> <text:line-break/><text:line-break/></text:span>過去國民黨高喊反攻大陸，你也許不能說他騙人。依我看，蔣家是很想打回大陸的，只是力有未逮。但是，人渣黨這些當官當民代的，上上下下卻找不到五個人真的想要台獨。你用肚臍想也知道，人渣們只是壞，而不是笨，他們每天在酒家獻身，怎麼可能會想要為台獨獻身呢。如果反攻大陸老早在幾十年前就已經是一種不可能實現的鬼話神話，更不用說台獨了。<text:span text:style-name="T3"> <text:line-break/><text:line-break/></text:span>台獨有三不，技術上不可行，道德上不應該，利害上不划算；你不在自己的大好江山上當個主人，促進世界往一個好的方向走去，卻反而要窩在一個小島上充當邪惡血腥到爆的美國國家恐怖主義和日本鬼子的狗？<text:span text:style-name="T3"> <text:line-break/><text:line-break/></text:span>再回到紙醉金迷的事。你可別以為人渣黨是這兩年才墮落，當然不是，早在三十年前建黨之初就已經四處是這樣一種文化了，動不動就是賭博打牌泡溫泉上酒家玩女人，而且好像要這樣才像個男人。我從來不曾跟他們去應酬，因此，我相信我所知道的或聽到的，恐怕還只是冰山一角。<text:span text:style-name="T3"> <text:line-break/><text:line-break/></text:span>有件<text:span text:style-name="T3"><text:s/>"</text:span>小事<text:span text:style-name="T3">"</text:span>，有點傳神，不妨說說。記得大約<text:span text:style-name="T3">18</text:span>年前，台灣留英學生有個網站叫<text:span text:style-name="T3"><text:s/>"</text:span>鳳至<text:span text:style-name="T3">"</text:span>。<text:span text:style-name="T3">1999</text:span>年，魏廷朝突然過世，我曾寫文章講到他在<text:span text:style-name="T3">1987</text:span>年出獄時，我們在高雄辦了一個歡迎會，歡迎他的歸來；我還提到隔兩年之後的一次街頭抗爭中，我們兩人剛好走在一起，一路談了很多他坐牢前前後後的事。至於我貼在<text:span text:style-name="T3"><text:s/>"</text:span>鳳至<text:span text:style-name="T3">" </text:span>的那篇文章其實很短，頂多就幾行，一兩百字，標題是<text:span text:style-name="T3"><text:s/>"</text:span>紀念魏廷朝<text:span text:style-name="T3">"</text:span>，紀念他的英年早逝。<text:span text:style-name="T3"> <text:line-break/><text:line-break/></text:span>沒想到，居然有位目前已經是所謂<text:span text:style-name="T3"><text:s/>"</text:span>綠營大老<text:span text:style-name="T3">" </text:span>的混蛋具名留言。那個<text:span text:style-name="T3"><text:s/>"</text:span>大老<text:span text:style-name="T3">" </text:span>跟我不認識，他可能以為我是個女的。你知道這位後來在阿扁當權時還當上真正具有實權的地下<text:span text:style-name="T3">XX</text:span>部長的混蛋寫些什麼嗎？他很輕佻地只寫了一句話：<text:span text:style-name="T3">" (</text:span>陳真？<text:span text:style-name="T3">) </text:span>我不知道大魏<text:span text:style-name="T3"><text:s/>(</text:span>指魏廷朝<text:span text:style-name="T3">) </text:span>居然還玩幼齒的<text:span text:style-name="T3">"</text:span>，意思是他以為我是個女的，以為我是魏廷朝在酒家認識的應召女。<text:span text:style-name="T3"> <text:line-break/><text:line-break/></text:span>我不知道魏廷朝上不上酒家，或許這位人渣部長的意思只是想公開損我，因為我那時已經開始在大罵民進黨，他就故意把我說成酒家應召女，意思是<text:span text:style-name="T3"><text:s/>"</text:span>我才是美麗島事件政治犯，我和魏廷朝熟到一起上酒家嫖妓，你陳真算老幾，哪輪到你來紀念？<text:span text:style-name="T3">" <text:line-break/><text:line-break/></text:span>從這樣一件小事，你就可以看出很多人事物的本質，看出他們究竟懷著什麼樣的心態在從事所謂政治運動或社運。這位人渣部長一家幾口至少就有兩三個當部長級大官，憑什麼呢？難道是憑著他們有著什麼才華或學識？當然不是，這些人不學無術的，哪來什麼專業能力或才華。台灣政治基本上就是這樣一種分贓；天下是我打下的，我騙來的，一切公眾資源權力與財富當然就是我的戰利品。<text:span text:style-name="T3"> <text:line-break/><text:line-break/></text:span>這回是<text:span text:style-name="T3"><text:s/>"</text:span>新潮流<text:span text:style-name="T3">" </text:span>的頭<text:span text:style-name="T3">--</text:span>吳乃仁及其他幾位民進黨民代被媒體拍到，前一陣子不是還有一個也是夜夜春宵、一天趕場好幾家酒店的形象牌年輕政客好像叫梁什麼傑的嗎，也是屬於新潮流。這些其實都不是新聞，而是這個人渣黨三十年來的基本作風。而且，你要知道，他們可不是單純去娛樂，而是寓政於樂，寓貪於樂，一邊玩女人一邊談公事，所謂談<text:span text:style-name="T3"><text:s/>"</text:span>公事<text:span text:style-name="T3">" </text:span>當然就是喬事情，搞官商勾結，因此，在場的，有官必有商。當媒體對此提出質疑時，這些混蛋竟然說他們只是在談論<text:span text:style-name="T3"><text:s/>"</text:span>宇宙誕生、宇宙大爆炸<text:span text:style-name="T3">" </text:span>的學術問題。<text:span text:style-name="T3"> <text:line-break/><text:line-break/></text:span>你能不能想像，今天假設是國民黨的大老新秀們個個如此夜夜春宵、揮金如土，每天醉醺醺地摟著什麼爆奶辣妹開房間、搞密室官商勾結，綠營的人及其一大票學界文化界媒體界走狗將會做出什麼反應，綠營的支持者將會如何兇狠地鬥爭、抗議。<text:span text:style-name="T3"> <text:line-break/><text:line-break/></text:span>台灣這二十幾年來已經完全不講是非，整個社運和幾乎一切社會資源與權位及媒體公器全被壟斷，只要是綠的，不管如何為非作歹，台灣社會絕不會有什麼反應，但是藍的即便乾淨得像個透明的水晶球<text:span text:style-name="T3"><text:s/>(</text:span>例如馬英九<text:span text:style-name="T3">)</text:span>，卻被抹黑得臭不可聞，比方說綠營整天指控他曾經接受什麼富邦銀行的招待吃了一頓飯，菜色之一是魚翅什麼的，彷彿罪大惡極，這就如同二十幾年前至今依舊把連戰醜化得臭不可聞的所謂<text:span text:style-name="T3"><text:s/>"</text:span>五百元便當<text:span text:style-name="T3">" </text:span>的純屬虛構的故事。<text:span text:style-name="T3"> <text:line-break/><text:line-break/></text:span>至於蔡啥小，每個月光是聘請專做法國菜的個人廚師薪水就高達六萬，卻反而講得好像很樸素很克難似的，而馬英九一年吃幾百個陽春便當、異常節儉而清廉的一個人，人渣黨及其支持者卻反而經常硬要把他說成貪婪豪奢。有許多次，我聽我家隔壁一位歐巴桑經常在串門子，聲如洪鐘，傳遍社區，老是在講這些話題，老是完全顛倒是非黑白地談論事情，實在覺得很無奈。<text:span text:style-name="T3"> <text:line-break/><text:line-break/></text:span>在這島上，真理絕對不是越辯越明，因為越辯越明必須有個前提要件就是：人們願意承認並接受事物的某種客觀性。如果一個社會，顏色與立場才是唯一的真理標準，那你還能辯個什麼呢？<text:span text:style-name="T3"> <text:line-break/><text:line-break/></text:span>彭明敏逃亡海外期間曾經揚言，只要國民黨願意讓他在島內自由演講三個月，他有把握國民黨將會立即垮台，因為他相信，只要揭露事實真相，只要讓理性有可以發揮的空間，人心將會唾棄不義。<text:span text:style-name="T3"> <text:line-break/><text:line-break/></text:span>我曾經也相信這樣的說法，只要根據事實與理性及是非善惡價值，我們就能打倒國民黨。因此，打從大約<text:span text:style-name="T3">1980</text:span>年起，當我還是個高中生時，我就買了一本很厚的筆記本，打算花個八年十年的時間寫一本書叫做<text:span text:style-name="T3"><text:s/>"</text:span>罄竹難書國民黨<text:span text:style-name="T3">"</text:span>，我在筆記上持之以恆地簡要記下國民黨打從大陸時期開始的各種敗行劣跡以及各種相關文獻與資料出處。在國民黨威風凜凜的恐怖年代，我還因此曾經跟一位記者打賭三千元，我賭說國民黨將會在<text:span text:style-name="T3">1990</text:span>年之前垮台，結果我輸了。<text:span text:style-name="T3"> <text:line-break/><text:line-break/></text:span>我很訝異，當國民黨的敗行劣跡與貪污腐敗開始被大量曝光後，國民黨並沒有因此垮台，人們還是一樣照挺不誤，因為人們根本不在乎什麼是非善惡，真理不管怎麼辯都沒用，真正起了打倒國民黨作用的卻是各種更為卑鄙醜陋與腐敗的作法。大貪官老賊李登輝有一句名言：<text:span text:style-name="T3">"</text:span>水清無魚<text:span text:style-name="T3">"</text:span>。意思是說：你要夠髒，你才有可能贏。人渣黨除了各種官商勾結以及滲透各項公器如媒體與教育做得比國民黨更加無恥猖狂之外，另外主要就是透過各種以<text:span text:style-name="T3"><text:s/>"</text:span>愛台灣<text:span text:style-name="T3">" </text:span>為中心思想的法西斯手段，挑撥族群對立仇恨，以所謂<text:span text:style-name="T3"><text:s/>"</text:span>台灣人<text:span text:style-name="T3">" </text:span>壓倒性的人數，去打擊所謂代表<text:span text:style-name="T3"><text:s/>"</text:span>中國人<text:span text:style-name="T3">" </text:span>利益的國民黨。這才是國民黨垮台的根本原因，而絕不是什麼正義或是非善惡起了作用。</text:p>
      <text:p text:style-name="P1"><text:span text:style-name="T1">怡靜</text:span><text:s/>  |  2017.10.15 23:17   |   <text:a xlink:type="simple" xlink:href="http://palinfo.habago.org/Entry?Command=Information_PrintForum&amp;iPage=119#FORUM36207"><text:span text:style-name="T2">#</text:span></text:a></text:p>
      <text:p text:style-name="P6"><text:span text:style-name="T1">前陣子在對岸逛字幕站時看到這影片的中文字幕，後來發現有人放上</text:span>Youtube<text:span text:style-name="T1">。今天恰好看到苦勞網刊出一篇相關文章，貼出連結供參考。</text:span> <text:line-break/><text:line-break/><text:span text:style-name="T1">由「</text:span>731<text:span text:style-name="T1">部隊」審視日本真面目</text:span> <text:line-break/>http://www.coolloud.org.tw/node/89372 <text:line-break/><text:line-break/>Youtube<text:span text:style-name="T1">上的影片</text:span> <text:line-break/><text:span text:style-name="T1">【</text:span>NHK<text:span text:style-name="T1">紀錄片】</text:span>731<text:span text:style-name="T1">部隊的真相</text:span><text:s/>“<text:span text:style-name="T1">精英</text:span>”<text:span text:style-name="T1">醫者與人體試驗</text:span><text:s/><text:span text:style-name="T1">【雙語字幕</text:span>/720P<text:span text:style-name="T1">】</text:span> <text:line-break/>https://youtu.be/ysapEl0xFOg</text:p>
      <text:p text:style-name="P3"/>
      <text:p text:style-name="P1"><text:span text:style-name="T1">陳真</text:span><text:s/>  |  2017.10.13 01:57   |   <text:a xlink:type="simple" xlink:href="http://palinfo.habago.org/Entry?Command=Information_PrintForum&amp;iPage=120#FORUM36201"><text:span text:style-name="T2">#</text:span></text:a></text:p>
      <text:p text:style-name="P2"><text:span text:style-name="T3">"</text:span>我不知道他為什麼要救我，也許在他生命的最後一刻，他比任何時候都還更加熱愛生命，不僅僅是他的生命，還有每個人的，當然也包括我的。他的問題，也許也正是我們的問題：我從哪裏來？我往何處去？我能活多久？<text:span text:style-name="T3">" <text:line-break/><text:line-break/></text:span>這是電影<text:span text:style-name="T3"><text:s/>"Blade Runner" </text:span>的最後一幕，沒有<text:span text:style-name="T3"><text:s/>"</text:span>感情<text:span text:style-name="T3">" </text:span>的複製人，卻在自己生命終了的最後一刻，救了來殺他的人。光是這一幕，我就不知道看了幾百回。<text:span text:style-name="T3">35</text:span>年來，不經意之間，這段獨白就會在我心裏出現：<text:span text:style-name="T3">"</text:span>我從哪裏來？我往何處去？我能活多久？<text:span text:style-name="T3">" </text:span>也許可以這麼說，正是這樣一些問題，使我走上哲學這條不歸路。我一直很想<text:span text:style-name="T3"><text:s/>"</text:span>回家<text:span text:style-name="T3">"</text:span>，以為哲學是一條回家的路，想不到卻越走越遠<text:span text:style-name="T3">... <text:line-break/><text:line-break/></text:span>片中女主角叫做<text:span text:style-name="T3"><text:s/>"</text:span>若雪<text:span text:style-name="T3">" (Rachael)</text:span>，是個複製人，但她卻被植入一些<text:span text:style-name="T3"><text:s/>"</text:span>記憶<text:span text:style-name="T3">"</text:span>，讓她以為自己是個真人，以為自己跟大家一樣，曾經擁有爸爸媽媽，擁有一個快樂童年。記憶的稀少，讓複製人往往更加珍惜過往那些曾經的美好。若雪身上總是帶著一張童年照片，但是事實上她根本沒有童年。她原本不相信這些記憶全是外來輸入，直到有一天，當她講起童年一樁奇妙而美麗的回憶，說她曾經在小時候看到一隻蜘蛛生了許多小蜘蛛時，男主角竟然立即接續了這段她從未跟人說起的童年往事，她才知道自己是複製人，於是童年照片也不想要了，原來這一切她所珍視的回憶全非真實。<text:span text:style-name="T3"> <text:line-break/><text:line-break/>35</text:span>年，幾乎就是一個人一生最好的一段歲月。這麼多年了，這電影一直深深感動我，但我其實並不知道自己是被什麼東西給感動？我們究竟是憐憫沒有記憶的機器人生命之<text:span text:style-name="T3"><text:s/>"</text:span>蒼白<text:span text:style-name="T3">"</text:span>？還是憐憫每個人自己滄桑美麗的過往？智者賢者總是說，人應該活在當下，因為逝者難追，<text:span text:style-name="T3">"</text:span>過去<text:span text:style-name="T3">" </text:span>就像一場夢，而<text:span text:style-name="T3"><text:s/>"</text:span>未來<text:span text:style-name="T3">" </text:span>卻不可捉摸，惟有<text:span text:style-name="T3"><text:s/>"</text:span>當下<text:span text:style-name="T3">" </text:span>最真實。但我卻覺得，人勢必得活在無數的回憶中，生命終究還是以<text:span text:style-name="T3"><text:s/>"</text:span>過去式<text:span text:style-name="T3">" </text:span>的方式存在。<text:span text:style-name="T3"> <text:line-break/><text:line-break/></text:span>所有回憶，不外一個<text:span text:style-name="T3"><text:s/>"</text:span>我<text:span text:style-name="T3">" </text:span>字。<text:span text:style-name="T3"><text:s/>"</text:span>我<text:span text:style-name="T3">" </text:span>就是我的話語，我的回憶，我的夢，我是我的唯一見證人。西方哲學中，對於<text:span text:style-name="T3"><text:s/>"</text:span>記憶<text:span text:style-name="T3">" </text:span>或<text:span text:style-name="T3"><text:s/>"</text:span>回憶<text:span text:style-name="T3">" </text:span>的相關研究往往十分艱澀難懂，但與其說它艱難，不如說它<text:span text:style-name="T3"><text:s/>"</text:span>抽象<text:span text:style-name="T3">"</text:span>；走進記憶，就像走進一團迷離幻境中。在我看來，任何研究，一旦來到<text:span text:style-name="T3"><text:s/>"</text:span>我<text:span text:style-name="T3">" </text:span>的面前，就像來到但丁煉獄的入口，就得揚棄一切希望，停止一切思索。<text:span text:style-name="T3"> <text:line-break/><text:line-break/></text:span>萬般過往，不過浮光掠影，早已消失無蹤。那為什麼我們還要為那逝去的光影起惆悵？它難道不就只是一場夢？夢境到底是真或假？<text:span text:style-name="T3">"</text:span>真實<text:span text:style-name="T3">" </text:span>很重要嗎？倘若它不重要，那麼，假設有一天，你發現原來童年是假，爸媽是假，一切純屬虛幻光影，生命將依附何處？<text:span text:style-name="T3"> <text:line-break/><text:line-break/></text:span>早期的維根斯坦，給事物畫下一個<text:span text:style-name="T3"><text:s/>"</text:span>可說<text:span text:style-name="T3">" </text:span>與<text:span text:style-name="T3"><text:s/>"</text:span>不可說<text:span text:style-name="T3">" </text:span>的界限；不可說而硬要說，便是<text:span text:style-name="T3"><text:s/>"</text:span>胡說八道<text:span text:style-name="T3">" (nonsense)</text:span>。晚期的他，概念尺度有了一點小小的變化，他說，<text:span text:style-name="T3">"</text:span>我的靈魂很疲憊<text:span text:style-name="T3">"</text:span>，難道我一定要說這樣一句話是沒有意義的胡說八道？<text:span text:style-name="T3"> <text:line-break/><text:line-break/></text:span>他還曾經舉了個很動人的例子，他說，我們看到眼前有一些樹，迎著光線，樹葉在地上灑下美麗的影子，隨風搖晃。這時候，卻突然跑出一個聰明人說，這些都是假的啦，影子並非實存，它不是真的，它只是光線造成的一種物理現象。我們聽了，不禁悲從中來，很想痛哭一場，彷彿有些東西從我們的生命裏破滅了，消失了，遠離了。<text:span text:style-name="T3"> <text:line-break/><text:line-break/></text:span>維根斯坦雖然從不投稿、不出書、不發表，但寫作不斷，直到臨終最後一刻都還在寫筆記。他在這世上留下的最後一段話就是跟夢有關：<text:span text:style-name="T3"> <text:line-break/><text:line-break/>"Someone who, dreaming, says “I am dreaming”, even if he speaks audibly in doing so, is no more right than if he said in his dream “it is raining”, while it was in fact, raining. Even if his dream were actually connected with the noise of the rain." <text:line-break/><text:line-break/></text:span>這話很淺顯，但卻又似乎十分夢幻；我把它當成詩那樣，二十年來在心裏頭朗誦了千百回。<text:span text:style-name="T3"> <text:line-break/><text:line-break/></text:span>陳真<text:span text:style-name="T3"><text:s/>2017. 10. 12. <text:line-break/><text:line-break/>p.s.: <text:line-break/><text:line-break/></text:span>時隔三十幾年，<text:span text:style-name="T3">Blade Runner</text:span>的續集最近上映了，不過導演不是<text:span text:style-name="T3"><text:s/>Ridely Scott</text:span>。我原本抱著被騙錢的心情打算去看一部爛片，結果還好，遠遠比我預期的好。喜歡打打殺殺的人最好別進場，這電影跟第一集一樣，基本上是很安靜的，美麗的攝影，還有<text:span text:style-name="T3">Hans Zimmer </text:span>動聽的配樂。但是跟第一集那樣一種經典相比，當然是沒法比的了。<text:span text:style-name="T3"> <text:line-break/><text:line-break/></text:span>另外還有一部每個人一生至少應該看過兩遍以上的經典作：大衛林奇的<text:span text:style-name="T3"><text:s/>"</text:span>穆荷蘭大道<text:span text:style-name="T3">"</text:span>，最近也重新上映，講的就是夢。看了電影，你會覺得自己彷彿就是那難堪的悲傷夢境的主角。<text:span text:style-name="T3"> <text:line-break/><text:line-break/></text:span>記者和作家的差別，或是哲學評論者和哲學家的差別，大約是這樣：前者告訴你某個夢的內容，分析個老半天，但後者卻引領你走入一個屬於你自己的夢。<text:span text:style-name="T3"> <text:line-break/><text:line-break/></text:span>底下是我的好朋友連文山十七年前寫的一篇文章，裏頭就提到維根斯坦臨終的最後那一場夢，一個下雨的夜晚。究竟那一夜是否真的下雨，其實無關緊要。<text:span text:style-name="T3"> <text:line-break/><text:line-break/><text:line-break/>========================= <text:line-break/></text:span>維根斯坦的雨滴<text:span text:style-name="T3"> <text:line-break/><text:line-break/></text:span>作者：連文山<text:span text:style-name="T3"> <text:line-break/><text:line-break/>2000/09/06. <text:line-break/><text:line-break/></text:span>（原載：【<text:span text:style-name="T3">CARD228</text:span>】）<text:span text:style-name="T3"> <text:line-break/><text:line-break/><text:line-break/></text:span>暑假一結束，一夜之間天氣竟也變涼了許多。除了樹葉還尚未轉黃掉落之外，天地間已是一片秋意，陰灰的天色及有一陣沒一陣的雨。<text:span text:style-name="T3"> <text:line-break/><text:line-break/></text:span>昨天下午趁國王學院的現代文獻室還沒重新開放之際，約了兩位朋友見面。兩位朋友都是國王學院的博士生，我們也就決定到學院的研究生休息室去喝茶、聊天，一來省錢，二來地方隱私，方便長談，不用擔心會打擾旁人。眼看已過六點，我也餓了，我們就決定回到他們位在學院外的新宿舍吃飯。之前，我們先繞道去他們的舊址，去還房東他的衣夾。兩位朋友突然靈機一閃，跟我說維根斯坦的墳墓就在附近，問我要不要去看看？既然碰巧人在附近，我也就一口答應。<text:span text:style-name="T3"> <text:line-break/><text:line-break/></text:span>由大馬路轉進通往墓園的小徑，夾道兩邊的林木茂盛，遮著陽光，加上天色漸暗，顯得有些陰涼。我們邊走邊聊，兩位朋友告訴我說，有很多人來這兒為維根斯坦上墳。當然也有不少人只是慕名而來參觀，不過是整個遊覽行程中的一個景點。我則開玩笑地說，研究維根斯坦的陳真應該在偶像的墳邊搭個帳蓬，守墳三十天，一年兩三回，看看會不會對維根斯坦的言說有更多的啟示和領悟。<text:span text:style-name="T3"> <text:line-break/><text:line-break/></text:span>步行大約三、五十公尺後通道逐漸寬廣。右手邊一棟石屋內透著黃光，看來像是座小教堂，在教堂關門後更建為私宅。心中不禁想著，是什麼樣的人決定在這樣隱避的角落住了下來？小屋旁是一片小墓園，墓地上各式墓碑或平放或豎立地，整整齊齊地排列著。看來有些擁擠。此時領路的朋友已在一塊墓碑旁站著，說這就是了。<text:span text:style-name="T3"> <text:line-break/><text:line-break/></text:span>「<text:span text:style-name="T3">LUDWIG WITTGENSTEIN / 1889 - 1951</text:span>」，平躺在草地上的墓碑上簡單地刻著這兩行字。除了碑下放的一小尊樸實的鏽鐵甕之外，墳上也就沒其他的裝飾物品。<text:span text:style-name="T3"> <text:line-break/><text:line-break/></text:span>就像他本人一樣。雖然身為奧地利鉅富子女，最後卻甘心拋棄一切個人財物，覺得樸實無華的生活比較適合自己的個性。死後也葬在這樣一處靜僻的小墓園，遠離滿是遊客，熱鬧的劍橋城中心。<text:span text:style-name="T3"> <text:line-break/><text:line-break/></text:span>我想到佛斯特，說他死前吩咐朋友，千萬不要在他死後以隆重的宗教儀式為他送終。原因是這樣子的話氣氛會太沈悶。對一心嚮往自由自在，真情流露的佛斯特來說，連臨死前還堅持拒決宗教對人性束縛的本質。在他的筆記本【<text:span text:style-name="T3">Commonplace Book</text:span>】裏，佛斯特寫著：「既然我也活了八十五歲，離大去之期也不遠了。我想要強調，我仍然還不是位基督徒，也不要我的追悼會在我們友善的小教堂裏辦。」<text:span text:style-name="T3"> <text:line-break/><text:line-break/></text:span>李鑑慧說，今天已有人來給維根斯坦上過墳了。我朝她指的地方看去，果然墓碑上擺了一枝淡紫色的野花。陳真望了旁邊的一面墓碑之後，說道，在他死後他的墓碑上除了姓名跟生、死年外，也不要有什麼其他多餘的文字。李鑑慧認為有何不可，讓後人知道地下埋的是什麼樣的一個人。陳真解釋說，這樣反而會侷限他人對死者的了解。我想也有理。<text:span text:style-name="T3"> <text:line-break/><text:line-break/></text:span>陳真說，很難想像地下葬的就是維根斯坦──一個<text:span text:style-name="T3">“</text:span>人<text:span text:style-name="T3">”</text:span>，而非只是我們在讀他的哲學思想及談到他時心中產生的一個概念。李鑑慧問，不曉得有沒有人來替維根斯坦撿過骨？我則開玩笑說，不知道有沒有人早來盜過墓了？我們的談話就這樣繞著有關<text:span text:style-name="T3">“</text:span>死亡<text:span text:style-name="T3">”</text:span>的話題轉，有一句沒一句的閑聊著。<text:span text:style-name="T3"> <text:line-break/><text:line-break/></text:span>談話間，陳真蹲下去，隨手撿起地上的一段小枯樹枝，要插在盛了些土的鐵甕中。李鑑慧伸手阻止，忙說這樣不好。像一對天真無邪的小孩子在扮家家酒。我站著看了很感動。三個人似乎也都忘了肚子餓。天上偶而飄下幾點雨滴。我們起身離開墓園，也忘了跟維根斯坦說聲再見。<text:span text:style-name="T3"> <text:line-break/><text:line-break/></text:span>後記：<text:span text:style-name="T3"> <text:line-break/><text:line-break/></text:span>當晚在陳真和李鑑慧處聊天時，談到翻譯的事。我說我從圖書館借了本維根斯坦的【<text:span text:style-name="T3">On Certainly</text:span>】在看。陳真取下書架上自己的一本，翻到末頁，指著其中的一段畫著紅色底線的話，跟我說這是維根斯坦死前寫的最後一行字：<text:span text:style-name="T3"> <text:line-break/><text:line-break/>Someone who, dreaming, says “I am dreaming”, even if he speaks audibly in doing so, is no more right than if he said in his dream “it is raining”, while it was in fact, raining. Even if his dream were actually connected with the noise of the rain. <text:line-break/><text:line-break/></text:span>看在眼裏，覺得一時之間好像懂了什麼，又好像什麼都沒懂。只是隱隱感覺到，此時我、陳真和那幾行字之間有一點靈犀相通，至於內容是什麼，那也就不重要了。</text:p>
      <text:p text:style-name="P1"><text:span text:style-name="T1">陳真</text:span><text:s/>  |  2017.10.11 20:36   |   <text:a xlink:type="simple" xlink:href="http://palinfo.habago.org/Entry?Command=Information_PrintForum&amp;iPage=120#FORUM36200"><text:span text:style-name="T2">#</text:span></text:a></text:p>
      <text:p text:style-name="P4">奉領導命令，整理之後貼在首頁。我先把它貼這裏：<text:span text:style-name="T3"> <text:line-break/><text:line-break/>====================== <text:line-break/></text:span>從<text:span text:style-name="T3">CAAT </text:span>說起<text:span text:style-name="T3"> <text:line-break/><text:line-break/></text:span>陳真<text:span text:style-name="T3"><text:s/>2017. 10. 09. <text:line-break/><text:line-break/><text:line-break/></text:span>諾貝爾和平獎通常都頒給一些混蛋，但有幾年的得獎主實至名歸，例如<text:span text:style-name="T3">1997</text:span>年的<text:span text:style-name="T3"><text:s/>ICBL (International Campaign to Ban Landmines</text:span>，國際反地雷組織<text:span text:style-name="T3">)</text:span>，例如<text:span text:style-name="T3">1999</text:span>年的<text:span text:style-name="T3"><text:s/>MSF(</text:span>醫師無國界組織<text:span text:style-name="T3">)</text:span>，另外就是今年的<text:span text:style-name="T3"><text:s/>ICAN (International Campaign to Abolish Nuclear Weapons)</text:span>。<text:span text:style-name="T3"> <text:line-break/><text:line-break/>ICAN </text:span>和<text:span text:style-name="T3"><text:s/>ICBL </text:span>一樣，它不是<text:span text:style-name="T3">"</text:span>一個<text:span text:style-name="T3">" </text:span>組織，而是一百多個國家的反核武組織所共同組成的一個聯盟。我常講的<text:span text:style-name="T3">CND (Campaign for Nuclear Disarmament)</text:span>以及<text:span text:style-name="T3"><text:s/>CAAT (Campaign Against Arms Trade) </text:span>都是它的成員之一。<text:span text:style-name="T3">CND </text:span>是羅素在<text:span text:style-name="T3">1957</text:span>年所創，運作至今，可說是英國反戰運動的先驅。<text:span text:style-name="T3"> <text:line-break/><text:line-break/></text:span>至於<text:span text:style-name="T3"><text:s/>CAAT</text:span>，更是全球最大的反軍火貿易組織，身先士卒，非常勇敢，許多成員經常在各種反戰抗爭中付出代價<text:span text:style-name="T3"><text:s/>(</text:span>例如牢獄之災<text:span text:style-name="T3">)</text:span>。而且，該組織所提供的各項研究報告或資訊，內容嚴謹詳實，非常有用。就跟<text:span text:style-name="T3"><text:s/>MSF </text:span>一樣，<text:span text:style-name="T3">CAAT </text:span>可說是全世界我所知道的社運團體中，最讓我敬佩的極少數團體之一。長年以來我都是它的會員。我現在每天喝茶用的馬克杯就是將近<text:span text:style-name="T3">20</text:span>年前捐款給<text:span text:style-name="T3"><text:s/>CAAT </text:span>時買的。<text:span text:style-name="T3"> <text:line-break/><text:line-break/>Noam Chomsky </text:span>對<text:span text:style-name="T3"><text:s/>CAAT</text:span>也高度推崇。<text:span text:style-name="T3">Chomsky </text:span>曾經感嘆說，很難在美國本土上成立像<text:span text:style-name="T3"><text:s/>CAAT </text:span>這樣的團體，因為美國政治上最高的統治者就是軍火商；在美國反軍火貿易等於是不要命了。<text:span text:style-name="T3"> <text:line-break/><text:line-break/></text:span>至於核武問題，終究更是每個人所必須面對的，我們若不去面對它，後果將是毀滅性的。<text:span text:style-name="T3"> <text:line-break/><text:line-break/>ICAN </text:span>成立十年，它的主要貢獻除了聯合全球的反核武力量之外，還包括比方說今年七月，一如<text:span text:style-name="T3"><text:s/>ICBL </text:span>當年的作法，成功在聯合國推動<text:span text:style-name="T3"><text:s/>"</text:span>國際禁核武條約<text:span text:style-name="T3">"</text:span>，<text:span text:style-name="T3">124</text:span>國參與談判，除了荷蘭反對及新加坡棄權外，其餘<text:span text:style-name="T3"><text:s/>122 </text:span>國都投下贊成票，並陸續已經有幾十個國家簽署承諾，禁絕發展核武。<text:span text:style-name="T3"> <text:line-break/><text:line-break/></text:span>這項條約具有法律約束力，因此，所有擁核國家以及日本、南北韓和大部份西方國家都拒絕簽署。<text:span text:style-name="T3"> <text:line-break/><text:line-break/></text:span>我能想像一些完全狀況外的人也許又要說<text:span text:style-name="T3"><text:s/>"</text:span>這種條約沒有用啦<text:span text:style-name="T3">" </text:span>之類的酸言酸語。我對於回答這類腦殘、毫無意義的嘲諷，實在很沒有興趣再去回答，那就好像有人說<text:span text:style-name="T3"><text:s/>"</text:span>醫學沒有用啦，科學是騙人的啦，大家還不是一樣生病，還不是一樣每天都有死人<text:span text:style-name="T3">"</text:span>，你該怎麼回答這種腦殘問題？<text:span text:style-name="T3"> <text:line-break/><text:line-break/></text:span>知道什麼是<text:span text:style-name="T3"><text:s/>DSEI </text:span>嗎？它是<text:span text:style-name="T3"><text:s/>Defence and Security Equipment International </text:span>的縮寫，是全世界最大的一個軍火貿易展，每兩年就會在英國舉辦，來自全世界各地的軍火商與政府代表及戰爭掮客，齊聚一堂。<text:span text:style-name="T3"> <text:line-break/><text:line-break/></text:span>每次舉辦，必定引來強烈抗議。特別是<text:span text:style-name="T3">2001</text:span>年之後，因為美國假借反恐，大肆對外發動侵略戰爭，更是衝突不斷，英國警方多次抱怨警力不堪負荷，因為抗爭者往往化整為零，單獨行動，採游擊戰術，不惜以身試法，進行各種干擾與破壞行動，甚至沿路有人不斷以肉身或<text:span text:style-name="T3"><text:s/>"</text:span>連臂人龍<text:span text:style-name="T3">" </text:span>阻擋軍火商或載運軍火模型的卡車入場，或甚志是把自己和軍車綁住，阻止軍車前進等等。<text:span text:style-name="T3"> <text:line-break/><text:line-break/>CAAT </text:span>從未在這項抗爭中缺席。十多年前，我曾對此寫過不少文章，記得當時我還曾公開過一些場內照片。那些照片是由一些抗爭者用盡方法潛入會場拍攝得來。<text:span text:style-name="T3"> <text:line-break/><text:line-break/></text:span>除了有些抗爭者用一己肉體或<text:span text:style-name="T3"><text:s/>"</text:span>連臂人龍<text:span text:style-name="T3">" </text:span>擋馬路之外，有些則想方設法阻斷會場入口，有些破壞軍火展覽品，有些冒充軍火商或記者潛入拍攝一些不堪入目的畫面。比方說，我一直記得，十多年前我曾公開幾張軍火商的宣傳海報，身著比基尼泳裝的爆乳模特兒，搔首弄姿，手持各種類型的什麼火力強大衝鋒槍與火箭炮等等，非常鄙俗，視戰爭如兒戲，而這樣一個聞名國際的世界軍火貿易展，卻是由英國政府主辦。<text:span text:style-name="T3"> <text:line-break/><text:line-break/></text:span>西方政府往往就是這樣：右手給難民一元麵包，左手賣給獨裁者一百元武器或鎮壓裝備來屠殺難民。<text:span text:style-name="T3"> <text:line-break/><text:line-break/></text:span>上個月<text:span text:style-name="T3">(</text:span>九月<text:span text:style-name="T3">) </text:span>中旬，<text:span text:style-name="T3">DSEI</text:span>又來了！為期一周，前前後後兩星期的抗爭，造成一百多人被捕。你可別以為英國警方像台灣警察這麼客氣，你也別以為所謂抗爭往往就是像台灣這樣總是由官方所動員，然後再由官方與主流媒體把這些<text:span text:style-name="T3">"</text:span>自己人<text:span text:style-name="T3">" </text:span>捧成英雄，捧成改革者，你也別以為所謂逮捕只是問問筆錄就沒事。在英國，逮捕就是逮捕，大多難逃牢獄之災。<text:span text:style-name="T3"> <text:line-break/><text:line-break/></text:span>記得二十年前剛去英國時，有一回，在一場跟<text:span text:style-name="T3"><text:s/>"</text:span>反伊拉克禁運<text:span text:style-name="T3">" </text:span>有關的抗爭中，我聽到兩個抗爭者之間的對話，甲問乙說，<text:span text:style-name="T3">"</text:span>好久沒看到你來參加？你都跑去哪了？<text:span text:style-name="T3">" </text:span>乙說，<text:span text:style-name="T3">"</text:span>我去坐牢啦。<text:span text:style-name="T3">" </text:span>甲很平和地問說，<text:span text:style-name="T3">"</text:span>坐多久？<text:span text:style-name="T3">" </text:span>乙笑笑說，<text:span text:style-name="T3">"</text:span>兩年<text:span text:style-name="T3">"</text:span>，說完拿起水壺喝了一口水，然後兩人就跑去躺在馬路上阻礙交通。<text:span text:style-name="T3"> <text:line-break/><text:line-break/></text:span>事實上，那也是我們在英國唯一一次的非法抗爭。原本我們是不準備犯法的，因為我知道在英國這樣的法治國家，一旦犯法，代價慘重。但是，那一次，眼看著大批警察就在你眼前氣勢凶猛地逮人，我和學姐一時<text:span text:style-name="T3"><text:s/>"</text:span>失去理智<text:span text:style-name="T3">"</text:span>，於是就臨時決定從<text:span text:style-name="T3"><text:s/>"</text:span>合法區<text:span text:style-name="T3">" </text:span>脫隊，加入<text:span text:style-name="T3"><text:s/>"</text:span>逮捕區<text:span text:style-name="T3">" </text:span>的抗爭行動，與同志們共患難。<text:span text:style-name="T3"> <text:line-break/><text:line-break/></text:span>這裏有今年<text:span text:style-name="T3">DSEI </text:span>抗爭現場的一些影像，一共六則影片，都很短，長度約兩三分鐘，請大家務必耐心看看，不會花你多少時間的，它會自動從<text:span text:style-name="T3">DAY1</text:span>一直播放到<text:span text:style-name="T3"><text:s/>DAY 6</text:span>：<text:span text:style-name="T3"> <text:line-break/><text:line-break/>https://goo.gl/Qocp3V <text:line-break/><text:line-break/></text:span>你可以在影片中<text:span text:style-name="T3"><text:s/>(</text:span>比方說<text:span text:style-name="T3">DAY3) </text:span>看到我常說的<text:span text:style-name="T3"><text:s/>ARMS (</text:span>手臂，<text:span text:style-name="T3">ARMS</text:span>也是軍火武器之意<text:span text:style-name="T3">)</text:span>，抗爭者彼此用鐵鍊鐵筒或木筒木板把手臂一個接一個套在一起，增加警方軀離或逮捕的難度，同時也增加阻礙交通的力道、面積和時間，才不會被警察一抬就給抬走了。<text:span text:style-name="T3"> <text:line-break/><text:line-break/></text:span>怕各位連這一點耐心都沒有，我來做點摘要：<text:span text:style-name="T3"> <text:line-break/><text:line-break/>https://goo.gl/Qocp3V <text:line-break/><text:line-break/></text:span>比方說，<text:span text:style-name="T3">DAY1 </text:span>的主題是<text:span text:style-name="T3"><text:s/>"</text:span>停止武裝以色列<text:span text:style-name="T3">"</text:span>，在影片第四十八秒至六十秒處，軍車被群眾擋住，一個手持巴勒斯坦旗子的女生趁機溜入軍車底下。還有你看，這些抗爭者身上披的圍巾很面熟吧，慧如曾送給大家。<text:span text:style-name="T3"> <text:line-break/><text:line-break/></text:span>還有，<text:span text:style-name="T3">DAY2 </text:span>從<text:span text:style-name="T3">40</text:span>秒一直到結束，有人跑出來擋馬路，還有人從橋上懸吊而下。這類攀岩或飛簷走壁把自己懸掛在半空中進行干擾或宣傳，在英國很常見。<text:span text:style-name="T3"> <text:line-break/><text:line-break/>DAY3 </text:span>很多鏡頭是連臂人龍。你別以為這樣好像很好玩，這可是要判刑坐牢或罰款的。<text:span text:style-name="T3"> <text:line-break/><text:line-break/>DAY4</text:span>，<text:span text:style-name="T3">26 </text:span>秒至<text:span text:style-name="T3"><text:s/>38 </text:span>秒處有個女生還舉了個牌子，自設<text:span text:style-name="T3"><text:s/>"</text:span>檢查哨<text:span text:style-name="T3">"</text:span>，要求往來參展軍車停下受檢。而且，你看，一條公路那麼長，沿途有多少人進行干擾阻礙。還有，<text:span text:style-name="T3">1</text:span>分<text:span text:style-name="T3">40 </text:span>秒到最後，你看，實際上抗爭者並不多，但在你嘲弄他們<text:span text:style-name="T3"><text:s/>"</text:span>這樣做沒有用啦<text:span text:style-name="T3">" </text:span>之前，可別忘了，一旦被捕，他們個人往往得為這樣一些所謂<text:span text:style-name="T3"><text:s/>"</text:span>沒有用<text:span text:style-name="T3">" </text:span>的行為付出法律代價。<text:span text:style-name="T3"> <text:line-break/><text:line-break/></text:span>還有，請看另一段影片：<text:span text:style-name="T3"> <text:line-break/><text:line-break/>https://www.youtube.com/watch?v=UD7oG4RFNSQ <text:line-break/><text:line-break/>8</text:span>分<text:span text:style-name="T3">42 </text:span>秒到<text:span text:style-name="T3"><text:s/>9 </text:span>分<text:span text:style-name="T3">02 </text:span>秒，一排人龍擋在入口。<text:span text:style-name="T3"> <text:line-break/><text:line-break/></text:span>還有，底下這個影片，強烈建議從頭看到尾：<text:span text:style-name="T3"> <text:line-break/><text:line-break/>https://www.youtube.com/watch?v=hu1QBv-wQRU <text:line-break/><text:line-break/></text:span>這影片其實並沒什麼特別，類似的場景在英國很平常。但是，關於社運，有一些我長久以來很想講卻完全講不出來的東西，其實都能從類似像這樣一些影片中<text:span text:style-name="T3"><text:s/>"</text:span>看到<text:span text:style-name="T3">"</text:span>。比方說，<text:span text:style-name="T3">32 </text:span>秒到<text:span text:style-name="T3"><text:s/>50 </text:span>秒處，有個中老年婦女被逮捕，在英國經常可以看到類似像這樣一些人，數不清，那種氣質和神情總是讓我非常感動。<text:span text:style-name="T3"> <text:line-break/><text:line-break/></text:span>台灣的一個很大的問題就是：台灣完完全全就是個社運沙漠，除了極少數例外<text:span text:style-name="T3">(</text:span>例如動物社會研究會<text:span text:style-name="T3">)</text:span>，根本沒有社運可言，只有一大堆由政客騙子人渣搞的一大堆完全出於特定政治目的<text:span text:style-name="T3"><text:s/>(</text:span>反中反華反國民黨<text:span text:style-name="T3">)</text:span>、專門為人渣黨服務，藉以謀取私人卑鄙利益與政黨利益的所謂<text:span text:style-name="T3"><text:s/>"</text:span>社運<text:span text:style-name="T3">" </text:span>或什麼<text:span text:style-name="T3"><text:s/>"</text:span>學運<text:span text:style-name="T3">"</text:span>。<text:span text:style-name="T3"> <text:line-break/><text:line-break/></text:span>至於底下那些永遠為主流政治勢力搖旗吶喊的蠢蛋，你很難讓他們相信自己是蠢蛋，因為就如馬克吐溫所說：<text:span text:style-name="T3">"It's easier to fool people than to convince them that they have been fooled." (</text:span>愚弄人民，遠遠比讓人民相信自己被愚弄了還更簡單許多。<text:span text:style-name="T3">) <text:line-break/><text:line-break/></text:span>不過，關於社運或任何一種社會參與或政治參與，<text:span text:style-name="T3">"</text:span>蠢<text:span text:style-name="T3">" </text:span>與<text:span text:style-name="T3"><text:s/>"</text:span>壞<text:span text:style-name="T3">" </text:span>也許還不是最大的問題；在這一點上，台英兩地有個根本上的不同，簡單說就是虛榮。英國人大多是為了自己的良知與信念來參與，但台灣人卻往往是因為一種流行，一種虛榮，一種酷炫時髦，一種個人利益，一種跟顏色有關的政治立場等等，也就是一切非關個人良知的動機。<text:span text:style-name="T3"> <text:line-break/><text:line-break/></text:span>而且，在島內，所謂社運，往往講身份講地位；所謂社會地位高的，例如教授或醫生<text:span text:style-name="T3">(</text:span>最好是台大的<text:span text:style-name="T3">)</text:span>，就帶頭當什麼領導者，然後媒體和社會大眾會再從中捏造虛構出所謂英雄或明星，一切光環歸他所有。<text:span text:style-name="T3"> <text:line-break/><text:line-break/></text:span>但是，在英國，根本沒有誰領導誰的問題。你自己的信念和良知就是你的領導。就算是劍橋校長或什麼世界學術大師或諾貝爾獎得主來參加靜站，也不會有人因此多看你一眼，媒體也不會單純因為這樣一種身份而大肆吹捧，更不用說什麼領導了。<text:span text:style-name="T3"> <text:line-break/><text:line-break/></text:span>而且，更不可能有什麼社運明星或什麼碗糕社運名人。參與者不過就只是來自四面八方、完全平等的一群人，不會有誰會被特別突顯其重要性，那就好像你來到教堂，沒有人會因為你的身份地位而對你有不同的評價或對你特別矚目；同時也不會稍微搞點雞毛蒜皮事就被媒體捧成明星名人，捧成什麼領袖、英雄，也不可能被打兩下就成為什麼社運受難者或政治受難者，然後藉此吃香喝辣名利雙收，藉此操弄個不停，這一切理應都只是每個參與者應該付出的一種代價，不該有人因為社會地位比較高就受到特別的吹捧與矚目。<text:span text:style-name="T3"> <text:line-break/><text:line-break/></text:span>倘若你去一個教會，高學歷高社會地位或名人、名校什麼的，永遠是鎂光燈所在，稍微放個屁就全場震動，大家都得隨時恭敬聆聽並加以分析其屁之不同凡響的意義，請問你會覺得這是個很棒的教會嗎？我在英國很喜歡去教堂，逢教堂必進，但在台灣卻視之如畏途，已經二十幾年不曾再踏進一步，道理其實差不多。台灣人好像永遠手上都拿著一把尺一把秤，無時無刻都在衡量自己與別人的<text:span text:style-name="T3">"</text:span>份量<text:span text:style-name="T3">"</text:span>，從而決定應該怎麼看待對方的<text:span text:style-name="T3"><text:s/>"</text:span>重要性<text:span text:style-name="T3">"</text:span>，而所謂<text:span text:style-name="T3"><text:s/>"</text:span>份量<text:span text:style-name="T3">"</text:span>，其實就是各種所謂社會地位與名利的總得分。<text:span text:style-name="T3"> <text:line-break/><text:line-break/></text:span>比方說，在台灣，不管你為政治付出多大的代價，除非你很樂意讓自己成為名人，或是爬上某種社會地位，或是選個什麼市長立委的或是當個部長、主委或什麼國營事業董事長等等，否則，用台灣人流行的術語來講，根本沒有人會真心把你視為一個咖，沒有人會真的相信你做出了什麼貢獻。<text:span text:style-name="T3"> <text:line-break/><text:line-break/></text:span>反之，只要你擁有那些所謂社會地位或官位職位，你就算從來不曾為政治做過任何貢獻，甚至你過去其實是個卑鄙的反改革者也沒關係，台灣社會照樣還是會把光環聚焦到你身上，認為你才是真正具有份量並且有意義有價值、值得大家矚目與瞻仰的<text:span text:style-name="T3"><text:s/>"</text:span>領導者<text:span text:style-name="T3">"</text:span>。<text:span text:style-name="T3"> <text:line-break/><text:line-break/></text:span>這一切，就是台英兩地在公眾參與上一個最大的根本不同。台灣，基本上是沒有<text:span text:style-name="T3"><text:s/>"</text:span>公眾參與<text:span text:style-name="T3">" </text:span>這回事的，有的只是主流社會欽定的各路小丑跳樑騙吃騙喝的政治舞台，而最為可悲的是，一般人其實是完全吃這一套的。一個沒有<text:span text:style-name="T3"><text:s/>"</text:span>公眾參與<text:span text:style-name="T3">"</text:span>、近乎一片社運沙漠的社會，卻自以為是個民主社會，豈不可笑。<text:span text:style-name="T3"> <text:line-break/><text:line-break/></text:span>我的表達能力幾乎完全無法表達我非常想說的這一點虛榮與虛構，但我相信，那些能理解的，不用人家說，馬上就能理解並感到極端厭惡；至於無法自行理解的，其實我就算說上一百萬遍也不可能讓他聽懂我到底想說什麼。</text:p>
      <text:p text:style-name="P1"><text:span text:style-name="T1">陳真</text:span><text:s/>  |  2017.10.09 01:05   |   <text:a xlink:type="simple" xlink:href="http://palinfo.habago.org/Entry?Command=Information_PrintForum&amp;iPage=120#FORUM36199"><text:span text:style-name="T2">#</text:span></text:a></text:p>
      <text:p text:style-name="P2"><text:span text:style-name="T3">(</text:span>再續前<text:span text:style-name="T3">) <text:line-break/><text:line-break/></text:span>怕各位連這一點耐心都沒有，我來做點摘要：<text:span text:style-name="T3"> <text:line-break/><text:line-break/>https://goo.gl/Qocp3V <text:line-break/><text:line-break/></text:span>比方說，<text:span text:style-name="T3">DAY1</text:span>的主題是<text:span text:style-name="T3"><text:s/>"</text:span>停止武裝以色列<text:span text:style-name="T3">"</text:span>，在影片第四十八秒至六十秒處，軍車被群眾擋住，一個手持巴勒斯坦旗子的女生趁機溜入軍車底下。還有你看，這些抗爭者身上披的圍巾很面熟吧，慧如曾送給大家。<text:span text:style-name="T3"> <text:line-break/><text:line-break/></text:span>還有，<text:span text:style-name="T3">DAY2</text:span>從<text:span text:style-name="T3">40</text:span>秒一直到結束，有人跑出來擋馬路，還有人從橋上懸吊而下。這類攀岩或飛簷走壁把自己懸掛在半空中進行干擾或宣傳，很常見。<text:span text:style-name="T3"> <text:line-break/><text:line-break/>DAY3 </text:span>都是連臂人龍。你別以為這樣好像很好玩，這可是要判刑坐牢或罰款的。<text:span text:style-name="T3"> <text:line-break/><text:line-break/>DAY4</text:span>，<text:span text:style-name="T3">26</text:span>秒至<text:span text:style-name="T3">38</text:span>秒處有個女生還舉了個牌子，自設<text:span text:style-name="T3"><text:s/>"</text:span>檢查哨<text:span text:style-name="T3">"</text:span>，要求往來參展軍車停下接受檢查。而且，你看，一條公路那麼長，沿途有多少人進行干擾阻礙。還有，<text:span text:style-name="T3">1</text:span>分<text:span text:style-name="T3">40</text:span>秒到最後，你看，實際上抗爭者並不多，但在你嘲弄他們<text:span text:style-name="T3"><text:s/>"</text:span>這樣做沒有用啦<text:span text:style-name="T3">" </text:span>之前，可別忘了，一旦被捕，他們個人往往得為這樣一些所謂<text:span text:style-name="T3"><text:s/>"</text:span>沒有用<text:span text:style-name="T3">" </text:span>的行為付出法律代價。<text:span text:style-name="T3"> <text:line-break/><text:line-break/></text:span>還有，請看：<text:span text:style-name="T3"> <text:line-break/><text:line-break/>https://www.youtube.com/watch?v=UD7oG4RFNSQ <text:line-break/><text:line-break/>8</text:span>分<text:span text:style-name="T3">42</text:span>秒到<text:span text:style-name="T3">9</text:span>分<text:span text:style-name="T3">02</text:span>秒，一排人龍擋在入口。<text:span text:style-name="T3"> <text:line-break/><text:line-break/></text:span>還有，底下這個影片，強烈建議從頭看到尾：<text:span text:style-name="T3"> <text:line-break/><text:line-break/>https://www.youtube.com/watch?v=hu1QBv-wQRU <text:line-break/><text:line-break/></text:span>這影片並沒什麼特別，類似的場景在英國很平常。但是，關於社運，有一些我長久以來很想講卻完全講不出來的東西，其實都能從類似像這樣一些影片中<text:span text:style-name="T3"><text:s/>"</text:span>看到<text:span text:style-name="T3">"</text:span>。比方說，<text:span text:style-name="T3">32</text:span>秒到<text:span text:style-name="T3">50</text:span>秒處，有個中老年婦女被逮捕，在英國經常可以看到類似像這樣一些人，數不清，那種氣質和神情總是讓我非常感動。<text:span text:style-name="T3"> <text:line-break/><text:line-break/></text:span>台灣的一個很大的問題就是：台灣完完全全就是個社運沙漠，除了極少數例外，根本沒有社運可言，只有一大堆由政客騙子人渣搞的一大堆完全出於特定政治目的<text:span text:style-name="T3"><text:s/>(</text:span>反中反華反國民黨<text:span text:style-name="T3">)</text:span>、專門為人渣黨服務，藉以謀取私人卑鄙利益與政黨利益的所謂<text:span text:style-name="T3"><text:s/>"</text:span>社運<text:span text:style-name="T3">" </text:span>或什麼<text:span text:style-name="T3"><text:s/>"</text:span>學運<text:span text:style-name="T3">"</text:span>。</text:p>
      <text:p text:style-name="P1"><text:span text:style-name="T1">陳真</text:span><text:s/>  |  2017.10.09 00:05   |   <text:a xlink:type="simple" xlink:href="http://palinfo.habago.org/Entry?Command=Information_PrintForum&amp;iPage=120#FORUM36198"><text:span text:style-name="T2">#</text:span></text:a></text:p>
      <text:p text:style-name="P4"><text:span text:style-name="T3">(</text:span>續前<text:span text:style-name="T3">) <text:line-break/><text:line-break/></text:span>知道什麼是<text:span text:style-name="T3"><text:s/>DSEI</text:span>嗎？它是<text:span text:style-name="T3"><text:s/>Defence and Security Equipment International</text:span>的縮寫，是全世界最大的一個軍火貿易展，每兩年就會在英國舉辦，來自全世界各地的軍火商與政府代表及戰爭掮客，齊聚一堂。<text:span text:style-name="T3"> <text:line-break/><text:line-break/></text:span>每次舉辦，必定引來強烈抗議。特別是<text:span text:style-name="T3">2001</text:span>年之後，因為美國假借反恐，大肆對外發動侵略戰爭，更是衝突不斷，英國警方多次抱怨警力不堪負荷，因為抗爭者往往化整為零，單獨行動，採游擊戰術，不惜以身試法，進行各種干擾與破壞行動，甚至沿路有人不斷以肉身或<text:span text:style-name="T3"><text:s/>"</text:span>連臂人龍<text:span text:style-name="T3">" </text:span>阻擋軍火商或載運軍火模型的卡車入場。<text:span text:style-name="T3"> <text:line-break/><text:line-break/>CAAT</text:span>從未在這項抗爭中缺席。十多年前，我曾對此寫過不少文章，記得當時我還曾公開過一些場內照片。那些照片是由一些抗爭者用盡方法潛入會場拍攝得來。<text:span text:style-name="T3"> <text:line-break/><text:line-break/></text:span>除了有些抗爭者用一己肉體或<text:span text:style-name="T3"><text:s/>"</text:span>連臂人龍<text:span text:style-name="T3">" </text:span>擋馬路之外，有些則想方設法阻斷會場入口，有些破壞軍火展覽品，有些冒充軍火商或記者潛入拍攝一些不堪入目的畫面。比方說，我一直記得有幾張海報，身著比基尼泳裝的爆乳模特兒，搔首弄姿，手持各種類型的什麼火力強大衝鋒槍與火箭炮等等，非常鄙俗，視戰爭如兒戲，而這樣一個聞名國際的世界軍火貿易展，卻是由英國政府主辦。<text:span text:style-name="T3"> <text:line-break/><text:line-break/></text:span>西方政府往往就是這樣：右手給難民一元麵包，左手賣給獨裁者一百元武器或鎮壓裝備來屠殺難民。<text:span text:style-name="T3"> <text:line-break/><text:line-break/></text:span>上個月<text:span text:style-name="T3">(</text:span>九月<text:span text:style-name="T3">) </text:span>中旬，<text:span text:style-name="T3">DSEI</text:span>又來了！為期一周，前前後後兩星期的抗爭，造成一百多人被捕。你可別以為英國警方像台灣警察這麼客氣，你也別以為所謂抗爭往往就是像台灣這樣總是由官方所動員，然後再由官方與主流媒體捧成英雄，你也別以為所謂逮捕只是問問筆錄就沒事。在英國，逮捕就是逮捕，大多難逃牢獄之災。<text:span text:style-name="T3"><text:line-break/><text:line-break/></text:span>記得我剛去英國時，有一回，在一場跟<text:span text:style-name="T3"><text:s/>"</text:span>反伊拉克禁運<text:span text:style-name="T3">" </text:span>有關的抗爭中，我聽到兩個抗爭者之間的對話，甲問乙說，<text:span text:style-name="T3">"</text:span>好久沒看到你來參加？你都跑去哪了？<text:span text:style-name="T3">" </text:span>乙說，<text:span text:style-name="T3">"</text:span>我去坐牢啦。<text:span text:style-name="T3">" </text:span>甲很平和地問說，<text:span text:style-name="T3">"</text:span>坐多久？<text:span text:style-name="T3">" </text:span>乙笑笑說，<text:span text:style-name="T3">"</text:span>兩年<text:span text:style-name="T3">"</text:span>，說完拿起水壺喝了一口水，然後兩人就跑去躺在馬路上阻礙交通。<text:span text:style-name="T3"> <text:line-break/><text:line-break/></text:span>事實上，那也是我們在英國唯一一次的非法抗爭。原本我們是不準備犯法的，因為我知道在英國這樣的法治國家，一旦犯法，代價慘重。但是，那一次，眼看著大批警察就在你眼前氣勢凶猛地逮人，我和學姐一時<text:span text:style-name="T3"><text:s/>"</text:span>失去理智<text:span text:style-name="T3">"</text:span>，於是就臨時決定從<text:span text:style-name="T3"><text:s/>"</text:span>合法區<text:span text:style-name="T3">" </text:span>脫隊，加入<text:span text:style-name="T3"><text:s/>"</text:span>逮捕區<text:span text:style-name="T3">" </text:span>的抗爭行動，與同志們共患難。<text:span text:style-name="T3"> <text:line-break/><text:line-break/></text:span>這裏有今年<text:span text:style-name="T3">DSEI</text:span>抗爭現場的一些影像，一共六則影片，都很短，請大家務必耐心看看，不會花你多少時間的：<text:span text:style-name="T3"> <text:line-break/><text:line-break/>https://goo.gl/Qocp3V <text:line-break/><text:line-break/></text:span>你可以在影片中<text:span text:style-name="T3"><text:s/>(</text:span>比方說<text:span text:style-name="T3">DAY3) </text:span>看到我常說的<text:span text:style-name="T3"><text:s/>ARMS (</text:span>手臂，<text:span text:style-name="T3">ARMS</text:span>也是軍火武器之意<text:span text:style-name="T3">)</text:span>，抗爭者彼此用鐵鍊鐵筒或木筒木板把手臂一個接一個套在一起，增加警方軀離或逮捕的難度，同時也增加阻礙交通的力道、面積和時間，才不會被警察一抬就給抬走了。<text:span text:style-name="T3"> <text:line-break/><text:line-break/></text:span>底下有篇文章，寫得很不錯。已取得授權，將轉貼於首頁。<text:span text:style-name="T3"> <text:line-break/><text:line-break/></text:span>陳真<text:span text:style-name="T3"><text:s/>2017. 10. 09. <text:line-break/><text:line-break/>================ <text:line-break/></text:span>陳柔安／反抗戰爭，從反抗全球最大軍武展開始<text:span text:style-name="T3"> <text:line-break/><text:line-break/></text:span>文<text:span text:style-name="T3"><text:s/></text:span>陳柔安<text:span text:style-name="T3"> <text:line-break/><text:line-break/></text:span>來源：報導者<text:span text:style-name="T3"> <text:line-break/><text:line-break/></text:span>網址：<text:span text:style-name="T3">https://goo.gl/fZ7voK</text:span></text:p>
      <text:p text:style-name="P1"><text:span text:style-name="T1">陳真</text:span><text:s/>  |  2017.10.08 21:36   |   <text:a xlink:type="simple" xlink:href="http://palinfo.habago.org/Entry?Command=Information_PrintForum&amp;iPage=120#FORUM36197"><text:span text:style-name="T2">#</text:span></text:a></text:p>
      <text:p text:style-name="P2">插播一下：<text:span text:style-name="T3"> <text:line-break/><text:line-break/></text:span>諾貝爾和平獎通常都頒給一些混蛋，但有幾年的得獎主實至名歸，例如<text:span text:style-name="T3">1997</text:span>年的<text:span text:style-name="T3">ICBL (International Campaign to Ban Landmines</text:span>，國際反地雷組織<text:span text:style-name="T3">)</text:span>，例如<text:span text:style-name="T3">1999</text:span>年的<text:span text:style-name="T3"><text:s/>MSF(</text:span>醫師無國界組織<text:span text:style-name="T3">)</text:span>，另外就是今年的<text:span text:style-name="T3">ICAN (International Campaign to Abolish Nuclear Weapons)</text:span>。<text:span text:style-name="T3"> <text:line-break/><text:line-break/>ICAN</text:span>和<text:span text:style-name="T3">ICBL</text:span>一樣，它不是<text:span text:style-name="T3">"</text:span>一個<text:span text:style-name="T3">" </text:span>組織，而是一百多個國家的反核武組織所共同組成的一個聯盟。我常講的<text:span text:style-name="T3">CND(Campaign for Nuclear Disarmament)</text:span>以及<text:span text:style-name="T3"><text:s/>CAAT(Campaign Against Arms Trade)</text:span>都是它的成員之一。<text:span text:style-name="T3">CND</text:span>是羅素在<text:span text:style-name="T3">1957</text:span>年所創，運作至今，可說是英國反戰運動的先驅。<text:span text:style-name="T3"> <text:line-break/><text:line-break/></text:span>至於<text:span text:style-name="T3">CAAT</text:span>，更是全球最大的反軍火貿易組織，身先士卒，非常勇敢，許多成員經常在各種反戰抗爭中付出代價<text:span text:style-name="T3"><text:s/>(</text:span>例如牢獄之災<text:span text:style-name="T3">)</text:span>。而且，該組織所提供的各項研究報告或資訊，內容嚴謹詳實。跟<text:span text:style-name="T3">MSF</text:span>一樣，可說是全世界我所知道的社運團體中，最讓我敬佩的極少數團體之一。長年以來我都是它的會員。我現在每天喝茶用的馬克杯就是將近<text:span text:style-name="T3">20</text:span>年前捐款給<text:span text:style-name="T3">CAAT</text:span>時買的。<text:span text:style-name="T3"> <text:line-break/><text:line-break/>Noam Chomsky</text:span>對<text:span text:style-name="T3"><text:s/>CAAT</text:span>也高度推崇。<text:span text:style-name="T3">Chomsky</text:span>曾經感嘆說，很難在美國本土上成立像<text:span text:style-name="T3">CAAT</text:span>這樣的團體，因為美國政治上最高的統治者就是軍火商；在美國反軍火貿易等於是不要命了。<text:span text:style-name="T3"> <text:line-break/><text:line-break/></text:span>至於核武問題，終究更是每個人所必須面對的，我們若不去面對它，後果將是毀滅性的。<text:span text:style-name="T3"> <text:line-break/><text:line-break/>ICAN</text:span>成立十年，它的主要貢獻除了聯合全球的反核武力量之外，還包括比方說今年七月，一如<text:span text:style-name="T3">ICBL</text:span>當年的作法，成功在聯合國推動<text:span text:style-name="T3"><text:s/>"</text:span>國際禁核武條約<text:span text:style-name="T3">"</text:span>，<text:span text:style-name="T3">124</text:span>國參與談判，除了荷蘭反對及新加坡棄權外，其餘<text:span text:style-name="T3">122</text:span>國都投下贊成票，並陸續已經有幾十個國家簽署承諾，禁絕發展核武。<text:span text:style-name="T3"> <text:line-break/><text:line-break/></text:span>這項條約具有法律約束力，因此，所有擁核國家以及日本、南北韓和許多西方國家都拒絕簽署。<text:span text:style-name="T3"> <text:line-break/><text:line-break/></text:span>我能想像一些完全狀況外的人也許又要說<text:span text:style-name="T3"><text:s/>"</text:span>這種條約沒有用啦<text:span text:style-name="T3">" </text:span>之類的酸言酸語。我對於回答這類腦殘、毫無意義的嘲諷，實在很沒有興趣再去回答了，那就像有人說<text:span text:style-name="T3"><text:s/>"</text:span>醫學或科學沒有用啦，騙人的啦，大家還不是一樣生病，一樣每天都會死人<text:span text:style-name="T3">"</text:span>，你該怎麼回答這種腦殘問題？<text:span text:style-name="T3"> <text:line-break/><text:line-break/></text:span>陳真<text:span text:style-name="T3">2017.10. 08. <text:line-break/><text:line-break/><text:line-break/>============================ <text:line-break/></text:span>全球首份禁核武條約開放簽署<text:span text:style-name="T3"> <text:line-break/><text:line-break/>2017-09-21 <text:line-break/><text:line-break/></text:span>中央社<text:span text:style-name="T3"> <text:line-break/><text:line-break/></text:span>北韓核武及飛彈危機未除，聯合國安理會制裁無效下，聯大利用總辯論期間，今天起開放各會員國簽署全世界第一份具有法律約束力的「禁止核武器條約」，已有<text:span text:style-name="T3">42</text:span>國完成簽署。<text:span text:style-name="T3"> <text:line-break/><text:line-break/></text:span>禁止核武器條約（<text:span text:style-name="T3">Treaty on the Prohibition ofNuclear Weapons</text:span>）將在獲得聯合國會員國第<text:span text:style-name="T3">50</text:span>份批准書之日起<text:span text:style-name="T3">90</text:span>天後生效。今天已有<text:span text:style-name="T3">42</text:span>個國家完成簽署，其中教廷及泰國已正式批准。<text:span text:style-name="T3"> <text:line-break/><text:line-break/></text:span>這是全球首份全面徹底執行禁止核武器的條約，也是<text:span text:style-name="T3">20</text:span>多年來國際裁軍談判停滯不前下的重大進展。<text:span text:style-name="T3"> <text:line-break/><text:line-break/></text:span>簽署儀式由聯合國主管裁軍事務副秘書長、日本籍的中滿泉（<text:span text:style-name="T3">Izumi Nakamitsu</text:span>）主持。聯合國秘書長古特瑞斯（<text:span text:style-name="T3">Antonio Guterres</text:span>）致詞表示，這是各方對持續存在核武危險關切聲浪下的產物。日本廣島與長崎事件提醒大家記住造成的人道及環境災難，這項條約是朝全球普遍性無核武器目標邁出重要一步。<text:span text:style-name="T3"> <text:line-break/><text:line-break/></text:span>聯大今年<text:span text:style-name="T3">7</text:span>月投票通過禁止核武器條約，共有<text:span text:style-name="T3">124</text:span>國參與談判，除了荷蘭反對、新加坡棄權，其餘<text:span text:style-name="T3">122</text:span>國投票贊成。不過幾乎所有擁核國家皆未參與談判，包括安理會<text:span text:style-name="T3">5</text:span>大常任理事國、多數西方國家、南北韓、巴基斯坦、印度、以色列及日本等。<text:span text:style-name="T3"> <text:line-break/><text:line-break/></text:span>聯合國統計，目前全世界仍有<text:span text:style-name="T3">1</text:span>萬<text:span text:style-name="T3">5000</text:span>多件核武器，其中俄羅斯及美國掌握逾<text:span text:style-name="T3">9</text:span>成。<text:span text:style-name="T3"> <text:line-break/><text:line-break/></text:span>北韓核武及飛彈危機未除，聯合國安理會制裁無效下，聯大利用總辯論期間，今起開放各會員國簽署全世界第一份具有法律約束力的「禁止核武器條約」，已有<text:span text:style-name="T3">42</text:span>國完成簽署。歐新社</text:p>
      <text:p text:style-name="P1"><text:span text:style-name="T1">陳真</text:span><text:s/>  |  2017.10.08 02:00   |   <text:a xlink:type="simple" xlink:href="http://palinfo.habago.org/Entry?Command=Information_PrintForum&amp;iPage=120#FORUM36196"><text:span text:style-name="T2">#</text:span></text:a></text:p>
      <text:p text:style-name="P4"><text:span text:style-name="T3">3. <text:line-break/><text:line-break/></text:span>這是延續<text:span text:style-name="T3"><text:s/>2017 04. 20. </text:span>的留言。<text:span text:style-name="T3"> <text:line-break/><text:line-break/></text:span>至今半年了，每天一樣上班，一樣的日出而作日落不息；遇到人，一樣得裝出人活著應有的神態，打點好每一個積極向上的日子。但我自己知道，心裏頭有些東西不見了。<text:span text:style-name="T3"> <text:line-break/><text:line-break/></text:span>小白很怕人，一靠近，牠就遠遠地往後退。每次我要給牠食物，都得先放在地上，然後退得遠遠的，遠遠地比手畫腳發出嘖嘖聲，做出好吃狀，不斷進行鼓吹，牠才敢拖著潰爛血肉模糊的身軀緩緩走上前吃。但是，那一天卻很特別，像個奇蹟，牠居然願意來到我跟前讓我餵食，真是讓我受寵若驚。<text:span text:style-name="T3"> <text:line-break/><text:line-break/></text:span>每次上班，我總揹著一個很大的書包，裏頭裝滿書本和乾糧，有些是給我自己吃的，充當晚餐；有些是給狗吃的，有些則是人狗都能吃。那幾天，我拿到一包治療動物皮膚潰爛的藥丸，拿出一粒搗碎，攪拌均勻，攙在狗食中餵牠。<text:span text:style-name="T3"> <text:line-break/><text:line-break/></text:span>那是之前幾個月來第一次近距離看牠；體無完膚，全身潰爛，就連兩眼四周也是一團血肉模糊，其中有隻眼睛似乎因為感染已經失明。<text:span text:style-name="T3"> <text:line-break/><text:line-break/></text:span>我打開一罐狗食，拿湯匙一口一口餵牠。牠輕輕地接過每一口，乖巧得就像隻初生剛學會吸奶的小綿羊。那一天的日期我記得很清楚，<text:span text:style-name="T3">2017</text:span>年<text:span text:style-name="T3">4</text:span>月<text:span text:style-name="T3">10 </text:span>號的夜晚，因為我必須記下應有的餵藥日期與時間間隔。那天晚上，我迫不及待跟學姊報佳音：耶！成功了！只要牠肯讓我餵食，我就能夠把牠的皮膚病醫好，然後再想辦法看能不能給牠找個好家庭。<text:span text:style-name="T3"> <text:line-break/><text:line-break/></text:span>我沒想到的是，那卻是我最後一次看見小白。<text:span text:style-name="T3"> <text:line-break/><text:line-break/></text:span>從六點到六點半之間，我有半小時的休息時間，然後再接著看夜診。在那半小時之間，我常去醫院隔壁的超商買杯咖啡配自己帶來的乾糧吃，找個靠窗的座位發呆。據說，每到五點多，小白就會出現，坐在超商的落地窗外走道，直到夜深人靜，直到我九點多下班牠通常都還在。我知道牠是來等我的，每次都會比我先一步到達現場。我在窗內，牠在窗外。<text:span text:style-name="T3"> <text:line-break/><text:line-break/></text:span>再過兩天就整整半年了。半年來，我的大書包裏依舊隨身帶著兩罐狗食和一根湯匙，等待小白的出現。我不知道小白哪去了，我也不想問同事或問超商店員，因為打從一開始我就知道，必須在四下無人處給牠食物，而且絕對不能在任何人面前對牠表示一絲友善，否則反而會害了牠；人們會因此厭惡牠的存在，會想辦法去傷害牠。<text:span text:style-name="T3"> <text:line-break/><text:line-break/></text:span>這事沒什麼大不了，只不過是一條萍水相逢的小狗；世上可悲事，何嘗少過？千萬生靈塗炭我們連眉頭都不皺一個，何況一條狗。道理上確實如此，腦子是這麼想的，但你的心卻不一定會聽話。許多時候，一談起宏論高調就讓人覺得煩，這個高遠理想，那個偉大遠景，什麼成就事業與前途的，我總得用很大很大的力氣才能提起一點勁去談論或聆聽這類無謂蒼白的話題。<text:span text:style-name="T3"> <text:line-break/><text:line-break/></text:span>我並不想貶低眾人之事，也從不看輕個人事業與所謂成就，我知道，除了心靈之外人還得有個腦子，個人與社會才不會沉淪或招來禍患。問題是，誰才是老大呢？是腦子該聽心靈的發號施令？還是心靈應臣服於腦子的思索之下？<text:span text:style-name="T3">Oscar Wilde </text:span>說，<text:span text:style-name="T3">If a man treats life artistically, his brain is his heart. (</text:span>倘若一個人用藝術的態度過活，那麼，他的腦子其實就是他的心靈。<text:span text:style-name="T3">) <text:line-break/><text:line-break/></text:span>可是，真的是這樣嗎？我似乎感受不到這樣一種二元一體，而只感受到腦子和心靈之間永無止盡的爭戰。這場戰役中，大多時候心靈遠遠佔了上風，也許那是因為<text:span text:style-name="T3"><text:s/>"</text:span>我從來都沒有打算拯救自己<text:span text:style-name="T3">"</text:span>。這句話是普希金的長篇詩體小說<text:span text:style-name="T3"><text:s/>"Eugene Onegin" </text:span>的主人翁的自白。在寫給無緣的愛人的信中，<text:span text:style-name="T3">Onegin </text:span>還如此寫道：<text:span text:style-name="T3">"If you but knew the flames that burn in me, which I attempt to beat down with my reason. But let it be. " (</text:span>但願妳能了解我內心的熊熊火燄，我曾企圖用理性去消滅它，卻失敗了。那就讓它繼續燃燒吧！<text:span text:style-name="T3">)</text:span></text:p>
      <text:p text:style-name="P1"><text:span text:style-name="T1">陳真</text:span><text:s/>  |  2017.10.07 16:40   |   <text:a xlink:type="simple" xlink:href="http://palinfo.habago.org/Entry?Command=Information_PrintForum&amp;iPage=120#FORUM36195"><text:span text:style-name="T2">#</text:span></text:a></text:p>
      <text:p text:style-name="P2"><text:span text:style-name="T3">2. <text:line-break/><text:line-break/></text:span>將近三十年前，在醫院實習的那一年，輪調到某個科別，裏頭有個主治醫師人很好，善待病患。我跟他同一組，由他指導臨床知識。有一天，組內有個照顧許久的病人突然心肺衰竭，急救無效，死了。那時快下班，那位主治醫師教我怎麼完成死亡病歷報告，然後就拿起網球拍，笑容燦爛地說他必須先走了，因為約好朋友打網球，趕時間。他那燦爛的笑容，在我心裏留下一個很深的印象。我當時心裏很錯愕，他不是個好人嗎？熟識如朋友般的病人死了，家屬哭成一團，他怎麼還能笑得如此燦爛？<text:span text:style-name="T3"> <text:line-break/><text:line-break/></text:span>三十年也許還不夠長，即便三百年三千年，我的納悶恐怕還是存在。但是，儘管納悶依舊，我很快就變得跟他一樣，前一秒鐘也許才剛面對著一場可悲的生離死別，下一秒鐘便是我自己的歡樂時光了。<text:span text:style-name="T3"> <text:line-break/><text:line-break/></text:span>馬龍白蘭度從小心腸軟，經常救治小動物。他姐姐曾經笑他說：<text:span text:style-name="T3">"</text:span>看你每天帶些受傷的貓狗小鳥回家，怎麼從不見你帶個妞回來？<text:span text:style-name="T3">" </text:span>馬龍白蘭度長大後依然同情弱者，並且經常因為目睹窮人處境而深受痛苦。一直到他死之前，他都還經常懷疑自己是不是有病？是不是身體內攜帶著某種病態基因，以致於有著這樣一種近乎失控的<text:span text:style-name="T3"><text:s/>"</text:span>憐憫<text:span text:style-name="T3">"</text:span>？<text:span text:style-name="T3"> <text:line-break/><text:line-break/></text:span>有一天，他去印度找導演<text:span text:style-name="T3"><text:s/>Satyajit Ray</text:span>，打算出資拍攝一些足以喚起世人關注貧窮的影片。他和<text:span text:style-name="T3">Satyajit Ray</text:span>在印度街頭走著。去過印度的人應該知道，滿街的乞丐和流浪兒童。馬龍白蘭度說他感到非常錯愕，因為<text:span text:style-name="T3">Satyajit Ray</text:span>面對四周上前乞討一點金錢和食物的貧童，居然像<text:span text:style-name="T3"><text:s/>"</text:span>撥開麥穗那樣，很優雅地把這些骨瘦如柴的小孩往兩旁撥開<text:span text:style-name="T3">"</text:span>，連看都不看他們一眼。<text:span text:style-name="T3"> <text:line-break/><text:line-break/></text:span>馬龍白蘭度說他事後立即提出質疑，為何如此冷血？<text:span text:style-name="T3">Satyajit Ray </text:span>回答他說，<text:span text:style-name="T3">"</text:span>在印度，貧苦流浪的老人小孩婦女，就像海裏的魚那麼多，你覺得我應該怎麼做才叫做不冷血？<text:span text:style-name="T3">" Satyajit Ray </text:span>說，就算我把所有財產捐出來，也只是像在沙漠裏澆上一杯水那樣無濟於事。馬龍白蘭度頓時啞口無言。<text:span text:style-name="T3"> <text:line-break/><text:line-break/></text:span>有些事是一種心靈狀況，無法證實，但我對馬龍白蘭度這個人略知一二，我總覺得我能理解他很深的心，也許有點像電影<text:span text:style-name="T3"><text:s/>"</text:span>現代啟示錄<text:span text:style-name="T3">" </text:span>裏由他所扮演的那個寇茲上校，怪異，無情，自暴自棄，自甘沉淪，但他事實上卻又根本不是那樣的人，為何如此殘酷？為何掙脫世俗一切？明明可以功成名就，為何執意走向自我毀滅？一如馬龍白蘭度的自傳所暗示，難道這一切，不是都應該回溯到當年那個純潔善良敏感害羞的小男孩？在那樣一個小男孩身上，你就能找到這一切問題的答案。<text:span text:style-name="T3"> <text:line-break/><text:line-break/></text:span>你別看一個人外觀似乎好好的，其實他的心早已碎落一地，再也不可能像正常人那樣陽光燦爛地向上活著了。如果要立傳寫個生死年月，這個人事實上早在多年以前就已經向這個繁華世界告別，再也沒有一種虛榮足以激發他的一絲熱情。有些事，哪怕在外人看來多麼微小或稀鬆平常，卻足以帶走一個人所有的明天，留下軀殼在世，剩下的日子全屬餘生，為君沉淪。</text:p>
      <text:p text:style-name="P1"><text:span text:style-name="T1">陳真</text:span><text:s/>  |  2017.10.07 16:39   |   <text:a xlink:type="simple" xlink:href="http://palinfo.habago.org/Entry?Command=Information_PrintForum&amp;iPage=120#FORUM36194"><text:span text:style-name="T2">#</text:span></text:a></text:p>
      <text:p text:style-name="P4"><text:span text:style-name="T3">1. <text:line-break/><text:line-break/></text:span>上個月，就在我台南老家同屬一個區域，有個四十二歲婦女，原本從事服裝設計工作，幾年前失業，開始過著有一餐沒一餐的生活。今年七月，因為肚子餓，跑去超商，從架上偷拿東西吃沒付帳，被監視器錄下。商家報警，旋即以竊盜罪移送法辦。<text:span text:style-name="T3"> <text:line-break/><text:line-break/></text:span>台灣的法律，對付弱者或窮人或精神病人向來極其有效率，而且<text:span text:style-name="T3"><text:s/>"</text:span>鐵面無私<text:span text:style-name="T3">"</text:span>。這位因為饑餓偷吃東西的女生，法院傳喚開庭不到，台南市警察局立即大張旗鼓前往住處逮人，結果在她一片凌亂大約三坪大的小房間裏，逮到一具皮包骨的屍體，似乎活活餓死。初步研判是營養不良致死，真正死因仍在調查中。<text:span text:style-name="T3"> <text:line-break/><text:line-break/></text:span>這樣一件<text:span text:style-name="T3"><text:s/>"</text:span>小事<text:span text:style-name="T3">" </text:span>給了你什麼感想？這樣一個窮人的死，是否在你心裏自此佔有了一席之地？<text:span text:style-name="T3"> <text:line-break/><text:line-break/></text:span>這事發生後，我照樣吃喝，照樣柴米油鹽，照樣假裝滿懷熱情奮發向上，一如這個世界，一樣運轉，諸事如常。但是，這樣一個死，難道不值得世上有人為她沉淪？許多時候，我不知道究竟應該對自己還是應該對這個世界感到挫折。<text:span text:style-name="T3"> <text:line-break/><text:line-break/></text:span>我相信一個人大於一個宇宙，相信一條狗痛苦的重量大於天上神明。我不相信智慧，只相信感情；不相信任何一種<text:span text:style-name="T3"><text:s/>"</text:span>去個人<text:span text:style-name="T3">"</text:span>、<text:span text:style-name="T3">"</text:span>去生命<text:span text:style-name="T3">"</text:span>、純屬概念化的政治與理想。問題是：<text:span text:style-name="T3">"</text:span>然後呢？<text:span text:style-name="T3">" </text:span>然後，任憑世上多少悲劇，我們其實一樣歡笑，一樣取樂，絲毫不減。話語無關實質，卻如此美麗，一如天上的星，就像高掛黑夜天空一滴滴的淚水。<text:span text:style-name="T3"> <text:line-break/><text:line-break/></text:span>普希金曾暗戀一個女生<text:span text:style-name="T3"><text:s/>(</text:span>巴爾扎克的太太的姐姐，名字很長，我記不住<text:span text:style-name="T3">)</text:span>。暗戀未成，臨別之際，女子請求普希金在她的筆記上題字留念。普希金寫下一首著名的詩<text:span text:style-name="T3"><text:s/>"</text:span>我的名字<text:span text:style-name="T3">"(</text:span>我從各種版本的英文翻譯中再翻譯成中文<text:span text:style-name="T3">)</text:span>：<text:span text:style-name="T3"> <text:line-break/><text:line-break/></text:span>我的名字<text:span text:style-name="T3"> <text:line-break/></text:span>對妳意味著什麼呢？<text:span text:style-name="T3"> <text:line-break/></text:span>它將默然死去<text:span text:style-name="T3"> <text:line-break/></text:span>宛若遠方拍岸的風浪<text:span text:style-name="T3"> <text:line-break/></text:span>發出憂鬱低吟<text:span text:style-name="T3"> <text:line-break/></text:span>一如森林夜裏悠悠的嘆息<text:span text:style-name="T3"> <text:line-break/></text:span>在這蒼黃書頁上<text:span text:style-name="T3"> <text:line-break/></text:span>留下暗淡痕跡<text:span text:style-name="T3"> <text:line-break/></text:span>就像用無人能懂的語言<text:span text:style-name="T3"> <text:line-break/></text:span>在墓碑上刻下的花紋<text:span text:style-name="T3"> <text:line-break/></text:span>究竟說了些什麼<text:span text:style-name="T3"> <text:line-break/></text:span>早被遺忘<text:span text:style-name="T3"> <text:line-break/></text:span>在新一波激情的風浪裏<text:span text:style-name="T3"> <text:line-break/></text:span>漸被抹去<text:span text:style-name="T3"> <text:line-break/></text:span>引不起任何溫馨纏綿<text:span text:style-name="T3"> <text:line-break/></text:span>但是，在妳孤獨悲傷的日子裏<text:span text:style-name="T3"> <text:line-break/></text:span>不妨悄悄念著我的名字<text:span text:style-name="T3"> <text:line-break/></text:span>妳將會說：<text:span text:style-name="T3"> <text:line-break/></text:span>這世上還有人想念著我，有一顆心並沒有把我忘記。</text:p>
      <text:p text:style-name="P1"><text:span text:style-name="T1">陳真</text:span><text:s/>  |  2017.10.07 02:03   |   <text:a xlink:type="simple" xlink:href="http://palinfo.habago.org/Entry?Command=Information_PrintForum&amp;iPage=120#FORUM36193"><text:span text:style-name="T2">#</text:span></text:a></text:p>
      <text:p text:style-name="P2">我並不清楚十年前索羅門群島撤僑的事，但是近日人渣黨透過<text:span text:style-name="T3">CIA</text:span>的民主基金會在台分會，在柬埔寨搞一些下三濫的事，我倒是略知一二。這麼一點事，對於這個人渣黨罄竹難書的各種卑鄙作為來說，能算得上一回事嗎？再說，充當美國狗其實是不分藍綠的。</text:p>
      <text:p text:style-name="P1"><text:span text:style-name="T1">葉小慧</text:span><text:s/>  |  2017.10.05 13:36   |   <text:a xlink:type="simple" xlink:href="http://palinfo.habago.org/Entry?Command=Information_PrintForum&amp;iPage=120#FORUM36192"><text:span text:style-name="T2">#</text:span></text:a></text:p>
      <text:p text:style-name="P4">和祥好<text:span text:style-name="T3"> <text:line-break/><text:line-break/></text:span>當時是有新聞的，關鍵字是索羅門群島、排華、金元外交。<text:span text:style-name="T3"> <text:line-break/><text:line-break/></text:span>上個月傳出柬埔寨指控民進黨干涉內政，算是一種延續<text:span text:style-name="T3">.... <text:line-break/><text:line-break/>----- <text:line-break/>https://www.itsfun.com.tw/</text:span>金元外交<text:span text:style-name="T3">/wiki-3081685-1619465 <text:line-break/>2004</text:span>年<text:span text:style-name="T3">11</text:span>月，位于南太平洋群島的萬那杜共和國總理沃霍爾在訪問北京僅僅兩個月之後，突然現身台北，並與台灣<text:span text:style-name="T3">"</text:span>外交部長<text:span text:style-name="T3">"</text:span>陳唐山一起宣布，瓦台即日起<text:span text:style-name="T3">"</text:span>建交<text:span text:style-name="T3">"</text:span>。令人驚奇的是，身在瓦國內的外交部長和代總理則向中國駐瓦大使館表示，他們對此事毫不知情，沃霍爾一人不能代表整個政府。一周後，瓦部長會議作出決議，復原沃霍爾在台北簽署的所謂瓦台<text:span text:style-name="T3">"</text:span>建交公報<text:span text:style-name="T3">"</text:span>，台灣爭取第<text:span text:style-name="T3">27</text:span>個<text:span text:style-name="T3">"</text:span>邦交國<text:span text:style-name="T3">"</text:span>的努力就此功虧一簣。<text:span text:style-name="T3"> <text:line-break/><text:line-break/>2006</text:span>年<text:span text:style-name="T3">4</text:span>月，同樣位于南太平洋的索羅門群島爆發了暴力排華風波，在野的勞工黨領袖圖哈努庫指控<text:span text:style-name="T3">"</text:span>邦交國<text:span text:style-name="T3">"</text:span>台灣在選舉中<text:span text:style-name="T3">"</text:span>資助<text:span text:style-name="T3">"</text:span>自己滿意的候選人，並發動數千名示威者前往議會大廈、總理府和中心商業區等地舉行抗議活動，要求新選出的總理斯奈德<text:span text:style-name="T3">·</text:span>裏尼下台。一周後，失去議會支持的斯奈德<text:span text:style-name="T3">·</text:span>裏尼宣布辭職。此事引起中國政府大規模撤僑，也將台灣的秘密金錢外交大曝于天下。可陳水扁還認為這樣做無可厚非，他在大半年後的<text:span text:style-name="T3">11</text:span>月<text:span text:style-name="T3">5</text:span>日就國務機要費案作內心剖白時還說<text:span text:style-name="T3">:"</text:span>國家是大家的，不是我陳水扁的，台灣需要在國際上交朋友，外交要不要維持，還是統統攤在陽光下，這樣台灣是穩死的。<text:span text:style-name="T3">" <text:line-break/><text:line-break/></text:span>的確，<text:span text:style-name="T3">"</text:span>金元外交<text:span text:style-name="T3">"</text:span>曾經為台灣拓展國際生存空間帶來便利，尤其是在李登輝當政時期，一些非洲國家經不住<text:span text:style-name="T3">"</text:span>台灣金元<text:span text:style-name="T3">"</text:span>的誘惑，紛紛倒戈轉投台北，其中的塞內加爾、賴比瑞亞、甘比亞、聖多美普林西比以及乍得就是在那一時期與台灣建交的。但正如南非國際事務研究所主任伊麗莎白<text:span text:style-name="T3">·</text:span>西迪羅普洛斯所說，<text:span text:style-name="T3">"</text:span>無論台灣當局在短期內能夠提供什麽好處，與中國這個崛起中的超級大國建立外交關系都符合非洲國家的長期利益<text:span text:style-name="T3">"</text:span>。現在，當年<text:span text:style-name="T3">"</text:span>流失<text:span text:style-name="T3">"</text:span>于台灣的非洲國家又紛紛改弦易轍，回歸正道。觀察家認為，這不是單純兩岸<text:span text:style-name="T3">"</text:span>拼支票<text:span text:style-name="T3">"</text:span>後形成的力量動態分布，而是新的地緣政經利益博弈後形成的比較穩固的發展結果。<text:span text:style-name="T3"> <text:line-break/>----</text:span></text:p>
      <text:p text:style-name="P1"><text:span text:style-name="T1">和祥</text:span><text:s/>  |  2017.10.05 01:58   |   <text:a xlink:type="simple" xlink:href="http://palinfo.habago.org/Entry?Command=Information_PrintForum&amp;iPage=120#FORUM36191"><text:span text:style-name="T2">#</text:span></text:a></text:p>
      <text:p text:style-name="P2">陳醫生<text:span text:style-name="T3"><text:s/></text:span>我很疑惑<text:span text:style-name="T3"><text:s/></text:span>這些事情是真的嗎<text:span text:style-name="T3"> <text:line-break/></text:span>最近海外華人撤僑幾乎都沒有報導<text:span text:style-name="T3"><text:s/></text:span>而當時未曾見過這些報導<text:span text:style-name="T3"> <text:line-break/></text:span>甚至是台胞撤僑都沒有什麼消息與報導<text:span text:style-name="T3"><text:s/></text:span>究竟<text:span text:style-name="T3">... <text:line-break/></text:span>台灣社會已經是這麼恐怖<text:span text:style-name="T3"><text:s/></text:span>這麼冷血了嗎<text:span text:style-name="T3">... <text:line-break/><text:line-break/></text:span>已有多次先例。<text:span text:style-name="T3"><text:s/>2006</text:span>年，所罗门群岛爆发针对华人的骚乱，首都霍尼亚拉唐人街成为废墟，大规模劫掠给当地华人造成的直接经济损失超过<text:span text:style-name="T3">1000</text:span>万美元。许多华人华侨几十年辛苦经营积累的财产一夜之间损失殆尽，他们已一无所有，无家可归。<text:span text:style-name="T3"><text:s/></text:span>中国政府已果断从所罗门大规模撤侨。中国撤侨的对象不仅是持有中国护照和特区证件的侨民，还包括台湾同胞和持有所罗门护照的华人。<text:span text:style-name="T3"><text:s/></text:span>所罗门是台湾的「邦交国」。澳洲外交部长唐纳称，所罗门群岛的连日暴乱，与当地与台湾联系的华人涉嫌贿选有关。澳洲智囊组织指出，台湾当局一直在收买所罗门的政治精英。所罗门工党领袖亦表示，「台湾的脏钱」用在选举支持某些特定候选人上。但是，台湾当局不仅以此地无银姿态否认有关指控，而且藉口遇袭商铺由中国大陆移民开设，与台湾人无关，而对陷于绝境的所罗门华侨华人无动于衷，拒绝施以援手。这不仅暴露了台湾当局的自私和冷血，而且暴露了台湾当局坚持意识形态挂帅，硬要在海外华人之间划出一条政治界线。台湾当局的做法，不仅令海外华侨华人寒心，而且令其「邦交国」感到不负责任。<text:span text:style-name="T3"><text:s/></text:span>祖国大陆撤侨对象包括台胞和持有所罗门护照的华人，反映了中国政府以民为本的执政理念和「外交为民」的新风。不分与中国有外交关系的国家或是台湾地区的「邦交国」，只要当地华侨华人生命财产受到威胁，中国政府都会及时伸出援手。<text:span text:style-name="T3"><text:s/></text:span>中国政府在三日之内已包租四架次飞机，从所罗门群岛撤侨达近<text:span text:style-name="T3">400</text:span>人，其中包括<text:span text:style-name="T3">20</text:span>名港人。所罗门群岛针对华人的骚乱发生后，外交部驻港特派员公署和相关中国使馆一直与特区政府保持密切联络，为当地港人提供可行协助。<text:span text:style-name="T3"> <text:line-break/><text:line-break/>http://m.tiexue.net/touch/reply.html?6974396 <text:line-break/></text:span></text:p>
      <text:p text:style-name="P3"/>
      <text:p text:style-name="P1"><text:span text:style-name="T1">陳真</text:span><text:s/>  |  2017.10.04 20:07   |   <text:a xlink:type="simple" xlink:href="http://palinfo.habago.org/Entry?Command=Information_PrintForum&amp;iPage=121#FORUM36190"><text:span text:style-name="T2">#</text:span></text:a></text:p>
      <text:p text:style-name="P2">安德烈塔可夫斯基的<text:span text:style-name="T3"><text:s/>"</text:span>犧牲<text:span text:style-name="T3">" </text:span>裏頭說，一個人只要每天在同樣的時刻做同樣一件事，世界就會改變。片中主角跟他的小孩於是在河邊埋下了一節枯木，他們相信，只要每天懷著虔誠的心給它澆水，有一天就會枝葉繁茂開出花來。<text:span text:style-name="T3"> <text:line-break/><text:line-break/></text:span>尼采說，<text:span text:style-name="T3">"</text:span>我們需要故事，需要藝術，因為沒有人想在現實中死去。<text:span text:style-name="T3">" </text:span>藝術穿越時空，抗拒了地心引力，但它終究是一種隱喻而非事實。不信，你給一段枯木澆水試試，也許澆個一千年，說不定真的會開出花來。可當千年已過，所有生命早已化為雲煙，誰也看不到花開一刻。有限的生命所能見證的並非繁華奇蹟，而是永無止盡的荒涼挫折與失敗。也許這就是宗教，敗局已定，荒謬為本，否定與自我毀滅是它唯一的句型。<text:span text:style-name="T3"> <text:line-break/><text:line-break/></text:span>透過無數的失敗，我也創了一個教派，圍觀者眾，信徒卻始終只有我一人。你能轉述任何事實，但你似乎永遠都不可能傳達一種價值。每當買家來了，價格出現，眾人就應聲喊起價來。咫尺天涯，如此陌生；在一個沒有詩的年代，唯有價格是真實的，誰對詩句當真，誰就註定如落葉般碎裂飄零。<text:span text:style-name="T3"> <text:line-break/><text:line-break/></text:span>沈從文臨終，旁人問他有何話說？他說，<text:span text:style-name="T3">"</text:span>我對這世界無話可說。<text:span text:style-name="T3">" </text:span>我倒還有點話說，可卻說不上來，就算勉強說出，人們聽了，不過一番笑柄，憑添一己惆悵。<text:span text:style-name="T3"> <text:line-break/><text:line-break/></text:span>普希金說，人的影響短暫而渺小，唯有詩句長存。我也越來越不相信人了，可我還相信著語言。人會變，可是語言一旦說出，便有了生命，即是永恆。問題是，說給誰聽呢？大家手上都有籌碼了，誰還在乎標點符號？誰還聆聽什麼千年神話？誰還相信那一套虛無飄渺？<text:span text:style-name="T3"> <text:line-break/><text:line-break/></text:span>語言有兩種，一公眾，一私密。一種說給眾人聽，一種難以與人言，只能關起門來自言自語，也許有一天，若有同類，自然就會循著氣味前來。前者淺顯，但說了其實也是白說，因為後者才是前者的基礎。在表面意見上，我們也許如此相近，但在骨子的那個世界裏，卻很可能南轅北轍，形同陌路。<text:span text:style-name="T3"> <text:line-break/><text:line-break/></text:span>有些座機滿艙，有些卻只有一位孤獨乘客。維根斯坦說，不同物種正猶如兩架飛機即便靠得很近，可當他們起飛，卻很可能向著完全不同的國度前進。</text:p>
      <text:p text:style-name="P1"><text:span text:style-name="T1">陳真</text:span><text:s/>  |  2017.10.04 03:31   |   <text:a xlink:type="simple" xlink:href="http://palinfo.habago.org/Entry?Command=Information_PrintForum&amp;iPage=121#FORUM36189"><text:span text:style-name="T2">#</text:span></text:a></text:p>
      <text:p text:style-name="P4">熄滅的灰燼已不復燃<text:span text:style-name="T3"> <text:line-break/></text:span>我依舊悲傷，但不再哭泣。<text:span text:style-name="T3"> <text:line-break/></text:span>很快，很快地<text:span text:style-name="T3"> <text:line-break/></text:span>那千年風暴的傷痕<text:span text:style-name="T3"> <text:line-break/></text:span>將從我心中煙消雲散<text:span text:style-name="T3"> <text:line-break/></text:span>待到那時，我便要開始<text:span text:style-name="T3"> <text:line-break/></text:span>寫一部二十五章的長詩。<text:span text:style-name="T3"> <text:line-break/><text:line-break/>--</text:span>普希金，<text:span text:style-name="T3">Eugene Oneg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